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56.61pt"/>
    </style:style>
    <style:style style:name="co9" style:family="table-column">
      <style:table-column-properties fo:break-before="auto" style:column-width="105.76pt"/>
    </style:style>
    <style:style style:name="co10" style:family="table-column">
      <style:table-column-properties fo:break-before="auto" style:column-width="95.95pt"/>
    </style:style>
    <style:style style:name="co11" style:family="table-column">
      <style:table-column-properties fo:break-before="auto" style:column-width="106.7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90.19pt" svg:height="179.94pt" svg:x="480.53pt" svg:y="7.54pt">
            <draw:object draw:notify-on-update-of-ranges="Sheet1.B1:Sheet1.B1 Sheet1.B2:Sheet1.B7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88.63pt" svg:height="171.67pt" svg:x="478.97pt" svg:y="195.79pt">
            <draw:object draw:notify-on-update-of-ranges="Sheet1.A1:Sheet1.A1 Sheet1.A2:Sheet1.A7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ummy Data</text:p>
            <text:p>(Baseline)</text:p>
          </table:table-cell>
          <table:table-cell table:style-name="ce1" office:value-type="string" calcext:value-type="string">
            <text:p>HID Scope </text:p>
            <text:p>(Test)</text:p>
          </table:table-cell>
          <table:table-cell table:style-name="ce1" table:number-columns-repeated="2"/>
          <table:table-cell table:style-name="ce1" office:value-type="string" calcext:value-type="string">
            <text:p>Dummy Data</text:p>
            <text:p>(Baseline)</text:p>
          </table:table-cell>
          <table:table-cell table:style-name="ce1" office:value-type="string" calcext:value-type="string">
            <text:p>HID Scope </text:p>
            <text:p>(Test)</text:p>
          </table:table-cell>
        </table:table-row>
        <table:table-row table:style-name="ro2">
          <table:table-cell office:value-type="float" office:value="0.028124" calcext:value-type="float">
            <text:p>0.028124</text:p>
          </table:table-cell>
          <table:table-cell office:value-type="float" office:value="2.123481" calcext:value-type="float">
            <text:p>2.123481</text:p>
          </table:table-cell>
          <table:table-cell/>
          <table:table-cell office:value-type="string" calcext:value-type="string">
            <text:p>Max dT</text:p>
          </table:table-cell>
          <table:table-cell table:formula="of:=MAX([.A2:.A735])" office:value-type="float" office:value="0.073906" calcext:value-type="float">
            <text:p>0.073906</text:p>
          </table:table-cell>
          <table:table-cell table:formula="of:=MAX([.B2:.B735])" office:value-type="float" office:value="19.463937" calcext:value-type="float">
            <text:p>19.463937</text:p>
          </table:table-cell>
        </table:table-row>
        <table:table-row table:style-name="ro2">
          <table:table-cell office:value-type="float" office:value="0.027709" calcext:value-type="float">
            <text:p>0.027709</text:p>
          </table:table-cell>
          <table:table-cell office:value-type="float" office:value="3.913683" calcext:value-type="float">
            <text:p>3.913683</text:p>
          </table:table-cell>
          <table:table-cell/>
          <table:table-cell office:value-type="string" calcext:value-type="string">
            <text:p>Min dT</text:p>
          </table:table-cell>
          <table:table-cell table:formula="of:=MIN([.A2:.A735])" office:value-type="float" office:value="0.023958" calcext:value-type="float">
            <text:p>0.023958</text:p>
          </table:table-cell>
          <table:table-cell table:formula="of:=MIN([.B2:.B735])" office:value-type="float" office:value="0.607758" calcext:value-type="float">
            <text:p>0.607758</text:p>
          </table:table-cell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1.695098" calcext:value-type="float">
            <text:p>1.695098</text:p>
          </table:table-cell>
          <table:table-cell/>
          <table:table-cell office:value-type="string" calcext:value-type="string">
            <text:p>Average dT</text:p>
          </table:table-cell>
          <table:table-cell table:formula="of:=AVERAGE([.A2:.A735])" office:value-type="float" office:value="0.0273061798365123" calcext:value-type="float">
            <text:p>0.027306179836512</text:p>
          </table:table-cell>
          <table:table-cell table:formula="of:=AVERAGE([.B2:.B735])" office:value-type="float" office:value="1.25673899455041" calcext:value-type="float">
            <text:p>1.25673899455041</text:p>
          </table:table-cell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774421" calcext:value-type="float">
            <text:p>1.774421</text:p>
          </table:table-cell>
          <table:table-cell/>
          <table:table-cell office:value-type="string" calcext:value-type="string">
            <text:p>Std De dT</text:p>
          </table:table-cell>
          <table:table-cell table:formula="of:=STDEV([.A2:.A735])" office:value-type="float" office:value="0.00299801867957579" calcext:value-type="float">
            <text:p>0.002998018679576</text:p>
          </table:table-cell>
          <table:table-cell table:formula="of:=STDEV([.B2:.B735])" office:value-type="float" office:value="0.984004257067101" calcext:value-type="float">
            <text:p>0.984004257067101</text:p>
          </table:table-cell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23122" calcext:value-type="float">
            <text:p>0.823122</text:p>
          </table:table-cell>
          <table:table-cell/>
          <table:table-cell office:value-type="string" calcext:value-type="string">
            <text:p>Median dT</text:p>
          </table:table-cell>
          <table:table-cell table:formula="of:=MEDIAN([.A2:.A735])" office:value-type="float" office:value="0.0271095" calcext:value-type="float">
            <text:p>0.0271095</text:p>
          </table:table-cell>
          <table:table-cell table:formula="of:=MEDIAN([.B2:.B735])" office:value-type="float" office:value="0.9987725" calcext:value-type="float">
            <text:p>0.9987725</text:p>
          </table:table-cell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1.957544" calcext:value-type="float">
            <text:p>1.957544</text:p>
          </table:table-cell>
          <table:table-cell/>
          <table:table-cell office:value-type="string" calcext:value-type="string">
            <text:p>Med + 2SD</text:p>
          </table:table-cell>
          <table:table-cell table:formula="of:=[.E6]+2*[.E5]" office:value-type="float" office:value="0.0331055373591516" calcext:value-type="float">
            <text:p>0.033105537359152</text:p>
          </table:table-cell>
          <table:table-cell table:formula="of:=[.F6]+2*[.F5]" office:value-type="float" office:value="2.9667810141342" calcext:value-type="float">
            <text:p>2.9667810141342</text:p>
          </table:table-cell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1.187756" calcext:value-type="float">
            <text:p>1.187756</text:p>
          </table:table-cell>
          <table:table-cell/>
          <table:table-cell office:value-type="string" calcext:value-type="string">
            <text:p>Med – 2SD</text:p>
          </table:table-cell>
          <table:table-cell table:formula="of:=[.E6]-2*[.E5]" office:value-type="float" office:value="0.0211134626408484" calcext:value-type="float">
            <text:p>0.021113462640849</text:p>
          </table:table-cell>
          <table:table-cell table:formula="of:=[.F6]-2*[.F5]" office:value-type="float" office:value="-0.969236014134201" calcext:value-type="float">
            <text:p>-0.969236014134201</text:p>
          </table:table-cell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773956" calcext:value-type="float">
            <text:p>0.773956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1.254682" calcext:value-type="float">
            <text:p>1.254682</text:p>
          </table:table-cell>
          <table:table-cell/>
          <table:table-cell office:value-type="string" calcext:value-type="string">
            <text:p>*time is in milliseconds</text:p>
          </table:table-cell>
          <table:table-cell table:number-columns-repeated="2"/>
        </table:table-row>
        <table:table-row table:style-name="ro2">
          <table:table-cell office:value-type="float" office:value="0.026614" calcext:value-type="float">
            <text:p>0.026614</text:p>
          </table:table-cell>
          <table:table-cell office:value-type="float" office:value="0.734581" calcext:value-type="float">
            <text:p>0.734581</text:p>
          </table:table-cell>
          <table:table-cell/>
          <table:table-cell office:value-type="string" calcext:value-type="string">
            <text:p>Baseline is hidpurejava running without oscilloscope connected</text:p>
          </table:table-cell>
          <table:table-cell table:number-columns-repeated="2"/>
        </table:table-row>
        <table:table-row table:style-name="ro2">
          <table:table-cell office:value-type="float" office:value="0.028906" calcext:value-type="float">
            <text:p>0.028906</text:p>
          </table:table-cell>
          <table:table-cell office:value-type="float" office:value="1.210308" calcext:value-type="float">
            <text:p>1.210308</text:p>
          </table:table-cell>
          <table:table-cell/>
          <table:table-cell office:value-type="string" calcext:value-type="string">
            <text:p>Test is hidpurejava running with oscilloscope connected</text:p>
          </table:table-cell>
          <table:table-cell table:number-columns-repeated="2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68851" calcext:value-type="float">
            <text:p>0.768851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0.994267" calcext:value-type="float">
            <text:p>0.994267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944893" calcext:value-type="float">
            <text:p>0.944893</text:p>
          </table:table-cell>
          <table:table-cell/>
          <table:table-cell office:value-type="string" calcext:value-type="string">
            <text:p>Samples per sec (AV)</text:p>
          </table:table-cell>
          <table:table-cell table:formula="of:=1/([.E4]/1000)" office:value-type="float" office:value="36621.7466517545" calcext:value-type="float">
            <text:p>36621.7466517545</text:p>
          </table:table-cell>
          <table:table-cell table:formula="of:=1/([.F4]/1000)" office:value-type="float" office:value="795.71017079624" calcext:value-type="float">
            <text:p>795.71017079624</text:p>
          </table:table-cell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816663" calcext:value-type="float">
            <text:p>0.816663</text:p>
          </table:table-cell>
          <table:table-cell/>
          <table:table-cell office:value-type="string" calcext:value-type="string">
            <text:p>Signal Hz</text:p>
          </table:table-cell>
          <table:table-cell table:formula="of:=[.E15]/7" office:value-type="float" office:value="5231.67809310779" calcext:value-type="float">
            <text:p>5231.67809310779</text:p>
          </table:table-cell>
          <table:table-cell table:formula="of:=[.F15]/7" office:value-type="float" office:value="113.67288154232" calcext:value-type="float">
            <text:p>113.67288154232</text:p>
          </table:table-cell>
        </table:table-row>
        <table:table-row table:style-name="ro2">
          <table:table-cell office:value-type="float" office:value="0.027291" calcext:value-type="float">
            <text:p>0.027291</text:p>
          </table:table-cell>
          <table:table-cell office:value-type="float" office:value="0.764685" calcext:value-type="float">
            <text:p>0.764685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711195" calcext:value-type="float">
            <text:p>0.711195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892705" calcext:value-type="float">
            <text:p>0.892705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729268" calcext:value-type="float">
            <text:p>0.729268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694737" calcext:value-type="float">
            <text:p>0.694737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79458" calcext:value-type="float">
            <text:p>0.79458</text:p>
          </table:table-cell>
          <table:table-cell table:number-columns-repeated="4"/>
        </table:table-row>
        <table:table-row table:style-name="ro2">
          <table:table-cell office:value-type="float" office:value="0.028229" calcext:value-type="float">
            <text:p>0.028229</text:p>
          </table:table-cell>
          <table:table-cell office:value-type="float" office:value="0.841716" calcext:value-type="float">
            <text:p>0.841716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07411" calcext:value-type="float">
            <text:p>1.07411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840154" calcext:value-type="float">
            <text:p>0.840154</text:p>
          </table:table-cell>
          <table:table-cell table:number-columns-repeated="4"/>
        </table:table-row>
        <table:table-row table:style-name="ro2">
          <table:table-cell office:value-type="float" office:value="0.027969" calcext:value-type="float">
            <text:p>0.027969</text:p>
          </table:table-cell>
          <table:table-cell office:value-type="float" office:value="1.248276" calcext:value-type="float">
            <text:p>1.248276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137548" calcext:value-type="float">
            <text:p>1.137548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101454" calcext:value-type="float">
            <text:p>1.101454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1.159944" calcext:value-type="float">
            <text:p>1.159944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1.338172" calcext:value-type="float">
            <text:p>1.338172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1.268328" calcext:value-type="float">
            <text:p>1.268328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492807" calcext:value-type="float">
            <text:p>1.492807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323433" calcext:value-type="float">
            <text:p>1.323433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33713" calcext:value-type="float">
            <text:p>1.33713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1.230933" calcext:value-type="float">
            <text:p>1.230933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051975" calcext:value-type="float">
            <text:p>1.051975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7.304139" calcext:value-type="float">
            <text:p>7.304139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805101" calcext:value-type="float">
            <text:p>0.805101</text:p>
          </table:table-cell>
          <table:table-cell table:number-columns-repeated="4"/>
        </table:table-row>
        <table:table-row table:style-name="ro2">
          <table:table-cell office:value-type="float" office:value="0.029167" calcext:value-type="float">
            <text:p>0.029167</text:p>
          </table:table-cell>
          <table:table-cell office:value-type="float" office:value="0.799372" calcext:value-type="float">
            <text:p>0.799372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0906" calcext:value-type="float">
            <text:p>0.70906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700206" calcext:value-type="float">
            <text:p>0.700206</text:p>
          </table:table-cell>
          <table:table-cell table:number-columns-repeated="4"/>
        </table:table-row>
        <table:table-row table:style-name="ro2">
          <table:table-cell office:value-type="float" office:value="0.026719" calcext:value-type="float">
            <text:p>0.026719</text:p>
          </table:table-cell>
          <table:table-cell office:value-type="float" office:value="0.879424" calcext:value-type="float">
            <text:p>0.879424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2.233325" calcext:value-type="float">
            <text:p>2.233325</text:p>
          </table:table-cell>
          <table:table-cell table:number-columns-repeated="4"/>
        </table:table-row>
        <table:table-row table:style-name="ro2">
          <table:table-cell office:value-type="float" office:value="0.029427" calcext:value-type="float">
            <text:p>0.029427</text:p>
          </table:table-cell>
          <table:table-cell office:value-type="float" office:value="0.773851" calcext:value-type="float">
            <text:p>0.773851</text:p>
          </table:table-cell>
          <table:table-cell table:number-columns-repeated="4"/>
        </table:table-row>
        <table:table-row table:style-name="ro2">
          <table:table-cell office:value-type="float" office:value="0.027239" calcext:value-type="float">
            <text:p>0.027239</text:p>
          </table:table-cell>
          <table:table-cell office:value-type="float" office:value="0.670206" calcext:value-type="float">
            <text:p>0.670206</text:p>
          </table:table-cell>
          <table:table-cell table:number-columns-repeated="4"/>
        </table:table-row>
        <table:table-row table:style-name="ro2">
          <table:table-cell office:value-type="float" office:value="0.028386" calcext:value-type="float">
            <text:p>0.028386</text:p>
          </table:table-cell>
          <table:table-cell office:value-type="float" office:value="0.806247" calcext:value-type="float">
            <text:p>0.806247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898121" calcext:value-type="float">
            <text:p>0.898121</text:p>
          </table:table-cell>
          <table:table-cell table:number-columns-repeated="4"/>
        </table:table-row>
        <table:table-row table:style-name="ro2">
          <table:table-cell office:value-type="float" office:value="0.029062" calcext:value-type="float">
            <text:p>0.029062</text:p>
          </table:table-cell>
          <table:table-cell office:value-type="float" office:value="1.019007" calcext:value-type="float">
            <text:p>1.019007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884319" calcext:value-type="float">
            <text:p>0.884319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2.564261" calcext:value-type="float">
            <text:p>2.564261</text:p>
          </table:table-cell>
          <table:table-cell table:number-columns-repeated="4"/>
        </table:table-row>
        <table:table-row table:style-name="ro2">
          <table:table-cell office:value-type="float" office:value="0.027032" calcext:value-type="float">
            <text:p>0.027032</text:p>
          </table:table-cell>
          <table:table-cell office:value-type="float" office:value="1.320516" calcext:value-type="float">
            <text:p>1.320516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970257" calcext:value-type="float">
            <text:p>0.970257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1.611452" calcext:value-type="float">
            <text:p>1.611452</text:p>
          </table:table-cell>
          <table:table-cell table:number-columns-repeated="4"/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1.629786" calcext:value-type="float">
            <text:p>1.629786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231193" calcext:value-type="float">
            <text:p>1.231193</text:p>
          </table:table-cell>
          <table:table-cell table:number-columns-repeated="4"/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0.921299" calcext:value-type="float">
            <text:p>0.921299</text:p>
          </table:table-cell>
          <table:table-cell table:number-columns-repeated="4"/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158589" calcext:value-type="float">
            <text:p>1.158589</text:p>
          </table:table-cell>
          <table:table-cell table:number-columns-repeated="4"/>
        </table:table-row>
        <table:table-row table:style-name="ro2">
          <table:table-cell office:value-type="float" office:value="0.028229" calcext:value-type="float">
            <text:p>0.028229</text:p>
          </table:table-cell>
          <table:table-cell office:value-type="float" office:value="0.897393" calcext:value-type="float">
            <text:p>0.897393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721091" calcext:value-type="float">
            <text:p>0.721091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68083" calcext:value-type="float">
            <text:p>0.68083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619686" calcext:value-type="float">
            <text:p>0.619686</text:p>
          </table:table-cell>
          <table:table-cell table:number-columns-repeated="4"/>
        </table:table-row>
        <table:table-row table:style-name="ro2">
          <table:table-cell office:value-type="float" office:value="0.029426" calcext:value-type="float">
            <text:p>0.029426</text:p>
          </table:table-cell>
          <table:table-cell office:value-type="float" office:value="0.644424" calcext:value-type="float">
            <text:p>0.644424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729945" calcext:value-type="float">
            <text:p>0.729945</text:p>
          </table:table-cell>
          <table:table-cell table:number-columns-repeated="4"/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0.620467" calcext:value-type="float">
            <text:p>0.620467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45466" calcext:value-type="float">
            <text:p>0.645466</text:p>
          </table:table-cell>
          <table:table-cell table:number-columns-repeated="4"/>
        </table:table-row>
        <table:table-row table:style-name="ro2">
          <table:table-cell office:value-type="float" office:value="0.028802" calcext:value-type="float">
            <text:p>0.028802</text:p>
          </table:table-cell>
          <table:table-cell office:value-type="float" office:value="0.732081" calcext:value-type="float">
            <text:p>0.732081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621768" calcext:value-type="float">
            <text:p>0.621768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646039" calcext:value-type="float">
            <text:p>0.646039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732029" calcext:value-type="float">
            <text:p>0.732029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662914" calcext:value-type="float">
            <text:p>0.662914</text:p>
          </table:table-cell>
          <table:table-cell table:number-columns-repeated="4"/>
        </table:table-row>
        <table:table-row table:style-name="ro2">
          <table:table-cell office:value-type="float" office:value="0.029219" calcext:value-type="float">
            <text:p>0.029219</text:p>
          </table:table-cell>
          <table:table-cell office:value-type="float" office:value="0.645987" calcext:value-type="float">
            <text:p>0.645987</text:p>
          </table:table-cell>
          <table:table-cell table:number-columns-repeated="4"/>
        </table:table-row>
        <table:table-row table:style-name="ro2">
          <table:table-cell office:value-type="float" office:value="0.026874" calcext:value-type="float">
            <text:p>0.026874</text:p>
          </table:table-cell>
          <table:table-cell office:value-type="float" office:value="0.692758" calcext:value-type="float">
            <text:p>0.692758</text:p>
          </table:table-cell>
          <table:table-cell table:number-columns-repeated="4"/>
        </table:table-row>
        <table:table-row table:style-name="ro2">
          <table:table-cell office:value-type="float" office:value="0.02974" calcext:value-type="float">
            <text:p>0.02974</text:p>
          </table:table-cell>
          <table:table-cell office:value-type="float" office:value="0.627081" calcext:value-type="float">
            <text:p>0.627081</text:p>
          </table:table-cell>
          <table:table-cell table:number-columns-repeated="4"/>
        </table:table-row>
        <table:table-row table:style-name="ro2">
          <table:table-cell office:value-type="float" office:value="0.027864" calcext:value-type="float">
            <text:p>0.027864</text:p>
          </table:table-cell>
          <table:table-cell office:value-type="float" office:value="0.638748" calcext:value-type="float">
            <text:p>0.638748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736299" calcext:value-type="float">
            <text:p>0.736299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616768" calcext:value-type="float">
            <text:p>0.616768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0.643227" calcext:value-type="float">
            <text:p>0.643227</text:p>
          </table:table-cell>
          <table:table-cell table:number-columns-repeated="4"/>
        </table:table-row>
        <table:table-row table:style-name="ro2">
          <table:table-cell office:value-type="float" office:value="0.027708" calcext:value-type="float">
            <text:p>0.027708</text:p>
          </table:table-cell>
          <table:table-cell office:value-type="float" office:value="0.737081" calcext:value-type="float">
            <text:p>0.737081</text:p>
          </table:table-cell>
          <table:table-cell table:number-columns-repeated="4"/>
        </table:table-row>
        <table:table-row table:style-name="ro2">
          <table:table-cell office:value-type="float" office:value="0.028073" calcext:value-type="float">
            <text:p>0.028073</text:p>
          </table:table-cell>
          <table:table-cell office:value-type="float" office:value="0.634841" calcext:value-type="float">
            <text:p>0.634841</text:p>
          </table:table-cell>
          <table:table-cell table:number-columns-repeated="4"/>
        </table:table-row>
        <table:table-row table:style-name="ro2">
          <table:table-cell office:value-type="float" office:value="0.027708" calcext:value-type="float">
            <text:p>0.027708</text:p>
          </table:table-cell>
          <table:table-cell office:value-type="float" office:value="0.778695" calcext:value-type="float">
            <text:p>0.778695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735883" calcext:value-type="float">
            <text:p>0.735883</text:p>
          </table:table-cell>
          <table:table-cell table:number-columns-repeated="4"/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0.972496" calcext:value-type="float">
            <text:p>0.972496</text:p>
          </table:table-cell>
          <table:table-cell table:number-columns-repeated="4"/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0.882809" calcext:value-type="float">
            <text:p>0.882809</text:p>
          </table:table-cell>
          <table:table-cell table:number-columns-repeated="4"/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1.043694" calcext:value-type="float">
            <text:p>1.043694</text:p>
          </table:table-cell>
          <table:table-cell table:number-columns-repeated="4"/>
        </table:table-row>
        <table:table-row table:style-name="ro2">
          <table:table-cell office:value-type="float" office:value="0.027865" calcext:value-type="float">
            <text:p>0.027865</text:p>
          </table:table-cell>
          <table:table-cell office:value-type="float" office:value="0.975517" calcext:value-type="float">
            <text:p>0.975517</text:p>
          </table:table-cell>
          <table:table-cell table:number-columns-repeated="4"/>
        </table:table-row>
        <table:table-row table:style-name="ro2">
          <table:table-cell office:value-type="float" office:value="0.02776" calcext:value-type="float">
            <text:p>0.02776</text:p>
          </table:table-cell>
          <table:table-cell office:value-type="float" office:value="1.15984" calcext:value-type="float">
            <text:p>1.15984</text:p>
          </table:table-cell>
          <table:table-cell table:number-columns-repeated="4"/>
        </table:table-row>
        <table:table-row table:style-name="ro2">
          <table:table-cell office:value-type="float" office:value="0.03651" calcext:value-type="float">
            <text:p>0.03651</text:p>
          </table:table-cell>
          <table:table-cell office:value-type="float" office:value="1.065152" calcext:value-type="float">
            <text:p>1.065152</text:p>
          </table:table-cell>
          <table:table-cell table:number-columns-repeated="4"/>
        </table:table-row>
        <table:table-row table:style-name="ro2">
          <table:table-cell office:value-type="float" office:value="0.039844" calcext:value-type="float">
            <text:p>0.039844</text:p>
          </table:table-cell>
          <table:table-cell office:value-type="float" office:value="1.409995" calcext:value-type="float">
            <text:p>1.409995</text:p>
          </table:table-cell>
          <table:table-cell table:number-columns-repeated="4"/>
        </table:table-row>
        <table:table-row table:style-name="ro2">
          <table:table-cell office:value-type="float" office:value="0.054322" calcext:value-type="float">
            <text:p>0.054322</text:p>
          </table:table-cell>
          <table:table-cell office:value-type="float" office:value="1.218485" calcext:value-type="float">
            <text:p>1.218485</text:p>
          </table:table-cell>
          <table:table-cell table:number-columns-repeated="4"/>
        </table:table-row>
        <table:table-row table:style-name="ro2">
          <table:table-cell office:value-type="float" office:value="0.03276" calcext:value-type="float">
            <text:p>0.03276</text:p>
          </table:table-cell>
          <table:table-cell office:value-type="float" office:value="1.247547" calcext:value-type="float">
            <text:p>1.247547</text:p>
          </table:table-cell>
          <table:table-cell table:number-columns-repeated="4"/>
        </table:table-row>
        <table:table-row table:style-name="ro2">
          <table:table-cell office:value-type="float" office:value="0.029375" calcext:value-type="float">
            <text:p>0.029375</text:p>
          </table:table-cell>
          <table:table-cell office:value-type="float" office:value="2.95051" calcext:value-type="float">
            <text:p>2.95051</text:p>
          </table:table-cell>
          <table:table-cell table:number-columns-repeated="4"/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1.336557" calcext:value-type="float">
            <text:p>1.336557</text:p>
          </table:table-cell>
          <table:table-cell table:number-columns-repeated="4"/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1.113277" calcext:value-type="float">
            <text:p>1.113277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879476" calcext:value-type="float">
            <text:p>0.879476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1.52088" calcext:value-type="float">
            <text:p>1.52088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89372" calcext:value-type="float">
            <text:p>0.789372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0.714372" calcext:value-type="float">
            <text:p>0.714372</text:p>
          </table:table-cell>
          <table:table-cell table:number-columns-repeated="4"/>
        </table:table-row>
        <table:table-row table:style-name="ro2">
          <table:table-cell office:value-type="float" office:value="0.026822" calcext:value-type="float">
            <text:p>0.026822</text:p>
          </table:table-cell>
          <table:table-cell office:value-type="float" office:value="0.709112" calcext:value-type="float">
            <text:p>0.709112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881351" calcext:value-type="float">
            <text:p>0.881351</text:p>
          </table:table-cell>
          <table:table-cell table:number-columns-repeated="4"/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0.617862" calcext:value-type="float">
            <text:p>0.617862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0.609581" calcext:value-type="float">
            <text:p>0.609581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897497" calcext:value-type="float">
            <text:p>0.897497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0.738382" calcext:value-type="float">
            <text:p>0.738382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610363" calcext:value-type="float">
            <text:p>0.610363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770674" calcext:value-type="float">
            <text:p>0.770674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735935" calcext:value-type="float">
            <text:p>0.735935</text:p>
          </table:table-cell>
          <table:table-cell table:number-columns-repeated="4"/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0.642914" calcext:value-type="float">
            <text:p>0.642914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17706" calcext:value-type="float">
            <text:p>0.617706</text:p>
          </table:table-cell>
          <table:table-cell table:number-columns-repeated="4"/>
        </table:table-row>
        <table:table-row table:style-name="ro2">
          <table:table-cell office:value-type="float" office:value="0.02901" calcext:value-type="float">
            <text:p>0.02901</text:p>
          </table:table-cell>
          <table:table-cell office:value-type="float" office:value="0.74208" calcext:value-type="float">
            <text:p>0.74208</text:p>
          </table:table-cell>
          <table:table-cell table:number-columns-repeated="4"/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0.620831" calcext:value-type="float">
            <text:p>0.620831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640988" calcext:value-type="float">
            <text:p>0.640988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746038" calcext:value-type="float">
            <text:p>0.746038</text:p>
          </table:table-cell>
          <table:table-cell table:number-columns-repeated="4"/>
        </table:table-row>
        <table:table-row table:style-name="ro2">
          <table:table-cell office:value-type="float" office:value="0.028593" calcext:value-type="float">
            <text:p>0.028593</text:p>
          </table:table-cell>
          <table:table-cell office:value-type="float" office:value="0.613384" calcext:value-type="float">
            <text:p>0.613384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642549" calcext:value-type="float">
            <text:p>0.642549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734268" calcext:value-type="float">
            <text:p>0.734268</text:p>
          </table:table-cell>
          <table:table-cell table:number-columns-repeated="4"/>
        </table:table-row>
        <table:table-row table:style-name="ro2">
          <table:table-cell office:value-type="float" office:value="0.027084" calcext:value-type="float">
            <text:p>0.027084</text:p>
          </table:table-cell>
          <table:table-cell office:value-type="float" office:value="0.937705" calcext:value-type="float">
            <text:p>0.937705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104996" calcext:value-type="float">
            <text:p>1.104996</text:p>
          </table:table-cell>
          <table:table-cell table:number-columns-repeated="4"/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146141" calcext:value-type="float">
            <text:p>1.146141</text:p>
          </table:table-cell>
          <table:table-cell table:number-columns-repeated="4"/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0.972913" calcext:value-type="float">
            <text:p>0.972913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268433" calcext:value-type="float">
            <text:p>1.268433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1.204371" calcext:value-type="float">
            <text:p>1.204371</text:p>
          </table:table-cell>
          <table:table-cell table:number-columns-repeated="4"/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21687" calcext:value-type="float">
            <text:p>1.21687</text:p>
          </table:table-cell>
          <table:table-cell table:number-columns-repeated="4"/>
        </table:table-row>
        <table:table-row table:style-name="ro2">
          <table:table-cell office:value-type="float" office:value="0.028229" calcext:value-type="float">
            <text:p>0.028229</text:p>
          </table:table-cell>
          <table:table-cell office:value-type="float" office:value="1.425255" calcext:value-type="float">
            <text:p>1.425255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1.049579" calcext:value-type="float">
            <text:p>1.049579</text:p>
          </table:table-cell>
          <table:table-cell table:number-columns-repeated="4"/>
        </table:table-row>
        <table:table-row table:style-name="ro2">
          <table:table-cell office:value-type="float" office:value="0.028802" calcext:value-type="float">
            <text:p>0.028802</text:p>
          </table:table-cell>
          <table:table-cell office:value-type="float" office:value="1.216454" calcext:value-type="float">
            <text:p>1.216454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348953" calcext:value-type="float">
            <text:p>1.348953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1.389422" calcext:value-type="float">
            <text:p>1.389422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364214" calcext:value-type="float">
            <text:p>1.364214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1.020413" calcext:value-type="float">
            <text:p>1.020413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965777" calcext:value-type="float">
            <text:p>0.965777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0.810726" calcext:value-type="float">
            <text:p>0.810726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850622" calcext:value-type="float">
            <text:p>0.850622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708591" calcext:value-type="float">
            <text:p>0.708591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655727" calcext:value-type="float">
            <text:p>0.655727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0.612758" calcext:value-type="float">
            <text:p>0.612758</text:p>
          </table:table-cell>
          <table:table-cell table:number-columns-repeated="4"/>
        </table:table-row>
        <table:table-row table:style-name="ro2">
          <table:table-cell office:value-type="float" office:value="0.027552" calcext:value-type="float">
            <text:p>0.027552</text:p>
          </table:table-cell>
          <table:table-cell office:value-type="float" office:value="0.729841" calcext:value-type="float">
            <text:p>0.729841</text:p>
          </table:table-cell>
          <table:table-cell table:number-columns-repeated="4"/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0.618071" calcext:value-type="float">
            <text:p>0.618071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649008" calcext:value-type="float">
            <text:p>0.649008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730622" calcext:value-type="float">
            <text:p>0.730622</text:p>
          </table:table-cell>
          <table:table-cell table:number-columns-repeated="4"/>
        </table:table-row>
        <table:table-row table:style-name="ro2">
          <table:table-cell office:value-type="float" office:value="0.027708" calcext:value-type="float">
            <text:p>0.027708</text:p>
          </table:table-cell>
          <table:table-cell office:value-type="float" office:value="0.622289" calcext:value-type="float">
            <text:p>0.622289</text:p>
          </table:table-cell>
          <table:table-cell table:number-columns-repeated="4"/>
        </table:table-row>
        <table:table-row table:style-name="ro2">
          <table:table-cell office:value-type="float" office:value="0.028958" calcext:value-type="float">
            <text:p>0.028958</text:p>
          </table:table-cell>
          <table:table-cell office:value-type="float" office:value="0.645883" calcext:value-type="float">
            <text:p>0.645883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732445" calcext:value-type="float">
            <text:p>0.732445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623904" calcext:value-type="float">
            <text:p>0.623904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642915" calcext:value-type="float">
            <text:p>0.642915</text:p>
          </table:table-cell>
          <table:table-cell table:number-columns-repeated="4"/>
        </table:table-row>
        <table:table-row table:style-name="ro2">
          <table:table-cell office:value-type="float" office:value="0.029219" calcext:value-type="float">
            <text:p>0.029219</text:p>
          </table:table-cell>
          <table:table-cell office:value-type="float" office:value="0.73208" calcext:value-type="float">
            <text:p>0.73208</text:p>
          </table:table-cell>
          <table:table-cell table:number-columns-repeated="4"/>
        </table:table-row>
        <table:table-row table:style-name="ro2">
          <table:table-cell office:value-type="float" office:value="0.026926" calcext:value-type="float">
            <text:p>0.026926</text:p>
          </table:table-cell>
          <table:table-cell office:value-type="float" office:value="0.623175" calcext:value-type="float">
            <text:p>0.623175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644112" calcext:value-type="float">
            <text:p>0.644112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733383" calcext:value-type="float">
            <text:p>0.733383</text:p>
          </table:table-cell>
          <table:table-cell table:number-columns-repeated="4"/>
        </table:table-row>
        <table:table-row table:style-name="ro2">
          <table:table-cell office:value-type="float" office:value="0.02901" calcext:value-type="float">
            <text:p>0.02901</text:p>
          </table:table-cell>
          <table:table-cell office:value-type="float" office:value="0.654216" calcext:value-type="float">
            <text:p>0.654216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622133" calcext:value-type="float">
            <text:p>0.622133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728747" calcext:value-type="float">
            <text:p>0.728747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67755" calcext:value-type="float">
            <text:p>0.67755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905361" calcext:value-type="float">
            <text:p>0.905361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910413" calcext:value-type="float">
            <text:p>0.910413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895466" calcext:value-type="float">
            <text:p>0.895466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868642" calcext:value-type="float">
            <text:p>0.868642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1.072496" calcext:value-type="float">
            <text:p>1.072496</text:p>
          </table:table-cell>
          <table:table-cell table:number-columns-repeated="4"/>
        </table:table-row>
        <table:table-row table:style-name="ro2">
          <table:table-cell office:value-type="float" office:value="0.027761" calcext:value-type="float">
            <text:p>0.027761</text:p>
          </table:table-cell>
          <table:table-cell office:value-type="float" office:value="1.160881" calcext:value-type="float">
            <text:p>1.160881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1.232287" calcext:value-type="float">
            <text:p>1.232287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1.088069" calcext:value-type="float">
            <text:p>1.088069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1.037444" calcext:value-type="float">
            <text:p>1.037444</text:p>
          </table:table-cell>
          <table:table-cell table:number-columns-repeated="4"/>
        </table:table-row>
        <table:table-row table:style-name="ro2">
          <table:table-cell office:value-type="float" office:value="0.026822" calcext:value-type="float">
            <text:p>0.026822</text:p>
          </table:table-cell>
          <table:table-cell office:value-type="float" office:value="2.701865" calcext:value-type="float">
            <text:p>2.701865</text:p>
          </table:table-cell>
          <table:table-cell table:number-columns-repeated="4"/>
        </table:table-row>
        <table:table-row table:style-name="ro2">
          <table:table-cell office:value-type="float" office:value="0.030052" calcext:value-type="float">
            <text:p>0.030052</text:p>
          </table:table-cell>
          <table:table-cell office:value-type="float" office:value="1.161558" calcext:value-type="float">
            <text:p>1.161558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1.135881" calcext:value-type="float">
            <text:p>1.135881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402339" calcext:value-type="float">
            <text:p>1.402339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960881" calcext:value-type="float">
            <text:p>0.960881</text:p>
          </table:table-cell>
          <table:table-cell table:number-columns-repeated="4"/>
        </table:table-row>
        <table:table-row table:style-name="ro2">
          <table:table-cell office:value-type="float" office:value="0.029375" calcext:value-type="float">
            <text:p>0.029375</text:p>
          </table:table-cell>
          <table:table-cell office:value-type="float" office:value="0.802914" calcext:value-type="float">
            <text:p>0.802914</text:p>
          </table:table-cell>
          <table:table-cell table:number-columns-repeated="4"/>
        </table:table-row>
        <table:table-row table:style-name="ro2">
          <table:table-cell office:value-type="float" office:value="0.027396" calcext:value-type="float">
            <text:p>0.027396</text:p>
          </table:table-cell>
          <table:table-cell office:value-type="float" office:value="0.778591" calcext:value-type="float">
            <text:p>0.778591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0.751247" calcext:value-type="float">
            <text:p>0.751247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70682" calcext:value-type="float">
            <text:p>0.70682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94632" calcext:value-type="float">
            <text:p>0.894632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729112" calcext:value-type="float">
            <text:p>0.729112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0.617602" calcext:value-type="float">
            <text:p>0.617602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77083" calcext:value-type="float">
            <text:p>0.77083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735414" calcext:value-type="float">
            <text:p>0.735414</text:p>
          </table:table-cell>
          <table:table-cell table:number-columns-repeated="4"/>
        </table:table-row>
        <table:table-row table:style-name="ro2">
          <table:table-cell office:value-type="float" office:value="0.027499" calcext:value-type="float">
            <text:p>0.027499</text:p>
          </table:table-cell>
          <table:table-cell office:value-type="float" office:value="0.620883" calcext:value-type="float">
            <text:p>0.620883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64229" calcext:value-type="float">
            <text:p>0.64229</text:p>
          </table:table-cell>
          <table:table-cell table:number-columns-repeated="4"/>
        </table:table-row>
        <table:table-row table:style-name="ro2">
          <table:table-cell office:value-type="float" office:value="0.02677" calcext:value-type="float">
            <text:p>0.02677</text:p>
          </table:table-cell>
          <table:table-cell office:value-type="float" office:value="0.735986" calcext:value-type="float">
            <text:p>0.735986</text:p>
          </table:table-cell>
          <table:table-cell table:number-columns-repeated="4"/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0.625988" calcext:value-type="float">
            <text:p>0.625988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39008" calcext:value-type="float">
            <text:p>0.639008</text:p>
          </table:table-cell>
          <table:table-cell table:number-columns-repeated="4"/>
        </table:table-row>
        <table:table-row table:style-name="ro2">
          <table:table-cell office:value-type="float" office:value="0.029063" calcext:value-type="float">
            <text:p>0.029063</text:p>
          </table:table-cell>
          <table:table-cell office:value-type="float" office:value="0.734268" calcext:value-type="float">
            <text:p>0.734268</text:p>
          </table:table-cell>
          <table:table-cell table:number-columns-repeated="4"/>
        </table:table-row>
        <table:table-row table:style-name="ro2">
          <table:table-cell office:value-type="float" office:value="0.026874" calcext:value-type="float">
            <text:p>0.026874</text:p>
          </table:table-cell>
          <table:table-cell office:value-type="float" office:value="0.654112" calcext:value-type="float">
            <text:p>0.654112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639477" calcext:value-type="float">
            <text:p>0.639477</text:p>
          </table:table-cell>
          <table:table-cell table:number-columns-repeated="4"/>
        </table:table-row>
        <table:table-row table:style-name="ro2">
          <table:table-cell office:value-type="float" office:value="0.028073" calcext:value-type="float">
            <text:p>0.028073</text:p>
          </table:table-cell>
          <table:table-cell office:value-type="float" office:value="0.707028" calcext:value-type="float">
            <text:p>0.707028</text:p>
          </table:table-cell>
          <table:table-cell table:number-columns-repeated="4"/>
        </table:table-row>
        <table:table-row table:style-name="ro2">
          <table:table-cell office:value-type="float" office:value="0.029322" calcext:value-type="float">
            <text:p>0.029322</text:p>
          </table:table-cell>
          <table:table-cell office:value-type="float" office:value="0.6188" calcext:value-type="float">
            <text:p>0.6188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0.646091" calcext:value-type="float">
            <text:p>0.646091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733383" calcext:value-type="float">
            <text:p>0.733383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72341" calcext:value-type="float">
            <text:p>0.672341</text:p>
          </table:table-cell>
          <table:table-cell table:number-columns-repeated="4"/>
        </table:table-row>
        <table:table-row table:style-name="ro2">
          <table:table-cell office:value-type="float" office:value="0.028906" calcext:value-type="float">
            <text:p>0.028906</text:p>
          </table:table-cell>
          <table:table-cell office:value-type="float" office:value="0.815518" calcext:value-type="float">
            <text:p>0.815518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772237" calcext:value-type="float">
            <text:p>0.772237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114683" calcext:value-type="float">
            <text:p>1.114683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940934" calcext:value-type="float">
            <text:p>0.940934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2.638011" calcext:value-type="float">
            <text:p>2.638011</text:p>
          </table:table-cell>
          <table:table-cell table:number-columns-repeated="4"/>
        </table:table-row>
        <table:table-row table:style-name="ro2">
          <table:table-cell office:value-type="float" office:value="0.027448" calcext:value-type="float">
            <text:p>0.027448</text:p>
          </table:table-cell>
          <table:table-cell office:value-type="float" office:value="1.311713" calcext:value-type="float">
            <text:p>1.311713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1.027809" calcext:value-type="float">
            <text:p>1.027809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2.09369" calcext:value-type="float">
            <text:p>2.09369</text:p>
          </table:table-cell>
          <table:table-cell table:number-columns-repeated="4"/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1.566244" calcext:value-type="float">
            <text:p>1.566244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46937" calcext:value-type="float">
            <text:p>1.46937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1.172339" calcext:value-type="float">
            <text:p>1.172339</text:p>
          </table:table-cell>
          <table:table-cell table:number-columns-repeated="4"/>
        </table:table-row>
        <table:table-row table:style-name="ro2">
          <table:table-cell office:value-type="float" office:value="0.026926" calcext:value-type="float">
            <text:p>0.026926</text:p>
          </table:table-cell>
          <table:table-cell office:value-type="float" office:value="0.870257" calcext:value-type="float">
            <text:p>0.870257</text:p>
          </table:table-cell>
          <table:table-cell table:number-columns-repeated="4"/>
        </table:table-row>
        <table:table-row table:style-name="ro2">
          <table:table-cell office:value-type="float" office:value="0.028386" calcext:value-type="float">
            <text:p>0.028386</text:p>
          </table:table-cell>
          <table:table-cell office:value-type="float" office:value="0.863695" calcext:value-type="float">
            <text:p>0.863695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687601" calcext:value-type="float">
            <text:p>0.687601</text:p>
          </table:table-cell>
          <table:table-cell table:number-columns-repeated="4"/>
        </table:table-row>
        <table:table-row table:style-name="ro2">
          <table:table-cell office:value-type="float" office:value="0.029426" calcext:value-type="float">
            <text:p>0.029426</text:p>
          </table:table-cell>
          <table:table-cell office:value-type="float" office:value="0.612602" calcext:value-type="float">
            <text:p>0.612602</text:p>
          </table:table-cell>
          <table:table-cell table:number-columns-repeated="4"/>
        </table:table-row>
        <table:table-row table:style-name="ro2">
          <table:table-cell office:value-type="float" office:value="0.027084" calcext:value-type="float">
            <text:p>0.027084</text:p>
          </table:table-cell>
          <table:table-cell office:value-type="float" office:value="0.649164" calcext:value-type="float">
            <text:p>0.649164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817549" calcext:value-type="float">
            <text:p>0.817549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960882" calcext:value-type="float">
            <text:p>0.960882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0.97609" calcext:value-type="float">
            <text:p>0.97609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2.012649" calcext:value-type="float">
            <text:p>2.012649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987496" calcext:value-type="float">
            <text:p>0.987496</text:p>
          </table:table-cell>
          <table:table-cell table:number-columns-repeated="4"/>
        </table:table-row>
        <table:table-row table:style-name="ro2">
          <table:table-cell office:value-type="float" office:value="0.026719" calcext:value-type="float">
            <text:p>0.026719</text:p>
          </table:table-cell>
          <table:table-cell office:value-type="float" office:value="2.137648" calcext:value-type="float">
            <text:p>2.137648</text:p>
          </table:table-cell>
          <table:table-cell table:number-columns-repeated="4"/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0.846404" calcext:value-type="float">
            <text:p>0.846404</text:p>
          </table:table-cell>
          <table:table-cell table:number-columns-repeated="4"/>
        </table:table-row>
        <table:table-row table:style-name="ro2">
          <table:table-cell office:value-type="float" office:value="0.027552" calcext:value-type="float">
            <text:p>0.027552</text:p>
          </table:table-cell>
          <table:table-cell office:value-type="float" office:value="0.608331" calcext:value-type="float">
            <text:p>0.608331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656039" calcext:value-type="float">
            <text:p>0.656039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726976" calcext:value-type="float">
            <text:p>0.726976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617498" calcext:value-type="float">
            <text:p>0.617498</text:p>
          </table:table-cell>
          <table:table-cell table:number-columns-repeated="4"/>
        </table:table-row>
        <table:table-row table:style-name="ro2">
          <table:table-cell office:value-type="float" office:value="0.027552" calcext:value-type="float">
            <text:p>0.027552</text:p>
          </table:table-cell>
          <table:table-cell office:value-type="float" office:value="0.652758" calcext:value-type="float">
            <text:p>0.652758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725101" calcext:value-type="float">
            <text:p>0.725101</text:p>
          </table:table-cell>
          <table:table-cell table:number-columns-repeated="4"/>
        </table:table-row>
        <table:table-row table:style-name="ro2">
          <table:table-cell office:value-type="float" office:value="0.02677" calcext:value-type="float">
            <text:p>0.02677</text:p>
          </table:table-cell>
          <table:table-cell office:value-type="float" office:value="0.683644" calcext:value-type="float">
            <text:p>0.683644</text:p>
          </table:table-cell>
          <table:table-cell table:number-columns-repeated="4"/>
        </table:table-row>
        <table:table-row table:style-name="ro2">
          <table:table-cell office:value-type="float" office:value="0.028229" calcext:value-type="float">
            <text:p>0.028229</text:p>
          </table:table-cell>
          <table:table-cell office:value-type="float" office:value="1.0501" calcext:value-type="float">
            <text:p>1.0501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87083" calcext:value-type="float">
            <text:p>0.87083</text:p>
          </table:table-cell>
          <table:table-cell table:number-columns-repeated="4"/>
        </table:table-row>
        <table:table-row table:style-name="ro2">
          <table:table-cell office:value-type="float" office:value="0.029063" calcext:value-type="float">
            <text:p>0.029063</text:p>
          </table:table-cell>
          <table:table-cell office:value-type="float" office:value="0.993069" calcext:value-type="float">
            <text:p>0.993069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2.273689" calcext:value-type="float">
            <text:p>2.273689</text:p>
          </table:table-cell>
          <table:table-cell table:number-columns-repeated="4"/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2.267336" calcext:value-type="float">
            <text:p>2.267336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2.746708" calcext:value-type="float">
            <text:p>2.746708</text:p>
          </table:table-cell>
          <table:table-cell table:number-columns-repeated="4"/>
        </table:table-row>
        <table:table-row table:style-name="ro2">
          <table:table-cell office:value-type="float" office:value="0.029062" calcext:value-type="float">
            <text:p>0.029062</text:p>
          </table:table-cell>
          <table:table-cell office:value-type="float" office:value="2.058013" calcext:value-type="float">
            <text:p>2.058013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561557" calcext:value-type="float">
            <text:p>1.561557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1.420776" calcext:value-type="float">
            <text:p>1.420776</text:p>
          </table:table-cell>
          <table:table-cell table:number-columns-repeated="4"/>
        </table:table-row>
        <table:table-row table:style-name="ro2">
          <table:table-cell office:value-type="float" office:value="0.027084" calcext:value-type="float">
            <text:p>0.027084</text:p>
          </table:table-cell>
          <table:table-cell office:value-type="float" office:value="1.283484" calcext:value-type="float">
            <text:p>1.283484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2333" calcext:value-type="float">
            <text:p>0.82333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991764" calcext:value-type="float">
            <text:p>1.991764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2.113586" calcext:value-type="float">
            <text:p>2.113586</text:p>
          </table:table-cell>
          <table:table-cell table:number-columns-repeated="4"/>
        </table:table-row>
        <table:table-row table:style-name="ro2">
          <table:table-cell office:value-type="float" office:value="0.026822" calcext:value-type="float">
            <text:p>0.026822</text:p>
          </table:table-cell>
          <table:table-cell office:value-type="float" office:value="1.04036" calcext:value-type="float">
            <text:p>1.04036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832133" calcext:value-type="float">
            <text:p>0.832133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64281" calcext:value-type="float">
            <text:p>0.64281</text:p>
          </table:table-cell>
          <table:table-cell table:number-columns-repeated="4"/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1.896347" calcext:value-type="float">
            <text:p>1.896347</text:p>
          </table:table-cell>
          <table:table-cell table:number-columns-repeated="4"/>
        </table:table-row>
        <table:table-row table:style-name="ro2">
          <table:table-cell office:value-type="float" office:value="0.026667" calcext:value-type="float">
            <text:p>0.026667</text:p>
          </table:table-cell>
          <table:table-cell office:value-type="float" office:value="0.731611" calcext:value-type="float">
            <text:p>0.731611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723383" calcext:value-type="float">
            <text:p>0.723383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615362" calcext:value-type="float">
            <text:p>0.615362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652185" calcext:value-type="float">
            <text:p>0.652185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727446" calcext:value-type="float">
            <text:p>0.727446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0.623904" calcext:value-type="float">
            <text:p>0.623904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5057" calcext:value-type="float">
            <text:p>0.65057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0.726247" calcext:value-type="float">
            <text:p>0.726247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691248" calcext:value-type="float">
            <text:p>0.691248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0.965048" calcext:value-type="float">
            <text:p>0.965048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89057" calcext:value-type="float">
            <text:p>0.89057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976611" calcext:value-type="float">
            <text:p>0.976611</text:p>
          </table:table-cell>
          <table:table-cell table:number-columns-repeated="4"/>
        </table:table-row>
        <table:table-row table:style-name="ro2">
          <table:table-cell office:value-type="float" office:value="0.027552" calcext:value-type="float">
            <text:p>0.027552</text:p>
          </table:table-cell>
          <table:table-cell office:value-type="float" office:value="0.881871" calcext:value-type="float">
            <text:p>0.881871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1.169631" calcext:value-type="float">
            <text:p>1.169631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1.577703" calcext:value-type="float">
            <text:p>1.577703</text:p>
          </table:table-cell>
          <table:table-cell table:number-columns-repeated="4"/>
        </table:table-row>
        <table:table-row table:style-name="ro2">
          <table:table-cell office:value-type="float" office:value="0.028593" calcext:value-type="float">
            <text:p>0.028593</text:p>
          </table:table-cell>
          <table:table-cell office:value-type="float" office:value="3.113894" calcext:value-type="float">
            <text:p>3.113894</text:p>
          </table:table-cell>
          <table:table-cell table:number-columns-repeated="4"/>
        </table:table-row>
        <table:table-row table:style-name="ro2">
          <table:table-cell office:value-type="float" office:value="0.027344" calcext:value-type="float">
            <text:p>0.027344</text:p>
          </table:table-cell>
          <table:table-cell office:value-type="float" office:value="4.517066" calcext:value-type="float">
            <text:p>4.517066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270256" calcext:value-type="float">
            <text:p>1.270256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528588" calcext:value-type="float">
            <text:p>1.528588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877653" calcext:value-type="float">
            <text:p>0.877653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074423" calcext:value-type="float">
            <text:p>1.074423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1.006559" calcext:value-type="float">
            <text:p>1.006559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000829" calcext:value-type="float">
            <text:p>1.000829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913955" calcext:value-type="float">
            <text:p>0.913955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242964" calcext:value-type="float">
            <text:p>1.242964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0.714112" calcext:value-type="float">
            <text:p>0.714112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87932" calcext:value-type="float">
            <text:p>0.87932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71833" calcext:value-type="float">
            <text:p>0.71833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626456" calcext:value-type="float">
            <text:p>0.626456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649842" calcext:value-type="float">
            <text:p>0.649842</text:p>
          </table:table-cell>
          <table:table-cell table:number-columns-repeated="4"/>
        </table:table-row>
        <table:table-row table:style-name="ro2">
          <table:table-cell office:value-type="float" office:value="0.02901" calcext:value-type="float">
            <text:p>0.02901</text:p>
          </table:table-cell>
          <table:table-cell office:value-type="float" office:value="0.72083" calcext:value-type="float">
            <text:p>0.72083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0.613852" calcext:value-type="float">
            <text:p>0.613852</text:p>
          </table:table-cell>
          <table:table-cell table:number-columns-repeated="4"/>
        </table:table-row>
        <table:table-row table:style-name="ro2">
          <table:table-cell office:value-type="float" office:value="0.026926" calcext:value-type="float">
            <text:p>0.026926</text:p>
          </table:table-cell>
          <table:table-cell office:value-type="float" office:value="0.707602" calcext:value-type="float">
            <text:p>0.707602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0.954527" calcext:value-type="float">
            <text:p>0.954527</text:p>
          </table:table-cell>
          <table:table-cell table:number-columns-repeated="4"/>
        </table:table-row>
        <table:table-row table:style-name="ro2">
          <table:table-cell office:value-type="float" office:value="0.030781" calcext:value-type="float">
            <text:p>0.030781</text:p>
          </table:table-cell>
          <table:table-cell office:value-type="float" office:value="2.139732" calcext:value-type="float">
            <text:p>2.139732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73278" calcext:value-type="float">
            <text:p>0.773278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2.475616" calcext:value-type="float">
            <text:p>2.475616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109475" calcext:value-type="float">
            <text:p>1.109475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251037" calcext:value-type="float">
            <text:p>1.251037</text:p>
          </table:table-cell>
          <table:table-cell table:number-columns-repeated="4"/>
        </table:table-row>
        <table:table-row table:style-name="ro2">
          <table:table-cell office:value-type="float" office:value="0.029323" calcext:value-type="float">
            <text:p>0.029323</text:p>
          </table:table-cell>
          <table:table-cell office:value-type="float" office:value="3.191394" calcext:value-type="float">
            <text:p>3.191394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2.505251" calcext:value-type="float">
            <text:p>2.505251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1.794316" calcext:value-type="float">
            <text:p>1.794316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898847" calcext:value-type="float">
            <text:p>1.898847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1.689369" calcext:value-type="float">
            <text:p>1.689369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143745" calcext:value-type="float">
            <text:p>1.143745</text:p>
          </table:table-cell>
          <table:table-cell table:number-columns-repeated="4"/>
        </table:table-row>
        <table:table-row table:style-name="ro2">
          <table:table-cell office:value-type="float" office:value="0.028177" calcext:value-type="float">
            <text:p>0.028177</text:p>
          </table:table-cell>
          <table:table-cell office:value-type="float" office:value="1.114996" calcext:value-type="float">
            <text:p>1.114996</text:p>
          </table:table-cell>
          <table:table-cell table:number-columns-repeated="4"/>
        </table:table-row>
        <table:table-row table:style-name="ro2">
          <table:table-cell office:value-type="float" office:value="0.027239" calcext:value-type="float">
            <text:p>0.027239</text:p>
          </table:table-cell>
          <table:table-cell office:value-type="float" office:value="0.971247" calcext:value-type="float">
            <text:p>0.971247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164214" calcext:value-type="float">
            <text:p>1.164214</text:p>
          </table:table-cell>
          <table:table-cell table:number-columns-repeated="4"/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006663" calcext:value-type="float">
            <text:p>1.006663</text:p>
          </table:table-cell>
          <table:table-cell table:number-columns-repeated="4"/>
        </table:table-row>
        <table:table-row table:style-name="ro2">
          <table:table-cell office:value-type="float" office:value="0.027708" calcext:value-type="float">
            <text:p>0.027708</text:p>
          </table:table-cell>
          <table:table-cell office:value-type="float" office:value="1.045829" calcext:value-type="float">
            <text:p>1.045829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42812" calcext:value-type="float">
            <text:p>1.42812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1.131037" calcext:value-type="float">
            <text:p>1.131037</text:p>
          </table:table-cell>
          <table:table-cell table:number-columns-repeated="4"/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1.234683" calcext:value-type="float">
            <text:p>1.234683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971194" calcext:value-type="float">
            <text:p>0.971194</text:p>
          </table:table-cell>
          <table:table-cell table:number-columns-repeated="4"/>
        </table:table-row>
        <table:table-row table:style-name="ro2">
          <table:table-cell office:value-type="float" office:value="0.027188" calcext:value-type="float">
            <text:p>0.027188</text:p>
          </table:table-cell>
          <table:table-cell office:value-type="float" office:value="2.329315" calcext:value-type="float">
            <text:p>2.329315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1.046037" calcext:value-type="float">
            <text:p>1.046037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2.287544" calcext:value-type="float">
            <text:p>2.287544</text:p>
          </table:table-cell>
          <table:table-cell table:number-columns-repeated="4"/>
        </table:table-row>
        <table:table-row table:style-name="ro2">
          <table:table-cell office:value-type="float" office:value="0.028958" calcext:value-type="float">
            <text:p>0.028958</text:p>
          </table:table-cell>
          <table:table-cell office:value-type="float" office:value="1.184422" calcext:value-type="float">
            <text:p>1.184422</text:p>
          </table:table-cell>
          <table:table-cell table:number-columns-repeated="4"/>
        </table:table-row>
        <table:table-row table:style-name="ro2">
          <table:table-cell office:value-type="float" office:value="0.027084" calcext:value-type="float">
            <text:p>0.027084</text:p>
          </table:table-cell>
          <table:table-cell office:value-type="float" office:value="1.081871" calcext:value-type="float">
            <text:p>1.081871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2.847333" calcext:value-type="float">
            <text:p>2.847333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2.767907" calcext:value-type="float">
            <text:p>2.767907</text:p>
          </table:table-cell>
          <table:table-cell table:number-columns-repeated="4"/>
        </table:table-row>
        <table:table-row table:style-name="ro2">
          <table:table-cell office:value-type="float" office:value="0.029166" calcext:value-type="float">
            <text:p>0.029166</text:p>
          </table:table-cell>
          <table:table-cell office:value-type="float" office:value="2.588531" calcext:value-type="float">
            <text:p>2.588531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2.244523" calcext:value-type="float">
            <text:p>2.244523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1.912753" calcext:value-type="float">
            <text:p>1.912753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087861" calcext:value-type="float">
            <text:p>1.087861</text:p>
          </table:table-cell>
          <table:table-cell table:number-columns-repeated="4"/>
        </table:table-row>
        <table:table-row table:style-name="ro2">
          <table:table-cell office:value-type="float" office:value="0.029322" calcext:value-type="float">
            <text:p>0.029322</text:p>
          </table:table-cell>
          <table:table-cell office:value-type="float" office:value="0.737601" calcext:value-type="float">
            <text:p>0.737601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89807" calcext:value-type="float">
            <text:p>0.89807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850205" calcext:value-type="float">
            <text:p>0.850205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1.011819" calcext:value-type="float">
            <text:p>1.011819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54632" calcext:value-type="float">
            <text:p>0.854632</text:p>
          </table:table-cell>
          <table:table-cell table:number-columns-repeated="4"/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1.000882" calcext:value-type="float">
            <text:p>1.000882</text:p>
          </table:table-cell>
          <table:table-cell table:number-columns-repeated="4"/>
        </table:table-row>
        <table:table-row table:style-name="ro2">
          <table:table-cell office:value-type="float" office:value="0.028073" calcext:value-type="float">
            <text:p>0.028073</text:p>
          </table:table-cell>
          <table:table-cell office:value-type="float" office:value="0.877392" calcext:value-type="float">
            <text:p>0.877392</text:p>
          </table:table-cell>
          <table:table-cell table:number-columns-repeated="4"/>
        </table:table-row>
        <table:table-row table:style-name="ro2">
          <table:table-cell office:value-type="float" office:value="0.026874" calcext:value-type="float">
            <text:p>0.026874</text:p>
          </table:table-cell>
          <table:table-cell office:value-type="float" office:value="0.736196" calcext:value-type="float">
            <text:p>0.736196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777965" calcext:value-type="float">
            <text:p>0.777965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947913" calcext:value-type="float">
            <text:p>0.947913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911507" calcext:value-type="float">
            <text:p>0.911507</text:p>
          </table:table-cell>
          <table:table-cell table:number-columns-repeated="4"/>
        </table:table-row>
        <table:table-row table:style-name="ro2">
          <table:table-cell office:value-type="float" office:value="0.02927" calcext:value-type="float">
            <text:p>0.02927</text:p>
          </table:table-cell>
          <table:table-cell office:value-type="float" office:value="0.7038" calcext:value-type="float">
            <text:p>0.7038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649633" calcext:value-type="float">
            <text:p>0.649633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5781" calcext:value-type="float">
            <text:p>0.75781</text:p>
          </table:table-cell>
          <table:table-cell table:number-columns-repeated="4"/>
        </table:table-row>
        <table:table-row table:style-name="ro2">
          <table:table-cell office:value-type="float" office:value="0.028073" calcext:value-type="float">
            <text:p>0.028073</text:p>
          </table:table-cell>
          <table:table-cell office:value-type="float" office:value="0.71057" calcext:value-type="float">
            <text:p>0.71057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88583" calcext:value-type="float">
            <text:p>0.88583</text:p>
          </table:table-cell>
          <table:table-cell table:number-columns-repeated="4"/>
        </table:table-row>
        <table:table-row table:style-name="ro2">
          <table:table-cell office:value-type="float" office:value="0.027865" calcext:value-type="float">
            <text:p>0.027865</text:p>
          </table:table-cell>
          <table:table-cell office:value-type="float" office:value="0.642237" calcext:value-type="float">
            <text:p>0.642237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1.978795" calcext:value-type="float">
            <text:p>1.978795</text:p>
          </table:table-cell>
          <table:table-cell table:number-columns-repeated="4"/>
        </table:table-row>
        <table:table-row table:style-name="ro2">
          <table:table-cell office:value-type="float" office:value="0.027395" calcext:value-type="float">
            <text:p>0.027395</text:p>
          </table:table-cell>
          <table:table-cell office:value-type="float" office:value="1.193641" calcext:value-type="float">
            <text:p>1.193641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730935" calcext:value-type="float">
            <text:p>0.730935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792653" calcext:value-type="float">
            <text:p>0.792653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1.356661" calcext:value-type="float">
            <text:p>1.356661</text:p>
          </table:table-cell>
          <table:table-cell table:number-columns-repeated="4"/>
        </table:table-row>
        <table:table-row table:style-name="ro2">
          <table:table-cell office:value-type="float" office:value="0.02776" calcext:value-type="float">
            <text:p>0.02776</text:p>
          </table:table-cell>
          <table:table-cell office:value-type="float" office:value="2.192596" calcext:value-type="float">
            <text:p>2.192596</text:p>
          </table:table-cell>
          <table:table-cell table:number-columns-repeated="4"/>
        </table:table-row>
        <table:table-row table:style-name="ro2">
          <table:table-cell office:value-type="float" office:value="0.030781" calcext:value-type="float">
            <text:p>0.030781</text:p>
          </table:table-cell>
          <table:table-cell office:value-type="float" office:value="2.14343" calcext:value-type="float">
            <text:p>2.14343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3.279779" calcext:value-type="float">
            <text:p>3.279779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1.436349" calcext:value-type="float">
            <text:p>1.436349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484786" calcext:value-type="float">
            <text:p>1.484786</text:p>
          </table:table-cell>
          <table:table-cell table:number-columns-repeated="4"/>
        </table:table-row>
        <table:table-row table:style-name="ro2">
          <table:table-cell office:value-type="float" office:value="0.029583" calcext:value-type="float">
            <text:p>0.029583</text:p>
          </table:table-cell>
          <table:table-cell office:value-type="float" office:value="0.85109" calcext:value-type="float">
            <text:p>0.85109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82682" calcext:value-type="float">
            <text:p>0.82682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48018" calcext:value-type="float">
            <text:p>0.748018</text:p>
          </table:table-cell>
          <table:table-cell table:number-columns-repeated="4"/>
        </table:table-row>
        <table:table-row table:style-name="ro2">
          <table:table-cell office:value-type="float" office:value="0.026771" calcext:value-type="float">
            <text:p>0.026771</text:p>
          </table:table-cell>
          <table:table-cell office:value-type="float" office:value="2.685563" calcext:value-type="float">
            <text:p>2.685563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0.699477" calcext:value-type="float">
            <text:p>0.699477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350255" calcext:value-type="float">
            <text:p>1.350255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72445" calcext:value-type="float">
            <text:p>0.772445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206193" calcext:value-type="float">
            <text:p>1.206193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787966" calcext:value-type="float">
            <text:p>0.787966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1.481244" calcext:value-type="float">
            <text:p>1.481244</text:p>
          </table:table-cell>
          <table:table-cell table:number-columns-repeated="4"/>
        </table:table-row>
        <table:table-row table:style-name="ro2">
          <table:table-cell office:value-type="float" office:value="0.032292" calcext:value-type="float">
            <text:p>0.032292</text:p>
          </table:table-cell>
          <table:table-cell office:value-type="float" office:value="0.790466" calcext:value-type="float">
            <text:p>0.790466</text:p>
          </table:table-cell>
          <table:table-cell table:number-columns-repeated="4"/>
        </table:table-row>
        <table:table-row table:style-name="ro2">
          <table:table-cell office:value-type="float" office:value="0.027395" calcext:value-type="float">
            <text:p>0.027395</text:p>
          </table:table-cell>
          <table:table-cell office:value-type="float" office:value="0.861351" calcext:value-type="float">
            <text:p>0.861351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705779" calcext:value-type="float">
            <text:p>0.705779</text:p>
          </table:table-cell>
          <table:table-cell table:number-columns-repeated="4"/>
        </table:table-row>
        <table:table-row table:style-name="ro2">
          <table:table-cell office:value-type="float" office:value="0.030625" calcext:value-type="float">
            <text:p>0.030625</text:p>
          </table:table-cell>
          <table:table-cell office:value-type="float" office:value="0.607758" calcext:value-type="float">
            <text:p>0.607758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664477" calcext:value-type="float">
            <text:p>0.664477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721976" calcext:value-type="float">
            <text:p>0.721976</text:p>
          </table:table-cell>
          <table:table-cell table:number-columns-repeated="4"/>
        </table:table-row>
        <table:table-row table:style-name="ro2">
          <table:table-cell office:value-type="float" office:value="0.027344" calcext:value-type="float">
            <text:p>0.027344</text:p>
          </table:table-cell>
          <table:table-cell office:value-type="float" office:value="0.613279" calcext:value-type="float">
            <text:p>0.613279</text:p>
          </table:table-cell>
          <table:table-cell table:number-columns-repeated="4"/>
        </table:table-row>
        <table:table-row table:style-name="ro2">
          <table:table-cell office:value-type="float" office:value="0.028489" calcext:value-type="float">
            <text:p>0.028489</text:p>
          </table:table-cell>
          <table:table-cell office:value-type="float" office:value="0.688122" calcext:value-type="float">
            <text:p>0.688122</text:p>
          </table:table-cell>
          <table:table-cell table:number-columns-repeated="4"/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0.764268" calcext:value-type="float">
            <text:p>0.764268</text:p>
          </table:table-cell>
          <table:table-cell table:number-columns-repeated="4"/>
        </table:table-row>
        <table:table-row table:style-name="ro2">
          <table:table-cell office:value-type="float" office:value="0.028906" calcext:value-type="float">
            <text:p>0.028906</text:p>
          </table:table-cell>
          <table:table-cell office:value-type="float" office:value="1.077757" calcext:value-type="float">
            <text:p>1.077757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0.97385" calcext:value-type="float">
            <text:p>0.97385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1.214527" calcext:value-type="float">
            <text:p>1.214527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15385" calcext:value-type="float">
            <text:p>1.15385</text:p>
          </table:table-cell>
          <table:table-cell table:number-columns-repeated="4"/>
        </table:table-row>
        <table:table-row table:style-name="ro2">
          <table:table-cell office:value-type="float" office:value="0.02849" calcext:value-type="float">
            <text:p>0.02849</text:p>
          </table:table-cell>
          <table:table-cell office:value-type="float" office:value="1.261453" calcext:value-type="float">
            <text:p>1.261453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063277" calcext:value-type="float">
            <text:p>1.063277</text:p>
          </table:table-cell>
          <table:table-cell table:number-columns-repeated="4"/>
        </table:table-row>
        <table:table-row table:style-name="ro2">
          <table:table-cell office:value-type="float" office:value="0.028593" calcext:value-type="float">
            <text:p>0.028593</text:p>
          </table:table-cell>
          <table:table-cell office:value-type="float" office:value="1.017549" calcext:value-type="float">
            <text:p>1.017549</text:p>
          </table:table-cell>
          <table:table-cell table:number-columns-repeated="4"/>
        </table:table-row>
        <table:table-row table:style-name="ro2">
          <table:table-cell office:value-type="float" office:value="0.02724" calcext:value-type="float">
            <text:p>0.02724</text:p>
          </table:table-cell>
          <table:table-cell office:value-type="float" office:value="0.912705" calcext:value-type="float">
            <text:p>0.912705</text:p>
          </table:table-cell>
          <table:table-cell table:number-columns-repeated="4"/>
        </table:table-row>
        <table:table-row table:style-name="ro2">
          <table:table-cell office:value-type="float" office:value="0.030364" calcext:value-type="float">
            <text:p>0.030364</text:p>
          </table:table-cell>
          <table:table-cell office:value-type="float" office:value="2.356189" calcext:value-type="float">
            <text:p>2.356189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488119" calcext:value-type="float">
            <text:p>1.488119</text:p>
          </table:table-cell>
          <table:table-cell table:number-columns-repeated="4"/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1.429109" calcext:value-type="float">
            <text:p>1.429109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1.265204" calcext:value-type="float">
            <text:p>1.265204</text:p>
          </table:table-cell>
          <table:table-cell table:number-columns-repeated="4"/>
        </table:table-row>
        <table:table-row table:style-name="ro2">
          <table:table-cell office:value-type="float" office:value="0.029219" calcext:value-type="float">
            <text:p>0.029219</text:p>
          </table:table-cell>
          <table:table-cell office:value-type="float" office:value="0.74057" calcext:value-type="float">
            <text:p>0.74057</text:p>
          </table:table-cell>
          <table:table-cell table:number-columns-repeated="4"/>
        </table:table-row>
        <table:table-row table:style-name="ro2">
          <table:table-cell office:value-type="float" office:value="0.027343" calcext:value-type="float">
            <text:p>0.027343</text:p>
          </table:table-cell>
          <table:table-cell office:value-type="float" office:value="0.6188" calcext:value-type="float">
            <text:p>0.6188</text:p>
          </table:table-cell>
          <table:table-cell table:number-columns-repeated="4"/>
        </table:table-row>
        <table:table-row table:style-name="ro2">
          <table:table-cell office:value-type="float" office:value="0.025365" calcext:value-type="float">
            <text:p>0.025365</text:p>
          </table:table-cell>
          <table:table-cell office:value-type="float" office:value="0.621195" calcext:value-type="float">
            <text:p>0.621195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0.733435" calcext:value-type="float">
            <text:p>0.733435</text:p>
          </table:table-cell>
          <table:table-cell table:number-columns-repeated="4"/>
        </table:table-row>
        <table:table-row table:style-name="ro2">
          <table:table-cell office:value-type="float" office:value="0.024947" calcext:value-type="float">
            <text:p>0.024947</text:p>
          </table:table-cell>
          <table:table-cell office:value-type="float" office:value="0.661195" calcext:value-type="float">
            <text:p>0.661195</text:p>
          </table:table-cell>
          <table:table-cell table:number-columns-repeated="4"/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1.862129" calcext:value-type="float">
            <text:p>1.862129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745362" calcext:value-type="float">
            <text:p>0.745362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0.728851" calcext:value-type="float">
            <text:p>0.728851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0.67755" calcext:value-type="float">
            <text:p>0.67755</text:p>
          </table:table-cell>
          <table:table-cell table:number-columns-repeated="4"/>
        </table:table-row>
        <table:table-row table:style-name="ro2">
          <table:table-cell office:value-type="float" office:value="0.029531" calcext:value-type="float">
            <text:p>0.029531</text:p>
          </table:table-cell>
          <table:table-cell office:value-type="float" office:value="0.730413" calcext:value-type="float">
            <text:p>0.730413</text:p>
          </table:table-cell>
          <table:table-cell table:number-columns-repeated="4"/>
        </table:table-row>
        <table:table-row table:style-name="ro2">
          <table:table-cell office:value-type="float" office:value="0.027448" calcext:value-type="float">
            <text:p>0.027448</text:p>
          </table:table-cell>
          <table:table-cell office:value-type="float" office:value="0.717914" calcext:value-type="float">
            <text:p>0.717914</text:p>
          </table:table-cell>
          <table:table-cell table:number-columns-repeated="4"/>
        </table:table-row>
        <table:table-row table:style-name="ro2">
          <table:table-cell office:value-type="float" office:value="0.029166" calcext:value-type="float">
            <text:p>0.029166</text:p>
          </table:table-cell>
          <table:table-cell office:value-type="float" office:value="0.884372" calcext:value-type="float">
            <text:p>0.884372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627966" calcext:value-type="float">
            <text:p>0.627966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0.611092" calcext:value-type="float">
            <text:p>0.611092</text:p>
          </table:table-cell>
          <table:table-cell table:number-columns-repeated="4"/>
        </table:table-row>
        <table:table-row table:style-name="ro2">
          <table:table-cell office:value-type="float" office:value="0.027448" calcext:value-type="float">
            <text:p>0.027448</text:p>
          </table:table-cell>
          <table:table-cell office:value-type="float" office:value="0.985152" calcext:value-type="float">
            <text:p>0.985152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0.957705" calcext:value-type="float">
            <text:p>0.957705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967809" calcext:value-type="float">
            <text:p>0.967809</text:p>
          </table:table-cell>
          <table:table-cell table:number-columns-repeated="4"/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1.993378" calcext:value-type="float">
            <text:p>1.993378</text:p>
          </table:table-cell>
          <table:table-cell table:number-columns-repeated="4"/>
        </table:table-row>
        <table:table-row table:style-name="ro2">
          <table:table-cell office:value-type="float" office:value="0.028021" calcext:value-type="float">
            <text:p>0.028021</text:p>
          </table:table-cell>
          <table:table-cell office:value-type="float" office:value="0.803278" calcext:value-type="float">
            <text:p>0.803278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0.81583" calcext:value-type="float">
            <text:p>0.81583</text:p>
          </table:table-cell>
          <table:table-cell table:number-columns-repeated="4"/>
        </table:table-row>
        <table:table-row table:style-name="ro2">
          <table:table-cell office:value-type="float" office:value="0.02724" calcext:value-type="float">
            <text:p>0.02724</text:p>
          </table:table-cell>
          <table:table-cell office:value-type="float" office:value="0.874528" calcext:value-type="float">
            <text:p>0.874528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0.846664" calcext:value-type="float">
            <text:p>0.846664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882705" calcext:value-type="float">
            <text:p>0.882705</text:p>
          </table:table-cell>
          <table:table-cell table:number-columns-repeated="4"/>
        </table:table-row>
        <table:table-row table:style-name="ro2">
          <table:table-cell office:value-type="float" office:value="0.030261" calcext:value-type="float">
            <text:p>0.030261</text:p>
          </table:table-cell>
          <table:table-cell office:value-type="float" office:value="0.91208" calcext:value-type="float">
            <text:p>0.91208</text:p>
          </table:table-cell>
          <table:table-cell table:number-columns-repeated="4"/>
        </table:table-row>
        <table:table-row table:style-name="ro2">
          <table:table-cell office:value-type="float" office:value="0.028593" calcext:value-type="float">
            <text:p>0.028593</text:p>
          </table:table-cell>
          <table:table-cell office:value-type="float" office:value="2.534574" calcext:value-type="float">
            <text:p>2.534574</text:p>
          </table:table-cell>
          <table:table-cell table:number-columns-repeated="4"/>
        </table:table-row>
        <table:table-row table:style-name="ro2">
          <table:table-cell office:value-type="float" office:value="0.028594" calcext:value-type="float">
            <text:p>0.028594</text:p>
          </table:table-cell>
          <table:table-cell office:value-type="float" office:value="1.249109" calcext:value-type="float">
            <text:p>1.249109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135725" calcext:value-type="float">
            <text:p>1.135725</text:p>
          </table:table-cell>
          <table:table-cell table:number-columns-repeated="4"/>
        </table:table-row>
        <table:table-row table:style-name="ro2">
          <table:table-cell office:value-type="float" office:value="0.029843" calcext:value-type="float">
            <text:p>0.029843</text:p>
          </table:table-cell>
          <table:table-cell office:value-type="float" office:value="1.908274" calcext:value-type="float">
            <text:p>1.908274</text:p>
          </table:table-cell>
          <table:table-cell table:number-columns-repeated="4"/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1.832337" calcext:value-type="float">
            <text:p>1.832337</text:p>
          </table:table-cell>
          <table:table-cell table:number-columns-repeated="4"/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1.440099" calcext:value-type="float">
            <text:p>1.440099</text:p>
          </table:table-cell>
          <table:table-cell table:number-columns-repeated="4"/>
        </table:table-row>
        <table:table-row table:style-name="ro2">
          <table:table-cell office:value-type="float" office:value="0.027239" calcext:value-type="float">
            <text:p>0.027239</text:p>
          </table:table-cell>
          <table:table-cell office:value-type="float" office:value="0.966298" calcext:value-type="float">
            <text:p>0.966298</text:p>
          </table:table-cell>
          <table:table-cell table:number-columns-repeated="4"/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0.809997" calcext:value-type="float">
            <text:p>0.809997</text:p>
          </table:table-cell>
          <table:table-cell table:number-columns-repeated="4"/>
        </table:table-row>
        <table:table-row table:style-name="ro2">
          <table:table-cell office:value-type="float" office:value="0.027812" calcext:value-type="float">
            <text:p>0.027812</text:p>
          </table:table-cell>
          <table:table-cell office:value-type="float" office:value="0.999163" calcext:value-type="float">
            <text:p>0.999163</text:p>
          </table:table-cell>
          <table:table-cell table:number-columns-repeated="4"/>
        </table:table-row>
        <table:table-row table:style-name="ro2">
          <table:table-cell office:value-type="float" office:value="0.028854" calcext:value-type="float">
            <text:p>0.028854</text:p>
          </table:table-cell>
          <table:table-cell office:value-type="float" office:value="1.997232" calcext:value-type="float">
            <text:p>1.997232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007549" calcext:value-type="float">
            <text:p>1.007549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1.118641" calcext:value-type="float">
            <text:p>1.118641</text:p>
          </table:table-cell>
          <table:table-cell table:number-columns-repeated="4"/>
        </table:table-row>
        <table:table-row table:style-name="ro2">
          <table:table-cell office:value-type="float" office:value="0.028385" calcext:value-type="float">
            <text:p>0.028385</text:p>
          </table:table-cell>
          <table:table-cell office:value-type="float" office:value="0.893018" calcext:value-type="float">
            <text:p>0.893018</text:p>
          </table:table-cell>
          <table:table-cell table:number-columns-repeated="4"/>
        </table:table-row>
        <table:table-row table:style-name="ro2">
          <table:table-cell office:value-type="float" office:value="0.028906" calcext:value-type="float">
            <text:p>0.028906</text:p>
          </table:table-cell>
          <table:table-cell office:value-type="float" office:value="0.972496" calcext:value-type="float">
            <text:p>0.972496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32029" calcext:value-type="float">
            <text:p>0.732029</text:p>
          </table:table-cell>
          <table:table-cell table:number-columns-repeated="4"/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0.612445" calcext:value-type="float">
            <text:p>0.612445</text:p>
          </table:table-cell>
          <table:table-cell table:number-columns-repeated="4"/>
        </table:table-row>
        <table:table-row table:style-name="ro2">
          <table:table-cell office:value-type="float" office:value="0.027916" calcext:value-type="float">
            <text:p>0.027916</text:p>
          </table:table-cell>
          <table:table-cell office:value-type="float" office:value="0.778122" calcext:value-type="float">
            <text:p>0.778122</text:p>
          </table:table-cell>
          <table:table-cell table:number-columns-repeated="4"/>
        </table:table-row>
        <table:table-row table:style-name="ro2">
          <table:table-cell office:value-type="float" office:value="0.02875" calcext:value-type="float">
            <text:p>0.02875</text:p>
          </table:table-cell>
          <table:table-cell office:value-type="float" office:value="0.732081" calcext:value-type="float">
            <text:p>0.732081</text:p>
          </table:table-cell>
          <table:table-cell table:number-columns-repeated="4"/>
        </table:table-row>
        <table:table-row table:style-name="ro2">
          <table:table-cell office:value-type="float" office:value="0.027396" calcext:value-type="float">
            <text:p>0.027396</text:p>
          </table:table-cell>
          <table:table-cell office:value-type="float" office:value="0.62057" calcext:value-type="float">
            <text:p>0.62057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0.652602" calcext:value-type="float">
            <text:p>0.652602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0.721977" calcext:value-type="float">
            <text:p>0.721977</text:p>
          </table:table-cell>
          <table:table-cell table:number-columns-repeated="4"/>
        </table:table-row>
        <table:table-row table:style-name="ro2">
          <table:table-cell office:value-type="float" office:value="0.029583" calcext:value-type="float">
            <text:p>0.029583</text:p>
          </table:table-cell>
          <table:table-cell office:value-type="float" office:value="0.759736" calcext:value-type="float">
            <text:p>0.759736</text:p>
          </table:table-cell>
          <table:table-cell table:number-columns-repeated="4"/>
        </table:table-row>
        <table:table-row table:style-name="ro2">
          <table:table-cell office:value-type="float" office:value="0.03026" calcext:value-type="float">
            <text:p>0.03026</text:p>
          </table:table-cell>
          <table:table-cell office:value-type="float" office:value="0.970413" calcext:value-type="float">
            <text:p>0.970413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1.014215" calcext:value-type="float">
            <text:p>1.014215</text:p>
          </table:table-cell>
          <table:table-cell table:number-columns-repeated="4"/>
        </table:table-row>
        <table:table-row table:style-name="ro2">
          <table:table-cell office:value-type="float" office:value="0.028646" calcext:value-type="float">
            <text:p>0.028646</text:p>
          </table:table-cell>
          <table:table-cell office:value-type="float" office:value="4.61191" calcext:value-type="float">
            <text:p>4.61191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1.785566" calcext:value-type="float">
            <text:p>1.785566</text:p>
          </table:table-cell>
          <table:table-cell table:number-columns-repeated="4"/>
        </table:table-row>
        <table:table-row table:style-name="ro2">
          <table:table-cell office:value-type="float" office:value="0.029114" calcext:value-type="float">
            <text:p>0.029114</text:p>
          </table:table-cell>
          <table:table-cell office:value-type="float" office:value="6.277685" calcext:value-type="float">
            <text:p>6.277685</text:p>
          </table:table-cell>
          <table:table-cell table:number-columns-repeated="4"/>
        </table:table-row>
        <table:table-row table:style-name="ro2">
          <table:table-cell office:value-type="float" office:value="0.027136" calcext:value-type="float">
            <text:p>0.027136</text:p>
          </table:table-cell>
          <table:table-cell office:value-type="float" office:value="2.034211" calcext:value-type="float">
            <text:p>2.034211</text:p>
          </table:table-cell>
          <table:table-cell table:number-columns-repeated="4"/>
        </table:table-row>
        <table:table-row table:style-name="ro2">
          <table:table-cell office:value-type="float" office:value="0.029322" calcext:value-type="float">
            <text:p>0.029322</text:p>
          </table:table-cell>
          <table:table-cell office:value-type="float" office:value="2.01119" calcext:value-type="float">
            <text:p>2.01119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182548" calcext:value-type="float">
            <text:p>1.182548</text:p>
          </table:table-cell>
          <table:table-cell table:number-columns-repeated="4"/>
        </table:table-row>
        <table:table-row table:style-name="ro2">
          <table:table-cell office:value-type="float" office:value="0.029323" calcext:value-type="float">
            <text:p>0.029323</text:p>
          </table:table-cell>
          <table:table-cell office:value-type="float" office:value="1.122079" calcext:value-type="float">
            <text:p>1.122079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133173" calcext:value-type="float">
            <text:p>1.133173</text:p>
          </table:table-cell>
          <table:table-cell table:number-columns-repeated="4"/>
        </table:table-row>
        <table:table-row table:style-name="ro2">
          <table:table-cell office:value-type="float" office:value="0.028437" calcext:value-type="float">
            <text:p>0.028437</text:p>
          </table:table-cell>
          <table:table-cell office:value-type="float" office:value="0.949163" calcext:value-type="float">
            <text:p>0.949163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008121" calcext:value-type="float">
            <text:p>1.008121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1.006455" calcext:value-type="float">
            <text:p>1.006455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077027" calcext:value-type="float">
            <text:p>1.077027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057392" calcext:value-type="float">
            <text:p>1.057392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1.149891" calcext:value-type="float">
            <text:p>1.149891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997444" calcext:value-type="float">
            <text:p>0.997444</text:p>
          </table:table-cell>
          <table:table-cell table:number-columns-repeated="4"/>
        </table:table-row>
        <table:table-row table:style-name="ro2">
          <table:table-cell office:value-type="float" office:value="0.029583" calcext:value-type="float">
            <text:p>0.029583</text:p>
          </table:table-cell>
          <table:table-cell office:value-type="float" office:value="1.106663" calcext:value-type="float">
            <text:p>1.106663</text:p>
          </table:table-cell>
          <table:table-cell table:number-columns-repeated="4"/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0.843799" calcext:value-type="float">
            <text:p>0.843799</text:p>
          </table:table-cell>
          <table:table-cell table:number-columns-repeated="4"/>
        </table:table-row>
        <table:table-row table:style-name="ro2">
          <table:table-cell office:value-type="float" office:value="0.028697" calcext:value-type="float">
            <text:p>0.028697</text:p>
          </table:table-cell>
          <table:table-cell office:value-type="float" office:value="1.033433" calcext:value-type="float">
            <text:p>1.033433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982028" calcext:value-type="float">
            <text:p>0.982028</text:p>
          </table:table-cell>
          <table:table-cell table:number-columns-repeated="4"/>
        </table:table-row>
        <table:table-row table:style-name="ro2">
          <table:table-cell office:value-type="float" office:value="0.029011" calcext:value-type="float">
            <text:p>0.029011</text:p>
          </table:table-cell>
          <table:table-cell office:value-type="float" office:value="2.602751" calcext:value-type="float">
            <text:p>2.602751</text:p>
          </table:table-cell>
          <table:table-cell table:number-columns-repeated="4"/>
        </table:table-row>
        <table:table-row table:style-name="ro2">
          <table:table-cell office:value-type="float" office:value="0.028645" calcext:value-type="float">
            <text:p>0.028645</text:p>
          </table:table-cell>
          <table:table-cell office:value-type="float" office:value="0.936819" calcext:value-type="float">
            <text:p>0.936819</text:p>
          </table:table-cell>
          <table:table-cell table:number-columns-repeated="4"/>
        </table:table-row>
        <table:table-row table:style-name="ro2">
          <table:table-cell office:value-type="float" office:value="0.02724" calcext:value-type="float">
            <text:p>0.02724</text:p>
          </table:table-cell>
          <table:table-cell office:value-type="float" office:value="0.908642" calcext:value-type="float">
            <text:p>0.908642</text:p>
          </table:table-cell>
          <table:table-cell table:number-columns-repeated="4"/>
        </table:table-row>
        <table:table-row table:style-name="ro2">
          <table:table-cell office:value-type="float" office:value="0.028541" calcext:value-type="float">
            <text:p>0.028541</text:p>
          </table:table-cell>
          <table:table-cell office:value-type="float" office:value="0.998538" calcext:value-type="float">
            <text:p>0.998538</text:p>
          </table:table-cell>
          <table:table-cell table:number-columns-repeated="4"/>
        </table:table-row>
        <table:table-row table:style-name="ro2">
          <table:table-cell office:value-type="float" office:value="0.027344" calcext:value-type="float">
            <text:p>0.027344</text:p>
          </table:table-cell>
          <table:table-cell office:value-type="float" office:value="1.073121" calcext:value-type="float">
            <text:p>1.073121</text:p>
          </table:table-cell>
          <table:table-cell table:number-columns-repeated="4"/>
        </table:table-row>
        <table:table-row table:style-name="ro2">
          <table:table-cell office:value-type="float" office:value="0.02802" calcext:value-type="float">
            <text:p>0.02802</text:p>
          </table:table-cell>
          <table:table-cell office:value-type="float" office:value="1.376818" calcext:value-type="float">
            <text:p>1.376818</text:p>
          </table:table-cell>
          <table:table-cell table:number-columns-repeated="4"/>
        </table:table-row>
        <table:table-row table:style-name="ro2">
          <table:table-cell office:value-type="float" office:value="0.028438" calcext:value-type="float">
            <text:p>0.028438</text:p>
          </table:table-cell>
          <table:table-cell office:value-type="float" office:value="2.029992" calcext:value-type="float">
            <text:p>2.029992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1.401453" calcext:value-type="float">
            <text:p>1.401453</text:p>
          </table:table-cell>
          <table:table-cell table:number-columns-repeated="4"/>
        </table:table-row>
        <table:table-row table:style-name="ro2">
          <table:table-cell office:value-type="float" office:value="0.028802" calcext:value-type="float">
            <text:p>0.028802</text:p>
          </table:table-cell>
          <table:table-cell office:value-type="float" office:value="2.050045" calcext:value-type="float">
            <text:p>2.050045</text:p>
          </table:table-cell>
          <table:table-cell table:number-columns-repeated="4"/>
        </table:table-row>
        <table:table-row table:style-name="ro2">
          <table:table-cell office:value-type="float" office:value="0.03026" calcext:value-type="float">
            <text:p>0.03026</text:p>
          </table:table-cell>
          <table:table-cell office:value-type="float" office:value="1.96468" calcext:value-type="float">
            <text:p>1.96468</text:p>
          </table:table-cell>
          <table:table-cell table:number-columns-repeated="4"/>
        </table:table-row>
        <table:table-row table:style-name="ro2">
          <table:table-cell office:value-type="float" office:value="0.028281" calcext:value-type="float">
            <text:p>0.028281</text:p>
          </table:table-cell>
          <table:table-cell office:value-type="float" office:value="3.428216" calcext:value-type="float">
            <text:p>3.428216</text:p>
          </table:table-cell>
          <table:table-cell table:number-columns-repeated="4"/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0.919997" calcext:value-type="float">
            <text:p>0.919997</text:p>
          </table:table-cell>
          <table:table-cell table:number-columns-repeated="4"/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0.790257" calcext:value-type="float">
            <text:p>0.790257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793122" calcext:value-type="float">
            <text:p>0.793122</text:p>
          </table:table-cell>
          <table:table-cell table:number-columns-repeated="4"/>
        </table:table-row>
        <table:table-row table:style-name="ro2">
          <table:table-cell office:value-type="float" office:value="0.026771" calcext:value-type="float">
            <text:p>0.026771</text:p>
          </table:table-cell>
          <table:table-cell office:value-type="float" office:value="0.791456" calcext:value-type="float">
            <text:p>0.791456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0.981142" calcext:value-type="float">
            <text:p>0.981142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2.018221" calcext:value-type="float">
            <text:p>2.018221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825726" calcext:value-type="float">
            <text:p>0.825726</text:p>
          </table:table-cell>
          <table:table-cell table:number-columns-repeated="4"/>
        </table:table-row>
        <table:table-row table:style-name="ro2">
          <table:table-cell office:value-type="float" office:value="0.025625" calcext:value-type="float">
            <text:p>0.025625</text:p>
          </table:table-cell>
          <table:table-cell office:value-type="float" office:value="0.672758" calcext:value-type="float">
            <text:p>0.672758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0.768539" calcext:value-type="float">
            <text:p>0.768539</text:p>
          </table:table-cell>
          <table:table-cell table:number-columns-repeated="4"/>
        </table:table-row>
        <table:table-row table:style-name="ro2">
          <table:table-cell office:value-type="float" office:value="0.060833" calcext:value-type="float">
            <text:p>0.060833</text:p>
          </table:table-cell>
          <table:table-cell office:value-type="float" office:value="0.716404" calcext:value-type="float">
            <text:p>0.716404</text:p>
          </table:table-cell>
          <table:table-cell table:number-columns-repeated="4"/>
        </table:table-row>
        <table:table-row table:style-name="ro2">
          <table:table-cell office:value-type="float" office:value="0.031718" calcext:value-type="float">
            <text:p>0.031718</text:p>
          </table:table-cell>
          <table:table-cell office:value-type="float" office:value="1.956971" calcext:value-type="float">
            <text:p>1.956971</text:p>
          </table:table-cell>
          <table:table-cell table:number-columns-repeated="4"/>
        </table:table-row>
        <table:table-row table:style-name="ro2">
          <table:table-cell office:value-type="float" office:value="0.027813" calcext:value-type="float">
            <text:p>0.027813</text:p>
          </table:table-cell>
          <table:table-cell office:value-type="float" office:value="0.957236" calcext:value-type="float">
            <text:p>0.957236</text:p>
          </table:table-cell>
          <table:table-cell table:number-columns-repeated="4"/>
        </table:table-row>
        <table:table-row table:style-name="ro2">
          <table:table-cell office:value-type="float" office:value="0.025468" calcext:value-type="float">
            <text:p>0.025468</text:p>
          </table:table-cell>
          <table:table-cell office:value-type="float" office:value="0.88208" calcext:value-type="float">
            <text:p>0.88208</text:p>
          </table:table-cell>
          <table:table-cell table:number-columns-repeated="4"/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0.714477" calcext:value-type="float">
            <text:p>0.714477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62291" calcext:value-type="float">
            <text:p>1.62291</text:p>
          </table:table-cell>
          <table:table-cell table:number-columns-repeated="4"/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1.46088" calcext:value-type="float">
            <text:p>1.46088</text:p>
          </table:table-cell>
          <table:table-cell table:number-columns-repeated="4"/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0.959945" calcext:value-type="float">
            <text:p>0.959945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1.409265" calcext:value-type="float">
            <text:p>1.409265</text:p>
          </table:table-cell>
          <table:table-cell table:number-columns-repeated="4"/>
        </table:table-row>
        <table:table-row table:style-name="ro2">
          <table:table-cell office:value-type="float" office:value="0.024843" calcext:value-type="float">
            <text:p>0.024843</text:p>
          </table:table-cell>
          <table:table-cell office:value-type="float" office:value="2.251606" calcext:value-type="float">
            <text:p>2.251606</text:p>
          </table:table-cell>
          <table:table-cell table:number-columns-repeated="4"/>
        </table:table-row>
        <table:table-row table:style-name="ro2">
          <table:table-cell office:value-type="float" office:value="0.024427" calcext:value-type="float">
            <text:p>0.024427</text:p>
          </table:table-cell>
          <table:table-cell office:value-type="float" office:value="1.52588" calcext:value-type="float">
            <text:p>1.52588</text:p>
          </table:table-cell>
          <table:table-cell table:number-columns-repeated="4"/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3.149259" calcext:value-type="float">
            <text:p>3.149259</text:p>
          </table:table-cell>
          <table:table-cell table:number-columns-repeated="4"/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2.200877" calcext:value-type="float">
            <text:p>2.200877</text:p>
          </table:table-cell>
          <table:table-cell table:number-columns-repeated="4"/>
        </table:table-row>
        <table:table-row table:style-name="ro2">
          <table:table-cell office:value-type="float" office:value="0.024792" calcext:value-type="float">
            <text:p>0.024792</text:p>
          </table:table-cell>
          <table:table-cell office:value-type="float" office:value="1.117652" calcext:value-type="float">
            <text:p>1.117652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2.266137" calcext:value-type="float">
            <text:p>2.266137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792445" calcext:value-type="float">
            <text:p>0.792445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0.70156" calcext:value-type="float">
            <text:p>0.70156</text:p>
          </table:table-cell>
          <table:table-cell table:number-columns-repeated="4"/>
        </table:table-row>
        <table:table-row table:style-name="ro2">
          <table:table-cell office:value-type="float" office:value="0.025625" calcext:value-type="float">
            <text:p>0.025625</text:p>
          </table:table-cell>
          <table:table-cell office:value-type="float" office:value="0.74057" calcext:value-type="float">
            <text:p>0.74057</text:p>
          </table:table-cell>
          <table:table-cell table:number-columns-repeated="4"/>
        </table:table-row>
        <table:table-row table:style-name="ro2">
          <table:table-cell office:value-type="float" office:value="0.024999" calcext:value-type="float">
            <text:p>0.024999</text:p>
          </table:table-cell>
          <table:table-cell office:value-type="float" office:value="0.622081" calcext:value-type="float">
            <text:p>0.622081</text:p>
          </table:table-cell>
          <table:table-cell table:number-columns-repeated="4"/>
        </table:table-row>
        <table:table-row table:style-name="ro2">
          <table:table-cell office:value-type="float" office:value="0.025209" calcext:value-type="float">
            <text:p>0.025209</text:p>
          </table:table-cell>
          <table:table-cell office:value-type="float" office:value="0.624165" calcext:value-type="float">
            <text:p>0.624165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0.750101" calcext:value-type="float">
            <text:p>0.750101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624373" calcext:value-type="float">
            <text:p>0.624373</text:p>
          </table:table-cell>
          <table:table-cell table:number-columns-repeated="4"/>
        </table:table-row>
        <table:table-row table:style-name="ro2">
          <table:table-cell office:value-type="float" office:value="0.033854" calcext:value-type="float">
            <text:p>0.033854</text:p>
          </table:table-cell>
          <table:table-cell office:value-type="float" office:value="1.912336" calcext:value-type="float">
            <text:p>1.912336</text:p>
          </table:table-cell>
          <table:table-cell table:number-columns-repeated="4"/>
        </table:table-row>
        <table:table-row table:style-name="ro2">
          <table:table-cell office:value-type="float" office:value="0.025365" calcext:value-type="float">
            <text:p>0.025365</text:p>
          </table:table-cell>
          <table:table-cell office:value-type="float" office:value="0.724008" calcext:value-type="float">
            <text:p>0.724008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1.158954" calcext:value-type="float">
            <text:p>1.158954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0.723487" calcext:value-type="float">
            <text:p>0.723487</text:p>
          </table:table-cell>
          <table:table-cell table:number-columns-repeated="4"/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0.618331" calcext:value-type="float">
            <text:p>0.618331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0.656247" calcext:value-type="float">
            <text:p>0.656247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720362" calcext:value-type="float">
            <text:p>0.720362</text:p>
          </table:table-cell>
          <table:table-cell table:number-columns-repeated="4"/>
        </table:table-row>
        <table:table-row table:style-name="ro2">
          <table:table-cell office:value-type="float" office:value="0.024947" calcext:value-type="float">
            <text:p>0.024947</text:p>
          </table:table-cell>
          <table:table-cell office:value-type="float" office:value="0.615571" calcext:value-type="float">
            <text:p>0.615571</text:p>
          </table:table-cell>
          <table:table-cell table:number-columns-repeated="4"/>
        </table:table-row>
        <table:table-row table:style-name="ro2">
          <table:table-cell office:value-type="float" office:value="0.024636" calcext:value-type="float">
            <text:p>0.024636</text:p>
          </table:table-cell>
          <table:table-cell office:value-type="float" office:value="0.657341" calcext:value-type="float">
            <text:p>0.657341</text:p>
          </table:table-cell>
          <table:table-cell table:number-columns-repeated="4"/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0.721664" calcext:value-type="float">
            <text:p>0.721664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0.620987" calcext:value-type="float">
            <text:p>0.620987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0.798487" calcext:value-type="float">
            <text:p>0.798487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706195" calcext:value-type="float">
            <text:p>0.706195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621244" calcext:value-type="float">
            <text:p>1.621244</text:p>
          </table:table-cell>
          <table:table-cell table:number-columns-repeated="4"/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1.986242" calcext:value-type="float">
            <text:p>1.986242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673644" calcext:value-type="float">
            <text:p>0.673644</text:p>
          </table:table-cell>
          <table:table-cell table:number-columns-repeated="4"/>
        </table:table-row>
        <table:table-row table:style-name="ro2">
          <table:table-cell office:value-type="float" office:value="0.024947" calcext:value-type="float">
            <text:p>0.024947</text:p>
          </table:table-cell>
          <table:table-cell office:value-type="float" office:value="1.164058" calcext:value-type="float">
            <text:p>1.164058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2.532542" calcext:value-type="float">
            <text:p>2.532542</text:p>
          </table:table-cell>
          <table:table-cell table:number-columns-repeated="4"/>
        </table:table-row>
        <table:table-row table:style-name="ro2">
          <table:table-cell office:value-type="float" office:value="0.025209" calcext:value-type="float">
            <text:p>0.025209</text:p>
          </table:table-cell>
          <table:table-cell office:value-type="float" office:value="1.804056" calcext:value-type="float">
            <text:p>1.804056</text:p>
          </table:table-cell>
          <table:table-cell table:number-columns-repeated="4"/>
        </table:table-row>
        <table:table-row table:style-name="ro2">
          <table:table-cell office:value-type="float" office:value="0.026718" calcext:value-type="float">
            <text:p>0.026718</text:p>
          </table:table-cell>
          <table:table-cell office:value-type="float" office:value="0.914788" calcext:value-type="float">
            <text:p>0.914788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1.206037" calcext:value-type="float">
            <text:p>1.206037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8114" calcext:value-type="float">
            <text:p>1.8114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12411" calcext:value-type="float">
            <text:p>1.12411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133121" calcext:value-type="float">
            <text:p>1.133121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1.238693" calcext:value-type="float">
            <text:p>1.238693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1.083069" calcext:value-type="float">
            <text:p>1.083069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1.034163" calcext:value-type="float">
            <text:p>1.034163</text:p>
          </table:table-cell>
          <table:table-cell table:number-columns-repeated="4"/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0.833538" calcext:value-type="float">
            <text:p>0.833538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034476" calcext:value-type="float">
            <text:p>1.034476</text:p>
          </table:table-cell>
          <table:table-cell table:number-columns-repeated="4"/>
        </table:table-row>
        <table:table-row table:style-name="ro2">
          <table:table-cell office:value-type="float" office:value="0.025729" calcext:value-type="float">
            <text:p>0.025729</text:p>
          </table:table-cell>
          <table:table-cell office:value-type="float" office:value="0.870778" calcext:value-type="float">
            <text:p>0.870778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1.547129" calcext:value-type="float">
            <text:p>1.547129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1.535776" calcext:value-type="float">
            <text:p>1.535776</text:p>
          </table:table-cell>
          <table:table-cell table:number-columns-repeated="4"/>
        </table:table-row>
        <table:table-row table:style-name="ro2">
          <table:table-cell office:value-type="float" office:value="0.024843" calcext:value-type="float">
            <text:p>0.024843</text:p>
          </table:table-cell>
          <table:table-cell office:value-type="float" office:value="1.695097" calcext:value-type="float">
            <text:p>1.695097</text:p>
          </table:table-cell>
          <table:table-cell table:number-columns-repeated="4"/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1.384474" calcext:value-type="float">
            <text:p>1.384474</text:p>
          </table:table-cell>
          <table:table-cell table:number-columns-repeated="4"/>
        </table:table-row>
        <table:table-row table:style-name="ro2">
          <table:table-cell office:value-type="float" office:value="0.03849" calcext:value-type="float">
            <text:p>0.03849</text:p>
          </table:table-cell>
          <table:table-cell office:value-type="float" office:value="2.007962" calcext:value-type="float">
            <text:p>2.007962</text:p>
          </table:table-cell>
          <table:table-cell table:number-columns-repeated="4"/>
        </table:table-row>
        <table:table-row table:style-name="ro2">
          <table:table-cell office:value-type="float" office:value="0.028333" calcext:value-type="float">
            <text:p>0.028333</text:p>
          </table:table-cell>
          <table:table-cell office:value-type="float" office:value="2.036971" calcext:value-type="float">
            <text:p>2.036971</text:p>
          </table:table-cell>
          <table:table-cell table:number-columns-repeated="4"/>
        </table:table-row>
        <table:table-row table:style-name="ro2">
          <table:table-cell office:value-type="float" office:value="0.025416" calcext:value-type="float">
            <text:p>0.025416</text:p>
          </table:table-cell>
          <table:table-cell office:value-type="float" office:value="1.69364" calcext:value-type="float">
            <text:p>1.69364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1.563067" calcext:value-type="float">
            <text:p>1.563067</text:p>
          </table:table-cell>
          <table:table-cell table:number-columns-repeated="4"/>
        </table:table-row>
        <table:table-row table:style-name="ro2">
          <table:table-cell office:value-type="float" office:value="0.02552" calcext:value-type="float">
            <text:p>0.02552</text:p>
          </table:table-cell>
          <table:table-cell office:value-type="float" office:value="1.202391" calcext:value-type="float">
            <text:p>1.202391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0.741872" calcext:value-type="float">
            <text:p>0.741872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711924" calcext:value-type="float">
            <text:p>0.711924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0.928434" calcext:value-type="float">
            <text:p>0.928434</text:p>
          </table:table-cell>
          <table:table-cell table:number-columns-repeated="4"/>
        </table:table-row>
        <table:table-row table:style-name="ro2">
          <table:table-cell office:value-type="float" office:value="0.073906" calcext:value-type="float">
            <text:p>0.073906</text:p>
          </table:table-cell>
          <table:table-cell office:value-type="float" office:value="0.904997" calcext:value-type="float">
            <text:p>0.904997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158069" calcext:value-type="float">
            <text:p>1.158069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858382" calcext:value-type="float">
            <text:p>0.858382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1.166662" calcext:value-type="float">
            <text:p>1.166662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1.082079" calcext:value-type="float">
            <text:p>1.082079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088486" calcext:value-type="float">
            <text:p>1.088486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0.939059" calcext:value-type="float">
            <text:p>0.939059</text:p>
          </table:table-cell>
          <table:table-cell table:number-columns-repeated="4"/>
        </table:table-row>
        <table:table-row table:style-name="ro2">
          <table:table-cell office:value-type="float" office:value="0.024895" calcext:value-type="float">
            <text:p>0.024895</text:p>
          </table:table-cell>
          <table:table-cell office:value-type="float" office:value="1.091402" calcext:value-type="float">
            <text:p>1.091402</text:p>
          </table:table-cell>
          <table:table-cell table:number-columns-repeated="4"/>
        </table:table-row>
        <table:table-row table:style-name="ro2">
          <table:table-cell office:value-type="float" office:value="0.025469" calcext:value-type="float">
            <text:p>0.025469</text:p>
          </table:table-cell>
          <table:table-cell office:value-type="float" office:value="0.978121" calcext:value-type="float">
            <text:p>0.978121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030934" calcext:value-type="float">
            <text:p>1.030934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3.576184" calcext:value-type="float">
            <text:p>3.576184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529005" calcext:value-type="float">
            <text:p>1.529005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2.229575" calcext:value-type="float">
            <text:p>2.229575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2.445616" calcext:value-type="float">
            <text:p>2.445616</text:p>
          </table:table-cell>
          <table:table-cell table:number-columns-repeated="4"/>
        </table:table-row>
        <table:table-row table:style-name="ro2">
          <table:table-cell office:value-type="float" office:value="0.026562" calcext:value-type="float">
            <text:p>0.026562</text:p>
          </table:table-cell>
          <table:table-cell office:value-type="float" office:value="1.858951" calcext:value-type="float">
            <text:p>1.858951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1.510515" calcext:value-type="float">
            <text:p>1.510515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2.364158" calcext:value-type="float">
            <text:p>2.364158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0.995205" calcext:value-type="float">
            <text:p>0.995205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104839" calcext:value-type="float">
            <text:p>1.104839</text:p>
          </table:table-cell>
          <table:table-cell table:number-columns-repeated="4"/>
        </table:table-row>
        <table:table-row table:style-name="ro2">
          <table:table-cell office:value-type="float" office:value="0.025729" calcext:value-type="float">
            <text:p>0.025729</text:p>
          </table:table-cell>
          <table:table-cell office:value-type="float" office:value="2.513637" calcext:value-type="float">
            <text:p>2.513637</text:p>
          </table:table-cell>
          <table:table-cell table:number-columns-repeated="4"/>
        </table:table-row>
        <table:table-row table:style-name="ro2">
          <table:table-cell office:value-type="float" office:value="0.025521" calcext:value-type="float">
            <text:p>0.025521</text:p>
          </table:table-cell>
          <table:table-cell office:value-type="float" office:value="1.969992" calcext:value-type="float">
            <text:p>1.969992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768171" calcext:value-type="float">
            <text:p>1.768171</text:p>
          </table:table-cell>
          <table:table-cell table:number-columns-repeated="4"/>
        </table:table-row>
        <table:table-row table:style-name="ro2">
          <table:table-cell office:value-type="float" office:value="0.025885" calcext:value-type="float">
            <text:p>0.025885</text:p>
          </table:table-cell>
          <table:table-cell office:value-type="float" office:value="1.207703" calcext:value-type="float">
            <text:p>1.207703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3.216811" calcext:value-type="float">
            <text:p>3.216811</text:p>
          </table:table-cell>
          <table:table-cell table:number-columns-repeated="4"/>
        </table:table-row>
        <table:table-row table:style-name="ro2">
          <table:table-cell office:value-type="float" office:value="0.029115" calcext:value-type="float">
            <text:p>0.029115</text:p>
          </table:table-cell>
          <table:table-cell office:value-type="float" office:value="1.144423" calcext:value-type="float">
            <text:p>1.144423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0.941976" calcext:value-type="float">
            <text:p>0.941976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1.935096" calcext:value-type="float">
            <text:p>1.935096</text:p>
          </table:table-cell>
          <table:table-cell table:number-columns-repeated="4"/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2.630355" calcext:value-type="float">
            <text:p>2.630355</text:p>
          </table:table-cell>
          <table:table-cell table:number-columns-repeated="4"/>
        </table:table-row>
        <table:table-row table:style-name="ro2">
          <table:table-cell office:value-type="float" office:value="0.026094" calcext:value-type="float">
            <text:p>0.026094</text:p>
          </table:table-cell>
          <table:table-cell office:value-type="float" office:value="1.857337" calcext:value-type="float">
            <text:p>1.857337</text:p>
          </table:table-cell>
          <table:table-cell table:number-columns-repeated="4"/>
        </table:table-row>
        <table:table-row table:style-name="ro2">
          <table:table-cell office:value-type="float" office:value="0.02802" calcext:value-type="float">
            <text:p>0.02802</text:p>
          </table:table-cell>
          <table:table-cell office:value-type="float" office:value="2.413532" calcext:value-type="float">
            <text:p>2.413532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824421" calcext:value-type="float">
            <text:p>1.824421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1.43114" calcext:value-type="float">
            <text:p>1.43114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1.733535" calcext:value-type="float">
            <text:p>1.733535</text:p>
          </table:table-cell>
          <table:table-cell table:number-columns-repeated="4"/>
        </table:table-row>
        <table:table-row table:style-name="ro2">
          <table:table-cell office:value-type="float" office:value="0.027344" calcext:value-type="float">
            <text:p>0.027344</text:p>
          </table:table-cell>
          <table:table-cell office:value-type="float" office:value="1.107184" calcext:value-type="float">
            <text:p>1.107184</text:p>
          </table:table-cell>
          <table:table-cell table:number-columns-repeated="4"/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0.929631" calcext:value-type="float">
            <text:p>0.929631</text:p>
          </table:table-cell>
          <table:table-cell table:number-columns-repeated="4"/>
        </table:table-row>
        <table:table-row table:style-name="ro2">
          <table:table-cell office:value-type="float" office:value="0.026719" calcext:value-type="float">
            <text:p>0.026719</text:p>
          </table:table-cell>
          <table:table-cell office:value-type="float" office:value="0.832914" calcext:value-type="float">
            <text:p>0.832914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0.877809" calcext:value-type="float">
            <text:p>0.877809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2.099471" calcext:value-type="float">
            <text:p>2.099471</text:p>
          </table:table-cell>
          <table:table-cell table:number-columns-repeated="4"/>
        </table:table-row>
        <table:table-row table:style-name="ro2">
          <table:table-cell office:value-type="float" office:value="0.025416" calcext:value-type="float">
            <text:p>0.025416</text:p>
          </table:table-cell>
          <table:table-cell office:value-type="float" office:value="0.747185" calcext:value-type="float">
            <text:p>0.747185</text:p>
          </table:table-cell>
          <table:table-cell table:number-columns-repeated="4"/>
        </table:table-row>
        <table:table-row table:style-name="ro2">
          <table:table-cell office:value-type="float" office:value="0.024584" calcext:value-type="float">
            <text:p>0.024584</text:p>
          </table:table-cell>
          <table:table-cell office:value-type="float" office:value="2.327283" calcext:value-type="float">
            <text:p>2.327283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0276" calcext:value-type="float">
            <text:p>1.0276</text:p>
          </table:table-cell>
          <table:table-cell table:number-columns-repeated="4"/>
        </table:table-row>
        <table:table-row table:style-name="ro2">
          <table:table-cell office:value-type="float" office:value="0.026093" calcext:value-type="float">
            <text:p>0.026093</text:p>
          </table:table-cell>
          <table:table-cell office:value-type="float" office:value="0.969997" calcext:value-type="float">
            <text:p>0.969997</text:p>
          </table:table-cell>
          <table:table-cell table:number-columns-repeated="4"/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0.852653" calcext:value-type="float">
            <text:p>0.852653</text:p>
          </table:table-cell>
          <table:table-cell table:number-columns-repeated="4"/>
        </table:table-row>
        <table:table-row table:style-name="ro2">
          <table:table-cell office:value-type="float" office:value="0.027761" calcext:value-type="float">
            <text:p>0.027761</text:p>
          </table:table-cell>
          <table:table-cell office:value-type="float" office:value="0.823174" calcext:value-type="float">
            <text:p>0.823174</text:p>
          </table:table-cell>
          <table:table-cell table:number-columns-repeated="4"/>
        </table:table-row>
        <table:table-row table:style-name="ro2">
          <table:table-cell office:value-type="float" office:value="0.026041" calcext:value-type="float">
            <text:p>0.026041</text:p>
          </table:table-cell>
          <table:table-cell office:value-type="float" office:value="0.862028" calcext:value-type="float">
            <text:p>0.862028</text:p>
          </table:table-cell>
          <table:table-cell table:number-columns-repeated="4"/>
        </table:table-row>
        <table:table-row table:style-name="ro2">
          <table:table-cell office:value-type="float" office:value="0.025521" calcext:value-type="float">
            <text:p>0.025521</text:p>
          </table:table-cell>
          <table:table-cell office:value-type="float" office:value="0.999631" calcext:value-type="float">
            <text:p>0.999631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142965" calcext:value-type="float">
            <text:p>1.142965</text:p>
          </table:table-cell>
          <table:table-cell table:number-columns-repeated="4"/>
        </table:table-row>
        <table:table-row table:style-name="ro2">
          <table:table-cell office:value-type="float" office:value="0.027031" calcext:value-type="float">
            <text:p>0.027031</text:p>
          </table:table-cell>
          <table:table-cell office:value-type="float" office:value="0.90234" calcext:value-type="float">
            <text:p>0.90234</text:p>
          </table:table-cell>
          <table:table-cell table:number-columns-repeated="4"/>
        </table:table-row>
        <table:table-row table:style-name="ro2">
          <table:table-cell office:value-type="float" office:value="0.033437" calcext:value-type="float">
            <text:p>0.033437</text:p>
          </table:table-cell>
          <table:table-cell office:value-type="float" office:value="1.066194" calcext:value-type="float">
            <text:p>1.066194</text:p>
          </table:table-cell>
          <table:table-cell table:number-columns-repeated="4"/>
        </table:table-row>
        <table:table-row table:style-name="ro2">
          <table:table-cell office:value-type="float" office:value="0.042552" calcext:value-type="float">
            <text:p>0.042552</text:p>
          </table:table-cell>
          <table:table-cell office:value-type="float" office:value="1.014163" calcext:value-type="float">
            <text:p>1.014163</text:p>
          </table:table-cell>
          <table:table-cell table:number-columns-repeated="4"/>
        </table:table-row>
        <table:table-row table:style-name="ro2">
          <table:table-cell office:value-type="float" office:value="0.025729" calcext:value-type="float">
            <text:p>0.025729</text:p>
          </table:table-cell>
          <table:table-cell office:value-type="float" office:value="1.383484" calcext:value-type="float">
            <text:p>1.383484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341297" calcext:value-type="float">
            <text:p>1.341297</text:p>
          </table:table-cell>
          <table:table-cell table:number-columns-repeated="4"/>
        </table:table-row>
        <table:table-row table:style-name="ro2">
          <table:table-cell office:value-type="float" office:value="0.03526" calcext:value-type="float">
            <text:p>0.03526</text:p>
          </table:table-cell>
          <table:table-cell office:value-type="float" office:value="1.456245" calcext:value-type="float">
            <text:p>1.456245</text:p>
          </table:table-cell>
          <table:table-cell table:number-columns-repeated="4"/>
        </table:table-row>
        <table:table-row table:style-name="ro2">
          <table:table-cell office:value-type="float" office:value="0.026406" calcext:value-type="float">
            <text:p>0.026406</text:p>
          </table:table-cell>
          <table:table-cell office:value-type="float" office:value="1.131923" calcext:value-type="float">
            <text:p>1.131923</text:p>
          </table:table-cell>
          <table:table-cell table:number-columns-repeated="4"/>
        </table:table-row>
        <table:table-row table:style-name="ro2">
          <table:table-cell office:value-type="float" office:value="0.025469" calcext:value-type="float">
            <text:p>0.025469</text:p>
          </table:table-cell>
          <table:table-cell office:value-type="float" office:value="1.159943" calcext:value-type="float">
            <text:p>1.159943</text:p>
          </table:table-cell>
          <table:table-cell table:number-columns-repeated="4"/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3.050926" calcext:value-type="float">
            <text:p>3.050926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628119" calcext:value-type="float">
            <text:p>1.628119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.500776" calcext:value-type="float">
            <text:p>1.500776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.421869" calcext:value-type="float">
            <text:p>1.421869</text:p>
          </table:table-cell>
          <table:table-cell table:number-columns-repeated="4"/>
        </table:table-row>
        <table:table-row table:style-name="ro2">
          <table:table-cell office:value-type="float" office:value="0.024114" calcext:value-type="float">
            <text:p>0.024114</text:p>
          </table:table-cell>
          <table:table-cell office:value-type="float" office:value="1.112809" calcext:value-type="float">
            <text:p>1.112809</text:p>
          </table:table-cell>
          <table:table-cell table:number-columns-repeated="4"/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0.868955" calcext:value-type="float">
            <text:p>0.868955</text:p>
          </table:table-cell>
          <table:table-cell table:number-columns-repeated="4"/>
        </table:table-row>
        <table:table-row table:style-name="ro2">
          <table:table-cell office:value-type="float" office:value="0.027917" calcext:value-type="float">
            <text:p>0.027917</text:p>
          </table:table-cell>
          <table:table-cell office:value-type="float" office:value="1.021715" calcext:value-type="float">
            <text:p>1.021715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0.870361" calcext:value-type="float">
            <text:p>0.870361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0.972392" calcext:value-type="float">
            <text:p>0.972392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0.856612" calcext:value-type="float">
            <text:p>0.856612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019735" calcext:value-type="float">
            <text:p>1.019735</text:p>
          </table:table-cell>
          <table:table-cell table:number-columns-repeated="4"/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0.996559" calcext:value-type="float">
            <text:p>0.996559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1.23437" calcext:value-type="float">
            <text:p>1.23437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0.931455" calcext:value-type="float">
            <text:p>0.931455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1.024423" calcext:value-type="float">
            <text:p>1.024423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0.829268" calcext:value-type="float">
            <text:p>0.829268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154579" calcext:value-type="float">
            <text:p>1.154579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0.935882" calcext:value-type="float">
            <text:p>0.935882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2.578167" calcext:value-type="float">
            <text:p>2.578167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1.133694" calcext:value-type="float">
            <text:p>1.133694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1.26937" calcext:value-type="float">
            <text:p>1.26937</text:p>
          </table:table-cell>
          <table:table-cell table:number-columns-repeated="4"/>
        </table:table-row>
        <table:table-row table:style-name="ro2">
          <table:table-cell office:value-type="float" office:value="0.027761" calcext:value-type="float">
            <text:p>0.027761</text:p>
          </table:table-cell>
          <table:table-cell office:value-type="float" office:value="1.386453" calcext:value-type="float">
            <text:p>1.386453</text:p>
          </table:table-cell>
          <table:table-cell table:number-columns-repeated="4"/>
        </table:table-row>
        <table:table-row table:style-name="ro2">
          <table:table-cell office:value-type="float" office:value="0.025468" calcext:value-type="float">
            <text:p>0.025468</text:p>
          </table:table-cell>
          <table:table-cell office:value-type="float" office:value="1.446037" calcext:value-type="float">
            <text:p>1.446037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1.584785" calcext:value-type="float">
            <text:p>1.584785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264735" calcext:value-type="float">
            <text:p>1.264735</text:p>
          </table:table-cell>
          <table:table-cell table:number-columns-repeated="4"/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2.145461" calcext:value-type="float">
            <text:p>2.145461</text:p>
          </table:table-cell>
          <table:table-cell table:number-columns-repeated="4"/>
        </table:table-row>
        <table:table-row table:style-name="ro2">
          <table:table-cell office:value-type="float" office:value="0.026771" calcext:value-type="float">
            <text:p>0.026771</text:p>
          </table:table-cell>
          <table:table-cell office:value-type="float" office:value="3.083842" calcext:value-type="float">
            <text:p>3.083842</text:p>
          </table:table-cell>
          <table:table-cell table:number-columns-repeated="4"/>
        </table:table-row>
        <table:table-row table:style-name="ro2">
          <table:table-cell office:value-type="float" office:value="0.026145" calcext:value-type="float">
            <text:p>0.026145</text:p>
          </table:table-cell>
          <table:table-cell office:value-type="float" office:value="2.607178" calcext:value-type="float">
            <text:p>2.607178</text:p>
          </table:table-cell>
          <table:table-cell table:number-columns-repeated="4"/>
        </table:table-row>
        <table:table-row table:style-name="ro2">
          <table:table-cell office:value-type="float" office:value="0.025938" calcext:value-type="float">
            <text:p>0.025938</text:p>
          </table:table-cell>
          <table:table-cell office:value-type="float" office:value="0.999007" calcext:value-type="float">
            <text:p>0.999007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1.008329" calcext:value-type="float">
            <text:p>1.008329</text:p>
          </table:table-cell>
          <table:table-cell table:number-columns-repeated="4"/>
        </table:table-row>
        <table:table-row table:style-name="ro2">
          <table:table-cell office:value-type="float" office:value="0.027656" calcext:value-type="float">
            <text:p>0.027656</text:p>
          </table:table-cell>
          <table:table-cell office:value-type="float" office:value="0.914059" calcext:value-type="float">
            <text:p>0.914059</text:p>
          </table:table-cell>
          <table:table-cell table:number-columns-repeated="4"/>
        </table:table-row>
        <table:table-row table:style-name="ro2">
          <table:table-cell office:value-type="float" office:value="0.027604" calcext:value-type="float">
            <text:p>0.027604</text:p>
          </table:table-cell>
          <table:table-cell office:value-type="float" office:value="0.83807" calcext:value-type="float">
            <text:p>0.83807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0.90432" calcext:value-type="float">
            <text:p>0.90432</text:p>
          </table:table-cell>
          <table:table-cell table:number-columns-repeated="4"/>
        </table:table-row>
        <table:table-row table:style-name="ro2">
          <table:table-cell office:value-type="float" office:value="0.026458" calcext:value-type="float">
            <text:p>0.026458</text:p>
          </table:table-cell>
          <table:table-cell office:value-type="float" office:value="0.884527" calcext:value-type="float">
            <text:p>0.884527</text:p>
          </table:table-cell>
          <table:table-cell table:number-columns-repeated="4"/>
        </table:table-row>
        <table:table-row table:style-name="ro2">
          <table:table-cell office:value-type="float" office:value="0.024636" calcext:value-type="float">
            <text:p>0.024636</text:p>
          </table:table-cell>
          <table:table-cell office:value-type="float" office:value="2.364679" calcext:value-type="float">
            <text:p>2.364679</text:p>
          </table:table-cell>
          <table:table-cell table:number-columns-repeated="4"/>
        </table:table-row>
        <table:table-row table:style-name="ro2">
          <table:table-cell office:value-type="float" office:value="0.029218" calcext:value-type="float">
            <text:p>0.029218</text:p>
          </table:table-cell>
          <table:table-cell office:value-type="float" office:value="0.865257" calcext:value-type="float">
            <text:p>0.865257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0.98984" calcext:value-type="float">
            <text:p>0.98984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911872" calcext:value-type="float">
            <text:p>0.911872</text:p>
          </table:table-cell>
          <table:table-cell table:number-columns-repeated="4"/>
        </table:table-row>
        <table:table-row table:style-name="ro2">
          <table:table-cell office:value-type="float" office:value="0.025208" calcext:value-type="float">
            <text:p>0.025208</text:p>
          </table:table-cell>
          <table:table-cell office:value-type="float" office:value="0.850986" calcext:value-type="float">
            <text:p>0.850986</text:p>
          </table:table-cell>
          <table:table-cell table:number-columns-repeated="4"/>
        </table:table-row>
        <table:table-row table:style-name="ro2">
          <table:table-cell office:value-type="float" office:value="0.026302" calcext:value-type="float">
            <text:p>0.026302</text:p>
          </table:table-cell>
          <table:table-cell office:value-type="float" office:value="0.875934" calcext:value-type="float">
            <text:p>0.875934</text:p>
          </table:table-cell>
          <table:table-cell table:number-columns-repeated="4"/>
        </table:table-row>
        <table:table-row table:style-name="ro2">
          <table:table-cell office:value-type="float" office:value="0.028125" calcext:value-type="float">
            <text:p>0.028125</text:p>
          </table:table-cell>
          <table:table-cell office:value-type="float" office:value="1.165569" calcext:value-type="float">
            <text:p>1.165569</text:p>
          </table:table-cell>
          <table:table-cell table:number-columns-repeated="4"/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2.371606" calcext:value-type="float">
            <text:p>2.371606</text:p>
          </table:table-cell>
          <table:table-cell table:number-columns-repeated="4"/>
        </table:table-row>
        <table:table-row table:style-name="ro2">
          <table:table-cell office:value-type="float" office:value="0.026407" calcext:value-type="float">
            <text:p>0.026407</text:p>
          </table:table-cell>
          <table:table-cell office:value-type="float" office:value="1.112495" calcext:value-type="float">
            <text:p>1.112495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1.167861" calcext:value-type="float">
            <text:p>1.167861</text:p>
          </table:table-cell>
          <table:table-cell table:number-columns-repeated="4"/>
        </table:table-row>
        <table:table-row table:style-name="ro2">
          <table:table-cell office:value-type="float" office:value="0.024791" calcext:value-type="float">
            <text:p>0.024791</text:p>
          </table:table-cell>
          <table:table-cell office:value-type="float" office:value="1.701243" calcext:value-type="float">
            <text:p>1.701243</text:p>
          </table:table-cell>
          <table:table-cell table:number-columns-repeated="4"/>
        </table:table-row>
        <table:table-row table:style-name="ro2">
          <table:table-cell office:value-type="float" office:value="0.027813" calcext:value-type="float">
            <text:p>0.027813</text:p>
          </table:table-cell>
          <table:table-cell office:value-type="float" office:value="1.600411" calcext:value-type="float">
            <text:p>1.600411</text:p>
          </table:table-cell>
          <table:table-cell table:number-columns-repeated="4"/>
        </table:table-row>
        <table:table-row table:style-name="ro2">
          <table:table-cell office:value-type="float" office:value="0.026041" calcext:value-type="float">
            <text:p>0.026041</text:p>
          </table:table-cell>
          <table:table-cell office:value-type="float" office:value="1.829316" calcext:value-type="float">
            <text:p>1.829316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4.133161" calcext:value-type="float">
            <text:p>4.133161</text:p>
          </table:table-cell>
          <table:table-cell table:number-columns-repeated="4"/>
        </table:table-row>
        <table:table-row table:style-name="ro2">
          <table:table-cell office:value-type="float" office:value="0.025209" calcext:value-type="float">
            <text:p>0.025209</text:p>
          </table:table-cell>
          <table:table-cell office:value-type="float" office:value="2.701344" calcext:value-type="float">
            <text:p>2.701344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070101" calcext:value-type="float">
            <text:p>1.070101</text:p>
          </table:table-cell>
          <table:table-cell table:number-columns-repeated="4"/>
        </table:table-row>
        <table:table-row table:style-name="ro2">
          <table:table-cell office:value-type="float" office:value="0.028176" calcext:value-type="float">
            <text:p>0.028176</text:p>
          </table:table-cell>
          <table:table-cell office:value-type="float" office:value="0.98734" calcext:value-type="float">
            <text:p>0.98734</text:p>
          </table:table-cell>
          <table:table-cell table:number-columns-repeated="4"/>
        </table:table-row>
        <table:table-row table:style-name="ro2">
          <table:table-cell office:value-type="float" office:value="0.026146" calcext:value-type="float">
            <text:p>0.026146</text:p>
          </table:table-cell>
          <table:table-cell office:value-type="float" office:value="1.000777" calcext:value-type="float">
            <text:p>1.000777</text:p>
          </table:table-cell>
          <table:table-cell table:number-columns-repeated="4"/>
        </table:table-row>
        <table:table-row table:style-name="ro2">
          <table:table-cell office:value-type="float" office:value="0.025885" calcext:value-type="float">
            <text:p>0.025885</text:p>
          </table:table-cell>
          <table:table-cell office:value-type="float" office:value="0.974267" calcext:value-type="float">
            <text:p>0.974267</text:p>
          </table:table-cell>
          <table:table-cell table:number-columns-repeated="4"/>
        </table:table-row>
        <table:table-row table:style-name="ro2">
          <table:table-cell office:value-type="float" office:value="0.025417" calcext:value-type="float">
            <text:p>0.025417</text:p>
          </table:table-cell>
          <table:table-cell office:value-type="float" office:value="0.717081" calcext:value-type="float">
            <text:p>0.717081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0.737549" calcext:value-type="float">
            <text:p>0.737549</text:p>
          </table:table-cell>
          <table:table-cell table:number-columns-repeated="4"/>
        </table:table-row>
        <table:table-row table:style-name="ro2">
          <table:table-cell office:value-type="float" office:value="0.02776" calcext:value-type="float">
            <text:p>0.02776</text:p>
          </table:table-cell>
          <table:table-cell office:value-type="float" office:value="1.051038" calcext:value-type="float">
            <text:p>1.051038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0.710466" calcext:value-type="float">
            <text:p>0.710466</text:p>
          </table:table-cell>
          <table:table-cell table:number-columns-repeated="4"/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1.360307" calcext:value-type="float">
            <text:p>1.360307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0.819685" calcext:value-type="float">
            <text:p>0.819685</text:p>
          </table:table-cell>
          <table:table-cell table:number-columns-repeated="4"/>
        </table:table-row>
        <table:table-row table:style-name="ro2">
          <table:table-cell office:value-type="float" office:value="0.027292" calcext:value-type="float">
            <text:p>0.027292</text:p>
          </table:table-cell>
          <table:table-cell office:value-type="float" office:value="2.197179" calcext:value-type="float">
            <text:p>2.197179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0.788643" calcext:value-type="float">
            <text:p>0.788643</text:p>
          </table:table-cell>
          <table:table-cell table:number-columns-repeated="4"/>
        </table:table-row>
        <table:table-row table:style-name="ro2">
          <table:table-cell office:value-type="float" office:value="0.023958" calcext:value-type="float">
            <text:p>0.023958</text:p>
          </table:table-cell>
          <table:table-cell office:value-type="float" office:value="0.968017" calcext:value-type="float">
            <text:p>0.968017</text:p>
          </table:table-cell>
          <table:table-cell table:number-columns-repeated="4"/>
        </table:table-row>
        <table:table-row table:style-name="ro2">
          <table:table-cell office:value-type="float" office:value="0.024791" calcext:value-type="float">
            <text:p>0.024791</text:p>
          </table:table-cell>
          <table:table-cell office:value-type="float" office:value="0.919372" calcext:value-type="float">
            <text:p>0.919372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0.969683" calcext:value-type="float">
            <text:p>0.969683</text:p>
          </table:table-cell>
          <table:table-cell table:number-columns-repeated="4"/>
        </table:table-row>
        <table:table-row table:style-name="ro2">
          <table:table-cell office:value-type="float" office:value="0.025729" calcext:value-type="float">
            <text:p>0.025729</text:p>
          </table:table-cell>
          <table:table-cell office:value-type="float" office:value="1.113798" calcext:value-type="float">
            <text:p>1.113798</text:p>
          </table:table-cell>
          <table:table-cell table:number-columns-repeated="4"/>
        </table:table-row>
        <table:table-row table:style-name="ro2">
          <table:table-cell office:value-type="float" office:value="0.024843" calcext:value-type="float">
            <text:p>0.024843</text:p>
          </table:table-cell>
          <table:table-cell office:value-type="float" office:value="1.025309" calcext:value-type="float">
            <text:p>1.025309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372703" calcext:value-type="float">
            <text:p>1.372703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2.983322" calcext:value-type="float">
            <text:p>2.983322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2.813167" calcext:value-type="float">
            <text:p>2.813167</text:p>
          </table:table-cell>
          <table:table-cell table:number-columns-repeated="4"/>
        </table:table-row>
        <table:table-row table:style-name="ro2">
          <table:table-cell office:value-type="float" office:value="0.025417" calcext:value-type="float">
            <text:p>0.025417</text:p>
          </table:table-cell>
          <table:table-cell office:value-type="float" office:value="1.132339" calcext:value-type="float">
            <text:p>1.132339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4.417327" calcext:value-type="float">
            <text:p>4.417327</text:p>
          </table:table-cell>
          <table:table-cell table:number-columns-repeated="4"/>
        </table:table-row>
        <table:table-row table:style-name="ro2">
          <table:table-cell office:value-type="float" office:value="0.025416" calcext:value-type="float">
            <text:p>0.025416</text:p>
          </table:table-cell>
          <table:table-cell office:value-type="float" office:value="1.608848" calcext:value-type="float">
            <text:p>1.608848</text:p>
          </table:table-cell>
          <table:table-cell table:number-columns-repeated="4"/>
        </table:table-row>
        <table:table-row table:style-name="ro2">
          <table:table-cell office:value-type="float" office:value="0.025209" calcext:value-type="float">
            <text:p>0.025209</text:p>
          </table:table-cell>
          <table:table-cell office:value-type="float" office:value="2.250877" calcext:value-type="float">
            <text:p>2.250877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3.070249" calcext:value-type="float">
            <text:p>3.070249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1.563276" calcext:value-type="float">
            <text:p>1.563276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0.878798" calcext:value-type="float">
            <text:p>0.878798</text:p>
          </table:table-cell>
          <table:table-cell table:number-columns-repeated="4"/>
        </table:table-row>
        <table:table-row table:style-name="ro2">
          <table:table-cell office:value-type="float" office:value="0.025886" calcext:value-type="float">
            <text:p>0.025886</text:p>
          </table:table-cell>
          <table:table-cell office:value-type="float" office:value="1.125309" calcext:value-type="float">
            <text:p>1.125309</text:p>
          </table:table-cell>
          <table:table-cell table:number-columns-repeated="4"/>
        </table:table-row>
        <table:table-row table:style-name="ro2">
          <table:table-cell office:value-type="float" office:value="0.026301" calcext:value-type="float">
            <text:p>0.026301</text:p>
          </table:table-cell>
          <table:table-cell office:value-type="float" office:value="0.85833" calcext:value-type="float">
            <text:p>0.85833</text:p>
          </table:table-cell>
          <table:table-cell table:number-columns-repeated="4"/>
        </table:table-row>
        <table:table-row table:style-name="ro2">
          <table:table-cell office:value-type="float" office:value="0.027813" calcext:value-type="float">
            <text:p>0.027813</text:p>
          </table:table-cell>
          <table:table-cell office:value-type="float" office:value="1.145725" calcext:value-type="float">
            <text:p>1.145725</text:p>
          </table:table-cell>
          <table:table-cell table:number-columns-repeated="4"/>
        </table:table-row>
        <table:table-row table:style-name="ro2">
          <table:table-cell office:value-type="float" office:value="0.030625" calcext:value-type="float">
            <text:p>0.030625</text:p>
          </table:table-cell>
          <table:table-cell office:value-type="float" office:value="0.850778" calcext:value-type="float">
            <text:p>0.850778</text:p>
          </table:table-cell>
          <table:table-cell table:number-columns-repeated="4"/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1.093433" calcext:value-type="float">
            <text:p>1.093433</text:p>
          </table:table-cell>
          <table:table-cell table:number-columns-repeated="4"/>
        </table:table-row>
        <table:table-row table:style-name="ro2">
          <table:table-cell office:value-type="float" office:value="0.026354" calcext:value-type="float">
            <text:p>0.026354</text:p>
          </table:table-cell>
          <table:table-cell office:value-type="float" office:value="0.859788" calcext:value-type="float">
            <text:p>0.859788</text:p>
          </table:table-cell>
          <table:table-cell table:number-columns-repeated="4"/>
        </table:table-row>
        <table:table-row table:style-name="ro2">
          <table:table-cell office:value-type="float" office:value="0.025885" calcext:value-type="float">
            <text:p>0.025885</text:p>
          </table:table-cell>
          <table:table-cell office:value-type="float" office:value="2.302492" calcext:value-type="float">
            <text:p>2.302492</text:p>
          </table:table-cell>
          <table:table-cell table:number-columns-repeated="4"/>
        </table:table-row>
        <table:table-row table:style-name="ro2">
          <table:table-cell office:value-type="float" office:value="0.02776" calcext:value-type="float">
            <text:p>0.02776</text:p>
          </table:table-cell>
          <table:table-cell office:value-type="float" office:value="1.116662" calcext:value-type="float">
            <text:p>1.116662</text:p>
          </table:table-cell>
          <table:table-cell table:number-columns-repeated="4"/>
        </table:table-row>
        <table:table-row table:style-name="ro2">
          <table:table-cell office:value-type="float" office:value="0.028542" calcext:value-type="float">
            <text:p>0.028542</text:p>
          </table:table-cell>
          <table:table-cell office:value-type="float" office:value="1.061194" calcext:value-type="float">
            <text:p>1.061194</text:p>
          </table:table-cell>
          <table:table-cell table:number-columns-repeated="4"/>
        </table:table-row>
        <table:table-row table:style-name="ro2">
          <table:table-cell office:value-type="float" office:value="0.027083" calcext:value-type="float">
            <text:p>0.027083</text:p>
          </table:table-cell>
          <table:table-cell office:value-type="float" office:value="1.013798" calcext:value-type="float">
            <text:p>1.013798</text:p>
          </table:table-cell>
          <table:table-cell table:number-columns-repeated="4"/>
        </table:table-row>
        <table:table-row table:style-name="ro2">
          <table:table-cell office:value-type="float" office:value="0.025468" calcext:value-type="float">
            <text:p>0.025468</text:p>
          </table:table-cell>
          <table:table-cell office:value-type="float" office:value="1.041767" calcext:value-type="float">
            <text:p>1.041767</text:p>
          </table:table-cell>
          <table:table-cell table:number-columns-repeated="4"/>
        </table:table-row>
        <table:table-row table:style-name="ro2">
          <table:table-cell office:value-type="float" office:value="0.025573" calcext:value-type="float">
            <text:p>0.025573</text:p>
          </table:table-cell>
          <table:table-cell office:value-type="float" office:value="1.524161" calcext:value-type="float">
            <text:p>1.524161</text:p>
          </table:table-cell>
          <table:table-cell table:number-columns-repeated="4"/>
        </table:table-row>
        <table:table-row table:style-name="ro2">
          <table:table-cell office:value-type="float" office:value="0.029896" calcext:value-type="float">
            <text:p>0.029896</text:p>
          </table:table-cell>
          <table:table-cell office:value-type="float" office:value="2.155305" calcext:value-type="float">
            <text:p>2.155305</text:p>
          </table:table-cell>
          <table:table-cell table:number-columns-repeated="4"/>
        </table:table-row>
        <table:table-row table:style-name="ro2">
          <table:table-cell office:value-type="float" office:value="0.026927" calcext:value-type="float">
            <text:p>0.026927</text:p>
          </table:table-cell>
          <table:table-cell office:value-type="float" office:value="1.839524" calcext:value-type="float">
            <text:p>1.839524</text:p>
          </table:table-cell>
          <table:table-cell table:number-columns-repeated="4"/>
        </table:table-row>
        <table:table-row table:style-name="ro2">
          <table:table-cell office:value-type="float" office:value="0.02651" calcext:value-type="float">
            <text:p>0.02651</text:p>
          </table:table-cell>
          <table:table-cell office:value-type="float" office:value="3.458372" calcext:value-type="float">
            <text:p>3.458372</text:p>
          </table:table-cell>
          <table:table-cell table:number-columns-repeated="4"/>
        </table:table-row>
        <table:table-row table:style-name="ro2">
          <table:table-cell office:value-type="float" office:value="0.026302" calcext:value-type="float">
            <text:p>0.026302</text:p>
          </table:table-cell>
          <table:table-cell office:value-type="float" office:value="2.18119" calcext:value-type="float">
            <text:p>2.18119</text:p>
          </table:table-cell>
          <table:table-cell table:number-columns-repeated="4"/>
        </table:table-row>
        <table:table-row table:style-name="ro2">
          <table:table-cell office:value-type="float" office:value="0.028698" calcext:value-type="float">
            <text:p>0.028698</text:p>
          </table:table-cell>
          <table:table-cell office:value-type="float" office:value="1.778639" calcext:value-type="float">
            <text:p>1.778639</text:p>
          </table:table-cell>
          <table:table-cell table:number-columns-repeated="4"/>
        </table:table-row>
        <table:table-row table:style-name="ro2">
          <table:table-cell office:value-type="float" office:value="0.02802" calcext:value-type="float">
            <text:p>0.02802</text:p>
          </table:table-cell>
          <table:table-cell office:value-type="float" office:value="0.779685" calcext:value-type="float">
            <text:p>0.779685</text:p>
          </table:table-cell>
          <table:table-cell table:number-columns-repeated="4"/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0.912392" calcext:value-type="float">
            <text:p>0.912392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0.813539" calcext:value-type="float">
            <text:p>0.813539</text:p>
          </table:table-cell>
          <table:table-cell table:number-columns-repeated="4"/>
        </table:table-row>
        <table:table-row table:style-name="ro2">
          <table:table-cell office:value-type="float" office:value="0.025469" calcext:value-type="float">
            <text:p>0.025469</text:p>
          </table:table-cell>
          <table:table-cell office:value-type="float" office:value="2.183429" calcext:value-type="float">
            <text:p>2.183429</text:p>
          </table:table-cell>
          <table:table-cell table:number-columns-repeated="4"/>
        </table:table-row>
        <table:table-row table:style-name="ro2">
          <table:table-cell office:value-type="float" office:value="0.025677" calcext:value-type="float">
            <text:p>0.025677</text:p>
          </table:table-cell>
          <table:table-cell office:value-type="float" office:value="0.81557" calcext:value-type="float">
            <text:p>0.81557</text:p>
          </table:table-cell>
          <table:table-cell table:number-columns-repeated="4"/>
        </table:table-row>
        <table:table-row table:style-name="ro2">
          <table:table-cell office:value-type="float" office:value="0.029322" calcext:value-type="float">
            <text:p>0.029322</text:p>
          </table:table-cell>
          <table:table-cell office:value-type="float" office:value="0.860622" calcext:value-type="float">
            <text:p>0.860622</text:p>
          </table:table-cell>
          <table:table-cell table:number-columns-repeated="4"/>
        </table:table-row>
        <table:table-row table:style-name="ro2">
          <table:table-cell office:value-type="float" office:value="0.026719" calcext:value-type="float">
            <text:p>0.026719</text:p>
          </table:table-cell>
          <table:table-cell office:value-type="float" office:value="0.899475" calcext:value-type="float">
            <text:p>0.899475</text:p>
          </table:table-cell>
          <table:table-cell table:number-columns-repeated="4"/>
        </table:table-row>
        <table:table-row table:style-name="ro2">
          <table:table-cell office:value-type="float" office:value="0.02526" calcext:value-type="float">
            <text:p>0.02526</text:p>
          </table:table-cell>
          <table:table-cell office:value-type="float" office:value="0.852029" calcext:value-type="float">
            <text:p>0.852029</text:p>
          </table:table-cell>
          <table:table-cell table:number-columns-repeated="4"/>
        </table:table-row>
        <table:table-row table:style-name="ro2">
          <table:table-cell office:value-type="float" office:value="0.026875" calcext:value-type="float">
            <text:p>0.026875</text:p>
          </table:table-cell>
          <table:table-cell office:value-type="float" office:value="0.794997" calcext:value-type="float">
            <text:p>0.794997</text:p>
          </table:table-cell>
          <table:table-cell table:number-columns-repeated="4"/>
        </table:table-row>
        <table:table-row table:style-name="ro2">
          <table:table-cell office:value-type="float" office:value="0.030573" calcext:value-type="float">
            <text:p>0.030573</text:p>
          </table:table-cell>
          <table:table-cell office:value-type="float" office:value="0.808434" calcext:value-type="float">
            <text:p>0.808434</text:p>
          </table:table-cell>
          <table:table-cell table:number-columns-repeated="4"/>
        </table:table-row>
        <table:table-row table:style-name="ro2">
          <table:table-cell office:value-type="float" office:value="0.027396" calcext:value-type="float">
            <text:p>0.027396</text:p>
          </table:table-cell>
          <table:table-cell office:value-type="float" office:value="0.777549" calcext:value-type="float">
            <text:p>0.777549</text:p>
          </table:table-cell>
          <table:table-cell table:number-columns-repeated="4"/>
        </table:table-row>
        <table:table-row table:style-name="ro2">
          <table:table-cell office:value-type="float" office:value="0.027239" calcext:value-type="float">
            <text:p>0.027239</text:p>
          </table:table-cell>
          <table:table-cell office:value-type="float" office:value="1.143173" calcext:value-type="float">
            <text:p>1.143173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0.735153" calcext:value-type="float">
            <text:p>0.735153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314266" calcext:value-type="float">
            <text:p>1.314266</text:p>
          </table:table-cell>
          <table:table-cell table:number-columns-repeated="4"/>
        </table:table-row>
        <table:table-row table:style-name="ro2">
          <table:table-cell office:value-type="float" office:value="0.026823" calcext:value-type="float">
            <text:p>0.026823</text:p>
          </table:table-cell>
          <table:table-cell office:value-type="float" office:value="1.018382" calcext:value-type="float">
            <text:p>1.018382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50265" calcext:value-type="float">
            <text:p>1.50265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73265" calcext:value-type="float">
            <text:p>1.73265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889524" calcext:value-type="float">
            <text:p>1.889524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1.079007" calcext:value-type="float">
            <text:p>1.079007</text:p>
          </table:table-cell>
          <table:table-cell table:number-columns-repeated="4"/>
        </table:table-row>
        <table:table-row table:style-name="ro2">
          <table:table-cell office:value-type="float" office:value="0.026302" calcext:value-type="float">
            <text:p>0.026302</text:p>
          </table:table-cell>
          <table:table-cell office:value-type="float" office:value="3.425664" calcext:value-type="float">
            <text:p>3.425664</text:p>
          </table:table-cell>
          <table:table-cell table:number-columns-repeated="4"/>
        </table:table-row>
        <table:table-row table:style-name="ro2">
          <table:table-cell office:value-type="float" office:value="0.025156" calcext:value-type="float">
            <text:p>0.025156</text:p>
          </table:table-cell>
          <table:table-cell office:value-type="float" office:value="1.899784" calcext:value-type="float">
            <text:p>1.899784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3.810351" calcext:value-type="float">
            <text:p>3.810351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2.534573" calcext:value-type="float">
            <text:p>2.534573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1.377235" calcext:value-type="float">
            <text:p>1.377235</text:p>
          </table:table-cell>
          <table:table-cell table:number-columns-repeated="4"/>
        </table:table-row>
        <table:table-row table:style-name="ro2">
          <table:table-cell office:value-type="float" office:value="0.026458" calcext:value-type="float">
            <text:p>0.026458</text:p>
          </table:table-cell>
          <table:table-cell office:value-type="float" office:value="1.549577" calcext:value-type="float">
            <text:p>1.549577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93182" calcext:value-type="float">
            <text:p>0.93182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1.190464" calcext:value-type="float">
            <text:p>1.190464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0.767289" calcext:value-type="float">
            <text:p>0.767289</text:p>
          </table:table-cell>
          <table:table-cell table:number-columns-repeated="4"/>
        </table:table-row>
        <table:table-row table:style-name="ro2">
          <table:table-cell office:value-type="float" office:value="0.024688" calcext:value-type="float">
            <text:p>0.024688</text:p>
          </table:table-cell>
          <table:table-cell office:value-type="float" office:value="1.220256" calcext:value-type="float">
            <text:p>1.220256</text:p>
          </table:table-cell>
          <table:table-cell table:number-columns-repeated="4"/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0.781455" calcext:value-type="float">
            <text:p>0.781455</text:p>
          </table:table-cell>
          <table:table-cell table:number-columns-repeated="4"/>
        </table:table-row>
        <table:table-row table:style-name="ro2">
          <table:table-cell office:value-type="float" office:value="0.024895" calcext:value-type="float">
            <text:p>0.024895</text:p>
          </table:table-cell>
          <table:table-cell office:value-type="float" office:value="1.259683" calcext:value-type="float">
            <text:p>1.259683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0.855101" calcext:value-type="float">
            <text:p>0.855101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2.160564" calcext:value-type="float">
            <text:p>2.160564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851404" calcext:value-type="float">
            <text:p>0.851404</text:p>
          </table:table-cell>
          <table:table-cell table:number-columns-repeated="4"/>
        </table:table-row>
        <table:table-row table:style-name="ro2">
          <table:table-cell office:value-type="float" office:value="0.025625" calcext:value-type="float">
            <text:p>0.025625</text:p>
          </table:table-cell>
          <table:table-cell office:value-type="float" office:value="0.842132" calcext:value-type="float">
            <text:p>0.842132</text:p>
          </table:table-cell>
          <table:table-cell table:number-columns-repeated="4"/>
        </table:table-row>
        <table:table-row table:style-name="ro2">
          <table:table-cell office:value-type="float" office:value="0.024948" calcext:value-type="float">
            <text:p>0.024948</text:p>
          </table:table-cell>
          <table:table-cell office:value-type="float" office:value="0.898486" calcext:value-type="float">
            <text:p>0.898486</text:p>
          </table:table-cell>
          <table:table-cell table:number-columns-repeated="4"/>
        </table:table-row>
        <table:table-row table:style-name="ro2">
          <table:table-cell office:value-type="float" office:value="0.024635" calcext:value-type="float">
            <text:p>0.024635</text:p>
          </table:table-cell>
          <table:table-cell office:value-type="float" office:value="1.133798" calcext:value-type="float">
            <text:p>1.133798</text:p>
          </table:table-cell>
          <table:table-cell table:number-columns-repeated="4"/>
        </table:table-row>
        <table:table-row table:style-name="ro2">
          <table:table-cell office:value-type="float" office:value="0.025469" calcext:value-type="float">
            <text:p>0.025469</text:p>
          </table:table-cell>
          <table:table-cell office:value-type="float" office:value="0.969423" calcext:value-type="float">
            <text:p>0.969423</text:p>
          </table:table-cell>
          <table:table-cell table:number-columns-repeated="4"/>
        </table:table-row>
        <table:table-row table:style-name="ro2">
          <table:table-cell office:value-type="float" office:value="0.026354" calcext:value-type="float">
            <text:p>0.026354</text:p>
          </table:table-cell>
          <table:table-cell office:value-type="float" office:value="1.009996" calcext:value-type="float">
            <text:p>1.009996</text:p>
          </table:table-cell>
          <table:table-cell table:number-columns-repeated="4"/>
        </table:table-row>
        <table:table-row table:style-name="ro2">
          <table:table-cell office:value-type="float" office:value="0.025416" calcext:value-type="float">
            <text:p>0.025416</text:p>
          </table:table-cell>
          <table:table-cell office:value-type="float" office:value="1.554265" calcext:value-type="float">
            <text:p>1.554265</text:p>
          </table:table-cell>
          <table:table-cell table:number-columns-repeated="4"/>
        </table:table-row>
        <table:table-row table:style-name="ro2">
          <table:table-cell office:value-type="float" office:value="0.024792" calcext:value-type="float">
            <text:p>0.024792</text:p>
          </table:table-cell>
          <table:table-cell office:value-type="float" office:value="0.93083" calcext:value-type="float">
            <text:p>0.93083</text:p>
          </table:table-cell>
          <table:table-cell table:number-columns-repeated="4"/>
        </table:table-row>
        <table:table-row table:style-name="ro2">
          <table:table-cell office:value-type="float" office:value="0.024791" calcext:value-type="float">
            <text:p>0.024791</text:p>
          </table:table-cell>
          <table:table-cell office:value-type="float" office:value="1.794681" calcext:value-type="float">
            <text:p>1.794681</text:p>
          </table:table-cell>
          <table:table-cell table:number-columns-repeated="4"/>
        </table:table-row>
        <table:table-row table:style-name="ro2">
          <table:table-cell office:value-type="float" office:value="0.024636" calcext:value-type="float">
            <text:p>0.024636</text:p>
          </table:table-cell>
          <table:table-cell office:value-type="float" office:value="3.634622" calcext:value-type="float">
            <text:p>3.634622</text:p>
          </table:table-cell>
          <table:table-cell table:number-columns-repeated="4"/>
        </table:table-row>
        <table:table-row table:style-name="ro2">
          <table:table-cell office:value-type="float" office:value="0.024687" calcext:value-type="float">
            <text:p>0.024687</text:p>
          </table:table-cell>
          <table:table-cell office:value-type="float" office:value="19.463937" calcext:value-type="float">
            <text:p>19.463937</text:p>
          </table:table-cell>
          <table:table-cell table:number-columns-repeated="4"/>
        </table:table-row>
        <table:table-row table:style-name="ro2">
          <table:table-cell office:value-type="float" office:value="0.025521" calcext:value-type="float">
            <text:p>0.025521</text:p>
          </table:table-cell>
          <table:table-cell office:value-type="float" office:value="1.879993" calcext:value-type="float">
            <text:p>1.879993</text:p>
          </table:table-cell>
          <table:table-cell table:number-columns-repeated="4"/>
        </table:table-row>
        <table:table-row table:style-name="ro2">
          <table:table-cell office:value-type="float" office:value="0.025833" calcext:value-type="float">
            <text:p>0.025833</text:p>
          </table:table-cell>
          <table:table-cell office:value-type="float" office:value="1.027756" calcext:value-type="float">
            <text:p>1.027756</text:p>
          </table:table-cell>
          <table:table-cell table:number-columns-repeated="4"/>
        </table:table-row>
        <table:table-row table:style-name="ro2">
          <table:table-cell office:value-type="float" office:value="0.025781" calcext:value-type="float">
            <text:p>0.025781</text:p>
          </table:table-cell>
          <table:table-cell office:value-type="float" office:value="1.910097" calcext:value-type="float">
            <text:p>1.910097</text:p>
          </table:table-cell>
          <table:table-cell table:number-columns-repeated="4"/>
        </table:table-row>
        <table:table-row table:style-name="ro2">
          <table:table-cell office:value-type="float" office:value="0.026198" calcext:value-type="float">
            <text:p>0.026198</text:p>
          </table:table-cell>
          <table:table-cell office:value-type="float" office:value="1.445724" calcext:value-type="float">
            <text:p>1.445724</text:p>
          </table:table-cell>
          <table:table-cell table:number-columns-repeated="4"/>
        </table:table-row>
        <table:table-row table:style-name="ro2">
          <table:table-cell office:value-type="float" office:value="0.027343" calcext:value-type="float">
            <text:p>0.027343</text:p>
          </table:table-cell>
          <table:table-cell office:value-type="float" office:value="2.180044" calcext:value-type="float">
            <text:p>2.180044</text:p>
          </table:table-cell>
          <table:table-cell table:number-columns-repeated="4"/>
        </table:table-row>
        <table:table-row table:style-name="ro2">
          <table:table-cell office:value-type="float" office:value="0.026042" calcext:value-type="float">
            <text:p>0.026042</text:p>
          </table:table-cell>
          <table:table-cell office:value-type="float" office:value="3.878423" calcext:value-type="float">
            <text:p>3.878423</text:p>
          </table:table-cell>
          <table:table-cell table:number-columns-repeated="4"/>
        </table:table-row>
        <table:table-row table:style-name="ro2">
          <table:table-cell office:value-type="float" office:value="0.025104" calcext:value-type="float">
            <text:p>0.025104</text:p>
          </table:table-cell>
          <table:table-cell office:value-type="float" office:value="2.834052" calcext:value-type="float">
            <text:p>2.834052</text:p>
          </table:table-cell>
          <table:table-cell table:number-columns-repeated="4"/>
        </table:table-row>
        <table:table-row table:style-name="ro2">
          <table:table-cell office:value-type="float" office:value="0.025364" calcext:value-type="float">
            <text:p>0.025364</text:p>
          </table:table-cell>
          <table:table-cell office:value-type="float" office:value="3.797017" calcext:value-type="float">
            <text:p>3.797017</text:p>
          </table:table-cell>
          <table:table-cell table:number-columns-repeated="4"/>
        </table:table-row>
        <table:table-row table:style-name="ro2">
          <table:table-cell office:value-type="float" office:value="0.026979" calcext:value-type="float">
            <text:p>0.026979</text:p>
          </table:table-cell>
          <table:table-cell office:value-type="float" office:value="1.67791" calcext:value-type="float">
            <text:p>1.67791</text:p>
          </table:table-cell>
          <table:table-cell table:number-columns-repeated="4"/>
        </table:table-row>
        <table:table-row table:style-name="ro2">
          <table:table-cell office:value-type="float" office:value="0.030469" calcext:value-type="float">
            <text:p>0.030469</text:p>
          </table:table-cell>
          <table:table-cell office:value-type="float" office:value="1.452807" calcext:value-type="float">
            <text:p>1.452807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0.924528" calcext:value-type="float">
            <text:p>0.924528</text:p>
          </table:table-cell>
          <table:table-cell table:number-columns-repeated="4"/>
        </table:table-row>
        <table:table-row table:style-name="ro2">
          <table:table-cell office:value-type="float" office:value="0.024739" calcext:value-type="float">
            <text:p>0.024739</text:p>
          </table:table-cell>
          <table:table-cell office:value-type="float" office:value="0.881507" calcext:value-type="float">
            <text:p>0.881507</text:p>
          </table:table-cell>
          <table:table-cell table:number-columns-repeated="4"/>
        </table:table-row>
        <table:table-row table:style-name="ro2">
          <table:table-cell office:value-type="float" office:value="0.025052" calcext:value-type="float">
            <text:p>0.025052</text:p>
          </table:table-cell>
          <table:table-cell office:value-type="float" office:value="0.79083" calcext:value-type="float">
            <text:p>0.79083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100777" calcext:value-type="float">
            <text:p>1.100777</text:p>
          </table:table-cell>
          <table:table-cell table:number-columns-repeated="4"/>
        </table:table-row>
        <table:table-row table:style-name="ro2">
          <table:table-cell office:value-type="float" office:value="0.025937" calcext:value-type="float">
            <text:p>0.025937</text:p>
          </table:table-cell>
          <table:table-cell office:value-type="float" office:value="0.771299" calcext:value-type="float">
            <text:p>0.771299</text:p>
          </table:table-cell>
          <table:table-cell table:number-columns-repeated="4"/>
        </table:table-row>
        <table:table-row table:style-name="ro2">
          <table:table-cell office:value-type="float" office:value="0.024844" calcext:value-type="float">
            <text:p>0.024844</text:p>
          </table:table-cell>
          <table:table-cell office:value-type="float" office:value="1.22911" calcext:value-type="float">
            <text:p>1.22911</text:p>
          </table:table-cell>
          <table:table-cell table:number-columns-repeated="4"/>
        </table:table-row>
        <table:table-row table:style-name="ro2">
          <table:table-cell office:value-type="float" office:value="0.027187" calcext:value-type="float">
            <text:p>0.027187</text:p>
          </table:table-cell>
          <table:table-cell office:value-type="float" office:value="0.7713" calcext:value-type="float">
            <text:p>0.7713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1.222547" calcext:value-type="float">
            <text:p>1.222547</text:p>
          </table:table-cell>
          <table:table-cell table:number-columns-repeated="4"/>
        </table:table-row>
        <table:table-row table:style-name="ro2">
          <table:table-cell office:value-type="float" office:value="0.024792" calcext:value-type="float">
            <text:p>0.024792</text:p>
          </table:table-cell>
          <table:table-cell office:value-type="float" office:value="2.04369" calcext:value-type="float">
            <text:p>2.04369</text:p>
          </table:table-cell>
          <table:table-cell table:number-columns-repeated="4"/>
        </table:table-row>
        <table:table-row table:style-name="ro2">
          <table:table-cell office:value-type="float" office:value="0.027135" calcext:value-type="float">
            <text:p>0.027135</text:p>
          </table:table-cell>
          <table:table-cell office:value-type="float" office:value="0.735727" calcext:value-type="float">
            <text:p>0.735727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221714" calcext:value-type="float">
            <text:p>1.221714</text:p>
          </table:table-cell>
          <table:table-cell table:number-columns-repeated="4"/>
        </table:table-row>
        <table:table-row table:style-name="ro2">
          <table:table-cell office:value-type="float" office:value="0.024791" calcext:value-type="float">
            <text:p>0.024791</text:p>
          </table:table-cell>
          <table:table-cell office:value-type="float" office:value="0.779007" calcext:value-type="float">
            <text:p>0.779007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534265" calcext:value-type="float">
            <text:p>1.534265</text:p>
          </table:table-cell>
          <table:table-cell table:number-columns-repeated="4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0.996559" calcext:value-type="float">
            <text:p>0.996559</text:p>
          </table:table-cell>
          <table:table-cell table:number-columns-repeated="4"/>
        </table:table-row>
        <table:table-row table:style-name="ro2">
          <table:table-cell office:value-type="float" office:value="0.026042" calcext:value-type="float">
            <text:p>0.026042</text:p>
          </table:table-cell>
          <table:table-cell office:value-type="float" office:value="1.646869" calcext:value-type="float">
            <text:p>1.646869</text:p>
          </table:table-cell>
          <table:table-cell table:number-columns-repeated="4"/>
        </table:table-row>
        <table:table-row table:style-name="ro2">
          <table:table-cell office:value-type="float" office:value="0.024583" calcext:value-type="float">
            <text:p>0.024583</text:p>
          </table:table-cell>
          <table:table-cell office:value-type="float" office:value="1.484526" calcext:value-type="float">
            <text:p>1.484526</text:p>
          </table:table-cell>
          <table:table-cell table:number-columns-repeated="4"/>
        </table:table-row>
        <table:table-row table:style-name="ro2">
          <table:table-cell office:value-type="float" office:value="0.024896" calcext:value-type="float">
            <text:p>0.024896</text:p>
          </table:table-cell>
          <table:table-cell office:value-type="float" office:value="1.763118" calcext:value-type="float">
            <text:p>1.763118</text:p>
          </table:table-cell>
          <table:table-cell table:number-columns-repeated="4"/>
        </table:table-row>
        <table:table-row table:style-name="ro2">
          <table:table-cell office:value-type="float" office:value="0.024479" calcext:value-type="float">
            <text:p>0.024479</text:p>
          </table:table-cell>
          <table:table-cell office:value-type="float" office:value="1.279162" calcext:value-type="float">
            <text:p>1.279162</text:p>
          </table:table-cell>
          <table:table-cell table:number-columns-repeated="4"/>
        </table:table-row>
        <table:table-row table:style-name="ro2">
          <table:table-cell office:value-type="float" office:value="0.025051" calcext:value-type="float">
            <text:p>0.025051</text:p>
          </table:table-cell>
          <table:table-cell office:value-type="float" office:value="1.503588" calcext:value-type="float">
            <text:p>1.503588</text:p>
          </table:table-cell>
          <table:table-cell table:number-columns-repeated="4"/>
        </table:table-row>
        <table:table-row table:style-name="ro2">
          <table:table-cell office:value-type="float" office:value="0.025261" calcext:value-type="float">
            <text:p>0.025261</text:p>
          </table:table-cell>
          <table:table-cell office:value-type="float" office:value="2.229314" calcext:value-type="float">
            <text:p>2.229314</text:p>
          </table:table-cell>
          <table:table-cell table:number-columns-repeated="4"/>
        </table:table-row>
        <table:table-row table:style-name="ro2">
          <table:table-cell office:value-type="float" office:value="0.02625" calcext:value-type="float">
            <text:p>0.02625</text:p>
          </table:table-cell>
          <table:table-cell office:value-type="float" office:value="1.419526" calcext:value-type="float">
            <text:p>1.419526</text:p>
          </table:table-cell>
          <table:table-cell table:number-columns-repeated="4"/>
        </table:table-row>
        <table:table-row table:style-name="ro2">
          <table:table-cell office:value-type="float" office:value="0.024322" calcext:value-type="float">
            <text:p>0.024322</text:p>
          </table:table-cell>
          <table:table-cell office:value-type="float" office:value="1.586974" calcext:value-type="float">
            <text:p>1.586974</text:p>
          </table:table-cell>
          <table:table-cell table:number-columns-repeated="4"/>
        </table:table-row>
        <table:table-row table:style-name="ro2">
          <table:table-cell office:value-type="float" office:value="0.024531" calcext:value-type="float">
            <text:p>0.024531</text:p>
          </table:table-cell>
          <table:table-cell office:value-type="float" office:value="1.441661" calcext:value-type="float">
            <text:p>1.441661</text:p>
          </table:table-cell>
          <table:table-cell table:number-columns-repeated="4"/>
        </table:table-row>
        <table:table-row table:style-name="ro2">
          <table:table-cell office:value-type="float" office:value="0.02474" calcext:value-type="float">
            <text:p>0.02474</text:p>
          </table:table-cell>
          <table:table-cell office:value-type="float" office:value="1.227808" calcext:value-type="float">
            <text:p>1.227808</text:p>
          </table:table-cell>
          <table:table-cell table:number-columns-repeated="4"/>
        </table:table-row>
      </table:table>
      <table:table table:name="Buffer 1000" table:style-name="ta1">
        <table:shapes>
          <draw:frame draw:z-index="0" draw:style-name="gr1" draw:text-style-name="P1" svg:width="413.97pt" svg:height="171.18pt" svg:x="466.98pt" svg:y="5.84pt">
            <draw:object draw:notify-on-update-of-ranges="'Buffer 1000'.A1:'Buffer 1000'.A1 'Buffer 1000'.A2:'Buffer 1000'.A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17.86pt" svg:height="181.53pt" svg:x="463.89pt" svg:y="192.84pt">
            <draw:object draw:notify-on-update-of-ranges="'Buffer 1000'.B1:'Buffer 1000'.B1 'Buffer 1000'.B2:'Buffer 1000'.B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3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Buffer </text:p>
            <text:p>Not Connected</text:p>
          </table:table-cell>
          <table:table-cell office:value-type="string" calcext:value-type="string">
            <text:p>Buffer </text:p>
            <text:p>Connected</text:p>
          </table:table-cell>
          <table:table-cell/>
          <table:table-cell table:style-name="ce1"/>
          <table:table-cell table:style-name="ce1" table:formula="of:=[.A1]" office:value-type="string" office:string-value="Buffer &#10;Not Connected" calcext:value-type="string">
            <text:p>Buffer </text:p>
            <text:p>Not Connected</text:p>
          </table:table-cell>
          <table:table-cell table:style-name="ce1" table:formula="of:=[.B1]" office:value-type="string" office:string-value="Buffer &#10;Connected" calcext:value-type="string">
            <text:p>Buffer </text:p>
            <text:p>Connected</text:p>
          </table:table-cell>
        </table:table-row>
        <table:table-row table:style-name="ro2">
          <table:table-cell table:style-name="Default" office:value-type="float" office:value="0.006459" calcext:value-type="float">
            <text:p>0.006459</text:p>
          </table:table-cell>
          <table:table-cell office:value-type="float" office:value="3.924578" calcext:value-type="float">
            <text:p>3.924578</text:p>
          </table:table-cell>
          <table:table-cell/>
          <table:table-cell office:value-type="string" calcext:value-type="string">
            <text:p>Max dT</text:p>
          </table:table-cell>
          <table:table-cell table:formula="of:=MAX([.A2:.A99])" office:value-type="float" office:value="0.006667" calcext:value-type="float">
            <text:p>0.006667</text:p>
          </table:table-cell>
          <table:table-cell table:formula="of:=MAX([.B2:.B99])" office:value-type="float" office:value="5.000098" calcext:value-type="float">
            <text:p>5.000098</text:p>
          </table:table-cell>
        </table:table-row>
        <table:table-row table:style-name="ro2">
          <table:table-cell table:style-name="Default" office:value-type="float" office:value="0.006459" calcext:value-type="float">
            <text:p>0.006459</text:p>
          </table:table-cell>
          <table:table-cell office:value-type="float" office:value="1.789997" calcext:value-type="float">
            <text:p>1.789997</text:p>
          </table:table-cell>
          <table:table-cell/>
          <table:table-cell office:value-type="string" calcext:value-type="string">
            <text:p>Min dT</text:p>
          </table:table-cell>
          <table:table-cell table:formula="of:=MIN([.A2:.A99])" office:value-type="float" office:value="0.000208" calcext:value-type="float">
            <text:p>0.000208</text:p>
          </table:table-cell>
          <table:table-cell table:formula="of:=MIN([.B2:.B99])" office:value-type="float" office:value="0.875519" calcext:value-type="float">
            <text:p>0.875519</text:p>
          </table:table-cell>
        </table:table-row>
        <table:table-row table:style-name="ro2">
          <table:table-cell table:style-name="Default" office:value-type="float" office:value="0.006406" calcext:value-type="float">
            <text:p>0.006406</text:p>
          </table:table-cell>
          <table:table-cell office:value-type="float" office:value="2.614893" calcext:value-type="float">
            <text:p>2.614893</text:p>
          </table:table-cell>
          <table:table-cell/>
          <table:table-cell office:value-type="string" calcext:value-type="string">
            <text:p>Average dT</text:p>
          </table:table-cell>
          <table:table-cell table:formula="of:=AVERAGE([.A2:.A99])" office:value-type="float" office:value="0.00213862244897959" calcext:value-type="float">
            <text:p>0.00213862244898</text:p>
          </table:table-cell>
          <table:table-cell table:formula="of:=AVERAGE([.B2:.B99])" office:value-type="float" office:value="1.80124230612245" calcext:value-type="float">
            <text:p>1.80124230612245</text:p>
          </table:table-cell>
        </table:table-row>
        <table:table-row table:style-name="ro2">
          <table:table-cell table:style-name="Default" office:value-type="float" office:value="0.006562" calcext:value-type="float">
            <text:p>0.006562</text:p>
          </table:table-cell>
          <table:table-cell office:value-type="float" office:value="1.493071" calcext:value-type="float">
            <text:p>1.493071</text:p>
          </table:table-cell>
          <table:table-cell/>
          <table:table-cell office:value-type="string" calcext:value-type="string">
            <text:p>Std De dT</text:p>
          </table:table-cell>
          <table:table-cell table:formula="of:=STDEV([.A2:.A99])" office:value-type="float" office:value="0.00254083144324766" calcext:value-type="float">
            <text:p>0.002540831443248</text:p>
          </table:table-cell>
          <table:table-cell table:formula="of:=STDEV([.B2:.B99])" office:value-type="float" office:value="0.878916053709134" calcext:value-type="float">
            <text:p>0.878916053709134</text:p>
          </table:table-cell>
        </table:table-row>
        <table:table-row table:style-name="ro2">
          <table:table-cell table:style-name="Default" office:value-type="float" office:value="0.00651" calcext:value-type="float">
            <text:p>0.00651</text:p>
          </table:table-cell>
          <table:table-cell office:value-type="float" office:value="0.97979" calcext:value-type="float">
            <text:p>0.97979</text:p>
          </table:table-cell>
          <table:table-cell/>
          <table:table-cell office:value-type="string" calcext:value-type="string">
            <text:p>Median dT</text:p>
          </table:table-cell>
          <table:table-cell table:formula="of:=MEDIAN([.A2:.A99])" office:value-type="float" office:value="0.000937" calcext:value-type="float">
            <text:p>0.000937</text:p>
          </table:table-cell>
          <table:table-cell table:formula="of:=MEDIAN([.B2:.B99])" office:value-type="float" office:value="1.536664" calcext:value-type="float">
            <text:p>1.536664</text:p>
          </table:table-cell>
        </table:table-row>
        <table:table-row table:style-name="ro2">
          <table:table-cell table:style-name="Default" office:value-type="float" office:value="0.006511" calcext:value-type="float">
            <text:p>0.006511</text:p>
          </table:table-cell>
          <table:table-cell office:value-type="float" office:value="0.926248" calcext:value-type="float">
            <text:p>0.926248</text:p>
          </table:table-cell>
          <table:table-cell/>
          <table:table-cell office:value-type="string" calcext:value-type="string">
            <text:p>Med + 2SD</text:p>
          </table:table-cell>
          <table:table-cell table:formula="of:=[.E6]+2*[.E5]" office:value-type="float" office:value="0.00601866288649533" calcext:value-type="float">
            <text:p>0.006018662886495</text:p>
          </table:table-cell>
          <table:table-cell table:formula="of:=[.F6]+2*[.F5]" office:value-type="float" office:value="3.29449610741827" calcext:value-type="float">
            <text:p>3.29449610741827</text:p>
          </table:table-cell>
        </table:table-row>
        <table:table-row table:style-name="ro2">
          <table:table-cell table:style-name="Default" office:value-type="float" office:value="0.00651" calcext:value-type="float">
            <text:p>0.00651</text:p>
          </table:table-cell>
          <table:table-cell office:value-type="float" office:value="0.926248" calcext:value-type="float">
            <text:p>0.926248</text:p>
          </table:table-cell>
          <table:table-cell/>
          <table:table-cell office:value-type="string" calcext:value-type="string">
            <text:p>Med – 2SD</text:p>
          </table:table-cell>
          <table:table-cell table:formula="of:=[.E6]-2*[.E5]" office:value-type="float" office:value="-0.00414466288649533" calcext:value-type="float">
            <text:p>-0.004144662886495</text:p>
          </table:table-cell>
          <table:table-cell table:formula="of:=[.F6]-2*[.F5]" office:value-type="float" office:value="-0.221168107418268" calcext:value-type="float">
            <text:p>-0.221168107418268</text:p>
          </table:table-cell>
        </table:table-row>
        <table:table-row table:style-name="ro2">
          <table:table-cell table:style-name="Default" office:value-type="float" office:value="0.006458" calcext:value-type="float">
            <text:p>0.006458</text:p>
          </table:table-cell>
          <table:table-cell office:value-type="float" office:value="2.29682" calcext:value-type="float">
            <text:p>2.2968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667" calcext:value-type="float">
            <text:p>0.006667</text:p>
          </table:table-cell>
          <table:table-cell office:value-type="float" office:value="1.41953" calcext:value-type="float">
            <text:p>1.41953</text:p>
          </table:table-cell>
          <table:table-cell/>
          <table:table-cell office:value-type="string" calcext:value-type="string">
            <text:p>*time is in milliseconds</text:p>
          </table:table-cell>
          <table:table-cell table:number-columns-repeated="2"/>
        </table:table-row>
        <table:table-row table:style-name="ro2">
          <table:table-cell table:style-name="Default" office:value-type="float" office:value="0.006667" calcext:value-type="float">
            <text:p>0.006667</text:p>
          </table:table-cell>
          <table:table-cell office:value-type="float" office:value="1.586716" calcext:value-type="float">
            <text:p>1.586716</text:p>
          </table:table-cell>
          <table:table-cell/>
          <table:table-cell office:value-type="string" calcext:value-type="string">
            <text:p>Baseline is hidpurejava running without oscilloscope connected</text:p>
          </table:table-cell>
          <table:table-cell table:number-columns-repeated="2"/>
        </table:table-row>
        <table:table-row table:style-name="ro2">
          <table:table-cell table:style-name="Default" office:value-type="float" office:value="0.006667" calcext:value-type="float">
            <text:p>0.006667</text:p>
          </table:table-cell>
          <table:table-cell office:value-type="float" office:value="1.256769" calcext:value-type="float">
            <text:p>1.256769</text:p>
          </table:table-cell>
          <table:table-cell/>
          <table:table-cell office:value-type="string" calcext:value-type="string">
            <text:p>Test is hidpurejava running with oscilloscope connected</text:p>
          </table:table-cell>
          <table:table-cell table:number-columns-repeated="2"/>
        </table:table-row>
        <table:table-row table:style-name="ro2">
          <table:table-cell table:style-name="Default" office:value-type="float" office:value="0.006667" calcext:value-type="float">
            <text:p>0.006667</text:p>
          </table:table-cell>
          <table:table-cell office:value-type="float" office:value="1.392186" calcext:value-type="float">
            <text:p>1.39218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667" calcext:value-type="float">
            <text:p>0.006667</text:p>
          </table:table-cell>
          <table:table-cell office:value-type="float" office:value="1.170259" calcext:value-type="float">
            <text:p>1.170259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198" calcext:value-type="float">
            <text:p>0.006198</text:p>
          </table:table-cell>
          <table:table-cell office:value-type="float" office:value="1.340207" calcext:value-type="float">
            <text:p>1.340207</text:p>
          </table:table-cell>
          <table:table-cell/>
          <table:table-cell office:value-type="string" calcext:value-type="string">
            <text:p>Samples per sec (AV)</text:p>
          </table:table-cell>
          <table:table-cell table:formula="of:=1/([.E4]/1000)" office:value-type="float" office:value="467590.714984373" calcext:value-type="float">
            <text:p>467590.714984373</text:p>
          </table:table-cell>
          <table:table-cell table:formula="of:=1/([.F4]/1000)" office:value-type="float" office:value="555.172392187873" calcext:value-type="float">
            <text:p>555.172392187873</text:p>
          </table:table-cell>
        </table:table-row>
        <table:table-row table:style-name="ro2">
          <table:table-cell table:style-name="Default" office:value-type="float" office:value="0.006198" calcext:value-type="float">
            <text:p>0.006198</text:p>
          </table:table-cell>
          <table:table-cell office:value-type="float" office:value="1.169113" calcext:value-type="float">
            <text:p>1.169113</text:p>
          </table:table-cell>
          <table:table-cell/>
          <table:table-cell office:value-type="string" calcext:value-type="string">
            <text:p>Signal Hz</text:p>
          </table:table-cell>
          <table:table-cell table:formula="of:=[.E15]/7" office:value-type="float" office:value="66798.6735691962" calcext:value-type="float">
            <text:p>66798.6735691962</text:p>
          </table:table-cell>
          <table:table-cell table:formula="of:=[.F15]/7" office:value-type="float" office:value="79.3103417411247" calcext:value-type="float">
            <text:p>79.3103417411247</text:p>
          </table:table-cell>
        </table:table-row>
        <table:table-row table:style-name="ro2">
          <table:table-cell table:style-name="Default" office:value-type="float" office:value="0.006146" calcext:value-type="float">
            <text:p>0.006146</text:p>
          </table:table-cell>
          <table:table-cell office:value-type="float" office:value="2.216716" calcext:value-type="float">
            <text:p>2.21671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25" calcext:value-type="float">
            <text:p>0.00625</text:p>
          </table:table-cell>
          <table:table-cell office:value-type="float" office:value="1.152864" calcext:value-type="float">
            <text:p>1.152864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25" calcext:value-type="float">
            <text:p>0.00625</text:p>
          </table:table-cell>
          <table:table-cell office:value-type="float" office:value="0.99255" calcext:value-type="float">
            <text:p>0.99255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198" calcext:value-type="float">
            <text:p>0.006198</text:p>
          </table:table-cell>
          <table:table-cell office:value-type="float" office:value="0.996092" calcext:value-type="float">
            <text:p>0.99609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25" calcext:value-type="float">
            <text:p>0.00625</text:p>
          </table:table-cell>
          <table:table-cell office:value-type="float" office:value="0.995832" calcext:value-type="float">
            <text:p>0.99583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146" calcext:value-type="float">
            <text:p>0.006146</text:p>
          </table:table-cell>
          <table:table-cell office:value-type="float" office:value="1.605935" calcext:value-type="float">
            <text:p>1.605935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198" calcext:value-type="float">
            <text:p>0.006198</text:p>
          </table:table-cell>
          <table:table-cell office:value-type="float" office:value="1.290675" calcext:value-type="float">
            <text:p>1.290675</text:p>
          </table:table-cell>
          <table:table-cell table:number-columns-repeated="4"/>
        </table:table-row>
        <table:table-row table:style-name="ro2">
          <table:table-cell table:style-name="Default" office:value-type="float" office:value="0.005937" calcext:value-type="float">
            <text:p>0.005937</text:p>
          </table:table-cell>
          <table:table-cell office:value-type="float" office:value="4.545203" calcext:value-type="float">
            <text:p>4.545203</text:p>
          </table:table-cell>
          <table:table-cell table:number-columns-repeated="4"/>
        </table:table-row>
        <table:table-row table:style-name="ro2">
          <table:table-cell table:style-name="Default" office:value-type="float" office:value="0.005157" calcext:value-type="float">
            <text:p>0.005157</text:p>
          </table:table-cell>
          <table:table-cell office:value-type="float" office:value="1.813278" calcext:value-type="float">
            <text:p>1.813278</text:p>
          </table:table-cell>
          <table:table-cell table:number-columns-repeated="4"/>
        </table:table-row>
        <table:table-row table:style-name="ro2">
          <table:table-cell table:style-name="Default" office:value-type="float" office:value="0.005104" calcext:value-type="float">
            <text:p>0.005104</text:p>
          </table:table-cell>
          <table:table-cell office:value-type="float" office:value="2.010258" calcext:value-type="float">
            <text:p>2.010258</text:p>
          </table:table-cell>
          <table:table-cell table:number-columns-repeated="4"/>
        </table:table-row>
        <table:table-row table:style-name="ro2">
          <table:table-cell table:style-name="Default" office:value-type="float" office:value="0.003438" calcext:value-type="float">
            <text:p>0.003438</text:p>
          </table:table-cell>
          <table:table-cell office:value-type="float" office:value="1.73229" calcext:value-type="float">
            <text:p>1.73229</text:p>
          </table:table-cell>
          <table:table-cell table:number-columns-repeated="4"/>
        </table:table-row>
        <table:table-row table:style-name="ro2">
          <table:table-cell table:style-name="Default" office:value-type="float" office:value="0.003438" calcext:value-type="float">
            <text:p>0.003438</text:p>
          </table:table-cell>
          <table:table-cell office:value-type="float" office:value="2.111716" calcext:value-type="float">
            <text:p>2.11171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3437" calcext:value-type="float">
            <text:p>0.003437</text:p>
          </table:table-cell>
          <table:table-cell office:value-type="float" office:value="1.740102" calcext:value-type="float">
            <text:p>1.74010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77" calcext:value-type="float">
            <text:p>0.00177</text:p>
          </table:table-cell>
          <table:table-cell office:value-type="float" office:value="2.049476" calcext:value-type="float">
            <text:p>2.04947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719" calcext:value-type="float">
            <text:p>0.001719</text:p>
          </table:table-cell>
          <table:table-cell office:value-type="float" office:value="2.042341" calcext:value-type="float">
            <text:p>2.042341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719" calcext:value-type="float">
            <text:p>0.001719</text:p>
          </table:table-cell>
          <table:table-cell office:value-type="float" office:value="2.042341" calcext:value-type="float">
            <text:p>2.042341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666" calcext:value-type="float">
            <text:p>0.001666</text:p>
          </table:table-cell>
          <table:table-cell office:value-type="float" office:value="4.897077" calcext:value-type="float">
            <text:p>4.897077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667" calcext:value-type="float">
            <text:p>0.001667</text:p>
          </table:table-cell>
          <table:table-cell office:value-type="float" office:value="2.060779" calcext:value-type="float">
            <text:p>2.060779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666" calcext:value-type="float">
            <text:p>0.001666</text:p>
          </table:table-cell>
          <table:table-cell office:value-type="float" office:value="1.939216" calcext:value-type="float">
            <text:p>1.93921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667" calcext:value-type="float">
            <text:p>0.001667</text:p>
          </table:table-cell>
          <table:table-cell office:value-type="float" office:value="1.736821" calcext:value-type="float">
            <text:p>1.736821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667" calcext:value-type="float">
            <text:p>0.001667</text:p>
          </table:table-cell>
          <table:table-cell office:value-type="float" office:value="1.418696" calcext:value-type="float">
            <text:p>1.41869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666" calcext:value-type="float">
            <text:p>0.001666</text:p>
          </table:table-cell>
          <table:table-cell office:value-type="float" office:value="2.424007" calcext:value-type="float">
            <text:p>2.424007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666" calcext:value-type="float">
            <text:p>0.001666</text:p>
          </table:table-cell>
          <table:table-cell office:value-type="float" office:value="1.326353" calcext:value-type="float">
            <text:p>1.326353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667" calcext:value-type="float">
            <text:p>0.001667</text:p>
          </table:table-cell>
          <table:table-cell office:value-type="float" office:value="1.236613" calcext:value-type="float">
            <text:p>1.236613</text:p>
          </table:table-cell>
          <table:table-cell table:number-columns-repeated="4"/>
        </table:table-row>
        <table:table-row table:style-name="ro2">
          <table:table-cell office:value-type="float" office:value="0.00099" calcext:value-type="float">
            <text:p>9.90E-04</text:p>
          </table:table-cell>
          <table:table-cell office:value-type="float" office:value="1.341508" calcext:value-type="float">
            <text:p>1.341508</text:p>
          </table:table-cell>
          <table:table-cell table:number-columns-repeated="4"/>
        </table:table-row>
        <table:table-row table:style-name="ro2">
          <table:table-cell office:value-type="float" office:value="0.000938" calcext:value-type="float">
            <text:p>9.38E-04</text:p>
          </table:table-cell>
          <table:table-cell office:value-type="float" office:value="1.290467" calcext:value-type="float">
            <text:p>1.290467</text:p>
          </table:table-cell>
          <table:table-cell table:number-columns-repeated="4"/>
        </table:table-row>
        <table:table-row table:style-name="ro2">
          <table:table-cell office:value-type="float" office:value="0.000938" calcext:value-type="float">
            <text:p>9.38E-04</text:p>
          </table:table-cell>
          <table:table-cell office:value-type="float" office:value="1.227603" calcext:value-type="float">
            <text:p>1.227603</text:p>
          </table:table-cell>
          <table:table-cell table:number-columns-repeated="4"/>
        </table:table-row>
        <table:table-row table:style-name="ro2">
          <table:table-cell office:value-type="float" office:value="0.000938" calcext:value-type="float">
            <text:p>9.38E-04</text:p>
          </table:table-cell>
          <table:table-cell office:value-type="float" office:value="1.085103" calcext:value-type="float">
            <text:p>1.085103</text:p>
          </table:table-cell>
          <table:table-cell table:number-columns-repeated="4"/>
        </table:table-row>
        <table:table-row table:style-name="ro2">
          <table:table-cell office:value-type="float" office:value="0.000938" calcext:value-type="float">
            <text:p>9.38E-04</text:p>
          </table:table-cell>
          <table:table-cell office:value-type="float" office:value="1.521873" calcext:value-type="float">
            <text:p>1.521873</text:p>
          </table:table-cell>
          <table:table-cell table:number-columns-repeated="4"/>
        </table:table-row>
        <table:table-row table:style-name="ro2">
          <table:table-cell office:value-type="float" office:value="0.000938" calcext:value-type="float">
            <text:p>9.38E-04</text:p>
          </table:table-cell>
          <table:table-cell office:value-type="float" office:value="1.307915" calcext:value-type="float">
            <text:p>1.307915</text:p>
          </table:table-cell>
          <table:table-cell table:number-columns-repeated="4"/>
        </table:table-row>
        <table:table-row table:style-name="ro2">
          <table:table-cell office:value-type="float" office:value="0.000938" calcext:value-type="float">
            <text:p>9.38E-04</text:p>
          </table:table-cell>
          <table:table-cell office:value-type="float" office:value="1.307915" calcext:value-type="float">
            <text:p>1.307915</text:p>
          </table:table-cell>
          <table:table-cell table:number-columns-repeated="4"/>
        </table:table-row>
        <table:table-row table:style-name="ro2">
          <table:table-cell office:value-type="float" office:value="0.000937" calcext:value-type="float">
            <text:p>9.37E-04</text:p>
          </table:table-cell>
          <table:table-cell office:value-type="float" office:value="3.979942" calcext:value-type="float">
            <text:p>3.979942</text:p>
          </table:table-cell>
          <table:table-cell table:number-columns-repeated="4"/>
        </table:table-row>
        <table:table-row table:style-name="ro2">
          <table:table-cell office:value-type="float" office:value="0.000937" calcext:value-type="float">
            <text:p>9.37E-04</text:p>
          </table:table-cell>
          <table:table-cell office:value-type="float" office:value="1.772498" calcext:value-type="float">
            <text:p>1.772498</text:p>
          </table:table-cell>
          <table:table-cell table:number-columns-repeated="4"/>
        </table:table-row>
        <table:table-row table:style-name="ro2">
          <table:table-cell office:value-type="float" office:value="0.000937" calcext:value-type="float">
            <text:p>9.37E-04</text:p>
          </table:table-cell>
          <table:table-cell office:value-type="float" office:value="2.285518" calcext:value-type="float">
            <text:p>2.285518</text:p>
          </table:table-cell>
          <table:table-cell table:number-columns-repeated="4"/>
        </table:table-row>
        <table:table-row table:style-name="ro2">
          <table:table-cell office:value-type="float" office:value="0.000937" calcext:value-type="float">
            <text:p>9.37E-04</text:p>
          </table:table-cell>
          <table:table-cell office:value-type="float" office:value="5.000098" calcext:value-type="float">
            <text:p>5.000098</text:p>
          </table:table-cell>
          <table:table-cell table:number-columns-repeated="4"/>
        </table:table-row>
        <table:table-row table:style-name="ro2">
          <table:table-cell office:value-type="float" office:value="0.000937" calcext:value-type="float">
            <text:p>9.37E-04</text:p>
          </table:table-cell>
          <table:table-cell office:value-type="float" office:value="1.631508" calcext:value-type="float">
            <text:p>1.631508</text:p>
          </table:table-cell>
          <table:table-cell table:number-columns-repeated="4"/>
        </table:table-row>
        <table:table-row table:style-name="ro2">
          <table:table-cell office:value-type="float" office:value="0.000938" calcext:value-type="float">
            <text:p>9.38E-04</text:p>
          </table:table-cell>
          <table:table-cell office:value-type="float" office:value="1.550102" calcext:value-type="float">
            <text:p>1.550102</text:p>
          </table:table-cell>
          <table:table-cell table:number-columns-repeated="4"/>
        </table:table-row>
        <table:table-row table:style-name="ro2">
          <table:table-cell office:value-type="float" office:value="0.000937" calcext:value-type="float">
            <text:p>9.37E-04</text:p>
          </table:table-cell>
          <table:table-cell office:value-type="float" office:value="1.546769" calcext:value-type="float">
            <text:p>1.546769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545415" calcext:value-type="float">
            <text:p>1.545415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536664" calcext:value-type="float">
            <text:p>1.536664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536664" calcext:value-type="float">
            <text:p>1.536664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2.971351" calcext:value-type="float">
            <text:p>2.971351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168176" calcext:value-type="float">
            <text:p>1.168176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129634" calcext:value-type="float">
            <text:p>1.129634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113593" calcext:value-type="float">
            <text:p>1.113593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244946" calcext:value-type="float">
            <text:p>1.244946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235936" calcext:value-type="float">
            <text:p>1.235936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535935" calcext:value-type="float">
            <text:p>1.535935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2.013748" calcext:value-type="float">
            <text:p>2.013748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927497" calcext:value-type="float">
            <text:p>1.927497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941091" calcext:value-type="float">
            <text:p>1.941091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3.00984" calcext:value-type="float">
            <text:p>3.00984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3.00984" calcext:value-type="float">
            <text:p>3.00984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4.816505" calcext:value-type="float">
            <text:p>4.816505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513696" calcext:value-type="float">
            <text:p>1.513696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57932" calcext:value-type="float">
            <text:p>1.57932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513228" calcext:value-type="float">
            <text:p>1.513228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513696" calcext:value-type="float">
            <text:p>1.513696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1.52182" calcext:value-type="float">
            <text:p>1.52182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2.386404" calcext:value-type="float">
            <text:p>2.386404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113592" calcext:value-type="float">
            <text:p>1.113592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2.117393" calcext:value-type="float">
            <text:p>2.117393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519634" calcext:value-type="float">
            <text:p>1.519634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592706" calcext:value-type="float">
            <text:p>1.592706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2.066351" calcext:value-type="float">
            <text:p>2.066351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2.030518" calcext:value-type="float">
            <text:p>2.030518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1.949425" calcext:value-type="float">
            <text:p>1.949425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2.660882" calcext:value-type="float">
            <text:p>2.660882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2.766924" calcext:value-type="float">
            <text:p>2.766924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3.337287" calcext:value-type="float">
            <text:p>3.337287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545415" calcext:value-type="float">
            <text:p>1.545415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0.875519" calcext:value-type="float">
            <text:p>0.875519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0.875519" calcext:value-type="float">
            <text:p>0.875519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0.89177" calcext:value-type="float">
            <text:p>0.89177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5038" calcext:value-type="float">
            <text:p>1.5038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48531" calcext:value-type="float">
            <text:p>1.48531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48531" calcext:value-type="float">
            <text:p>1.48531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0.889426" calcext:value-type="float">
            <text:p>0.889426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0.889426" calcext:value-type="float">
            <text:p>0.889426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364634" calcext:value-type="float">
            <text:p>1.364634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102081" calcext:value-type="float">
            <text:p>1.102081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245051" calcext:value-type="float">
            <text:p>1.245051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936299" calcext:value-type="float">
            <text:p>1.936299</text:p>
          </table:table-cell>
          <table:table-cell table:number-columns-repeated="4"/>
        </table:table-row>
        <table:table-row table:style-name="ro2">
          <table:table-cell table:number-columns-repeated="6"/>
        </table:table-row>
      </table:table>
      <table:table table:name="Buffer 10000" table:style-name="ta1">
        <table:shapes>
          <draw:frame draw:z-index="0" draw:style-name="gr1" draw:text-style-name="P1" svg:width="373.12pt" svg:height="181.53pt" svg:x="517.97pt" svg:y="3pt">
            <draw:object draw:notify-on-update-of-ranges="'Buffer 10000'.A1:'Buffer 10000'.A1 'Buffer 10000'.A2:'Buffer 10000'.A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79.33pt" svg:height="166.48pt" svg:x="513.3pt" svg:y="185.3pt">
            <draw:object draw:notify-on-update-of-ranges="'Buffer 10000'.B1:'Buffer 10000'.B1 'Buffer 10000'.B2:'Buffer 10000'.B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ce3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Buffer </text:p>
            <text:p>Not Connected</text:p>
          </table:table-cell>
          <table:table-cell office:value-type="string" calcext:value-type="string">
            <text:p>Buffer </text:p>
            <text:p>Connected</text:p>
          </table:table-cell>
          <table:table-cell/>
          <table:table-cell table:style-name="ce1"/>
          <table:table-cell table:style-name="ce1" table:formula="of:=[.A1]" office:value-type="string" office:string-value="Buffer &#10;Not Connected" calcext:value-type="string">
            <text:p>Buffer </text:p>
            <text:p>Not Connected</text:p>
          </table:table-cell>
          <table:table-cell table:style-name="ce1" table:formula="of:=[.B1]" office:value-type="string" office:string-value="Buffer &#10;Connected" calcext:value-type="string">
            <text:p>Buffer </text:p>
            <text:p>Connected</text:p>
          </table:table-cell>
        </table:table-row>
        <table:table-row table:style-name="ro2">
          <table:table-cell table:style-name="Default" office:value-type="float" office:value="0.006459" calcext:value-type="float">
            <text:p>0.006459</text:p>
          </table:table-cell>
          <table:table-cell office:value-type="float" office:value="1.275788" calcext:value-type="float">
            <text:p>1.275788</text:p>
          </table:table-cell>
          <table:table-cell/>
          <table:table-cell office:value-type="string" calcext:value-type="string">
            <text:p>Max dT</text:p>
          </table:table-cell>
          <table:table-cell table:formula="of:=MAX([.A2:.A99])" office:value-type="float" office:value="0.007188" calcext:value-type="float">
            <text:p>0.007188</text:p>
          </table:table-cell>
          <table:table-cell table:formula="of:=MAX([.B2:.B99])" office:value-type="float" office:value="13.476059" calcext:value-type="float">
            <text:p>13.476059</text:p>
          </table:table-cell>
        </table:table-row>
        <table:table-row table:style-name="ro2">
          <table:table-cell table:style-name="Default" office:value-type="float" office:value="0.006458" calcext:value-type="float">
            <text:p>0.006458</text:p>
          </table:table-cell>
          <table:table-cell office:value-type="float" office:value="1.275788" calcext:value-type="float">
            <text:p>1.275788</text:p>
          </table:table-cell>
          <table:table-cell/>
          <table:table-cell office:value-type="string" calcext:value-type="string">
            <text:p>Min dT</text:p>
          </table:table-cell>
          <table:table-cell table:formula="of:=MIN([.A2:.A99])" office:value-type="float" office:value="0.000208" calcext:value-type="float">
            <text:p>0.000208</text:p>
          </table:table-cell>
          <table:table-cell table:formula="of:=MIN([.B2:.B99])" office:value-type="float" office:value="0.796879" calcext:value-type="float">
            <text:p>0.796879</text:p>
          </table:table-cell>
        </table:table-row>
        <table:table-row table:style-name="ro2">
          <table:table-cell table:style-name="Default" office:value-type="float" office:value="0.00651" calcext:value-type="float">
            <text:p>0.00651</text:p>
          </table:table-cell>
          <table:table-cell office:value-type="float" office:value="2.698035" calcext:value-type="float">
            <text:p>2.698035</text:p>
          </table:table-cell>
          <table:table-cell/>
          <table:table-cell office:value-type="string" calcext:value-type="string">
            <text:p>Average dT</text:p>
          </table:table-cell>
          <table:table-cell table:formula="of:=AVERAGE([.A2:.A99])" office:value-type="float" office:value="0.00231134693877551" calcext:value-type="float">
            <text:p>0.002311346938776</text:p>
          </table:table-cell>
          <table:table-cell table:formula="of:=AVERAGE([.B2:.B99])" office:value-type="float" office:value="2.04330507142857" calcext:value-type="float">
            <text:p>2.04330507142857</text:p>
          </table:table-cell>
        </table:table-row>
        <table:table-row table:style-name="ro2">
          <table:table-cell table:style-name="Default" office:value-type="float" office:value="0.006562" calcext:value-type="float">
            <text:p>0.006562</text:p>
          </table:table-cell>
          <table:table-cell office:value-type="float" office:value="1.143912" calcext:value-type="float">
            <text:p>1.143912</text:p>
          </table:table-cell>
          <table:table-cell/>
          <table:table-cell office:value-type="string" calcext:value-type="string">
            <text:p>Std De dT</text:p>
          </table:table-cell>
          <table:table-cell table:formula="of:=STDEV([.A2:.A99])" office:value-type="float" office:value="0.0027200932446951" calcext:value-type="float">
            <text:p>0.002720093244695</text:p>
          </table:table-cell>
          <table:table-cell table:formula="of:=STDEV([.B2:.B99])" office:value-type="float" office:value="2.02107329656283" calcext:value-type="float">
            <text:p>2.02107329656283</text:p>
          </table:table-cell>
        </table:table-row>
        <table:table-row table:style-name="ro2">
          <table:table-cell table:style-name="Default" office:value-type="float" office:value="0.006563" calcext:value-type="float">
            <text:p>0.006563</text:p>
          </table:table-cell>
          <table:table-cell office:value-type="float" office:value="0.991516" calcext:value-type="float">
            <text:p>0.991516</text:p>
          </table:table-cell>
          <table:table-cell/>
          <table:table-cell office:value-type="string" calcext:value-type="string">
            <text:p>Median dT</text:p>
          </table:table-cell>
          <table:table-cell table:formula="of:=MEDIAN([.A2:.A99])" office:value-type="float" office:value="0.0003645" calcext:value-type="float">
            <text:p>0.0003645</text:p>
          </table:table-cell>
          <table:table-cell table:formula="of:=MEDIAN([.B2:.B99])" office:value-type="float" office:value="1.279642" calcext:value-type="float">
            <text:p>1.279642</text:p>
          </table:table-cell>
        </table:table-row>
        <table:table-row table:style-name="ro2">
          <table:table-cell table:style-name="Default" office:value-type="float" office:value="0.00651" calcext:value-type="float">
            <text:p>0.00651</text:p>
          </table:table-cell>
          <table:table-cell office:value-type="float" office:value="1.017193" calcext:value-type="float">
            <text:p>1.017193</text:p>
          </table:table-cell>
          <table:table-cell/>
          <table:table-cell office:value-type="string" calcext:value-type="string">
            <text:p>Med + 2SD</text:p>
          </table:table-cell>
          <table:table-cell table:formula="of:=[.E6]+2*[.E5]" office:value-type="float" office:value="0.00580468648939019" calcext:value-type="float">
            <text:p>0.00580468648939</text:p>
          </table:table-cell>
          <table:table-cell table:formula="of:=[.F6]+2*[.F5]" office:value-type="float" office:value="5.32178859312565" calcext:value-type="float">
            <text:p>5.32178859312565</text:p>
          </table:table-cell>
        </table:table-row>
        <table:table-row table:style-name="ro2">
          <table:table-cell table:style-name="Default" office:value-type="float" office:value="0.006511" calcext:value-type="float">
            <text:p>0.006511</text:p>
          </table:table-cell>
          <table:table-cell office:value-type="float" office:value="0.869015" calcext:value-type="float">
            <text:p>0.869015</text:p>
          </table:table-cell>
          <table:table-cell/>
          <table:table-cell office:value-type="string" calcext:value-type="string">
            <text:p>Med – 2SD</text:p>
          </table:table-cell>
          <table:table-cell table:formula="of:=[.E6]-2*[.E5]" office:value-type="float" office:value="-0.00507568648939019" calcext:value-type="float">
            <text:p>-0.00507568648939</text:p>
          </table:table-cell>
          <table:table-cell table:formula="of:=[.F6]-2*[.F5]" office:value-type="float" office:value="-2.76250459312565" calcext:value-type="float">
            <text:p>-2.76250459312565</text:p>
          </table:table-cell>
        </table:table-row>
        <table:table-row table:style-name="ro2">
          <table:table-cell table:style-name="Default" office:value-type="float" office:value="0.006563" calcext:value-type="float">
            <text:p>0.006563</text:p>
          </table:table-cell>
          <table:table-cell office:value-type="float" office:value="1.014432" calcext:value-type="float">
            <text:p>1.01443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823" calcext:value-type="float">
            <text:p>0.006823</text:p>
          </table:table-cell>
          <table:table-cell office:value-type="float" office:value="1.380997" calcext:value-type="float">
            <text:p>1.380997</text:p>
          </table:table-cell>
          <table:table-cell/>
          <table:table-cell office:value-type="string" calcext:value-type="string">
            <text:p>*time is in milliseconds</text:p>
          </table:table-cell>
          <table:table-cell table:number-columns-repeated="2"/>
        </table:table-row>
        <table:table-row table:style-name="ro2">
          <table:table-cell table:style-name="Default" office:value-type="float" office:value="0.00677" calcext:value-type="float">
            <text:p>0.00677</text:p>
          </table:table-cell>
          <table:table-cell office:value-type="float" office:value="0.969536" calcext:value-type="float">
            <text:p>0.969536</text:p>
          </table:table-cell>
          <table:table-cell/>
          <table:table-cell office:value-type="string" calcext:value-type="string">
            <text:p>Baseline is hidpurejava running without oscilloscope connected</text:p>
          </table:table-cell>
          <table:table-cell table:number-columns-repeated="2"/>
        </table:table-row>
        <table:table-row table:style-name="ro2">
          <table:table-cell table:style-name="Default" office:value-type="float" office:value="0.006771" calcext:value-type="float">
            <text:p>0.006771</text:p>
          </table:table-cell>
          <table:table-cell office:value-type="float" office:value="2.507722" calcext:value-type="float">
            <text:p>2.507722</text:p>
          </table:table-cell>
          <table:table-cell/>
          <table:table-cell office:value-type="string" calcext:value-type="string">
            <text:p>Test is hidpurejava running with oscilloscope connected</text:p>
          </table:table-cell>
          <table:table-cell table:number-columns-repeated="2"/>
        </table:table-row>
        <table:table-row table:style-name="ro2">
          <table:table-cell table:style-name="Default" office:value-type="float" office:value="0.006718" calcext:value-type="float">
            <text:p>0.006718</text:p>
          </table:table-cell>
          <table:table-cell office:value-type="float" office:value="1.248912" calcext:value-type="float">
            <text:p>1.24891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875" calcext:value-type="float">
            <text:p>0.006875</text:p>
          </table:table-cell>
          <table:table-cell office:value-type="float" office:value="1.123964" calcext:value-type="float">
            <text:p>1.123964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02" calcext:value-type="float">
            <text:p>0.006302</text:p>
          </table:table-cell>
          <table:table-cell office:value-type="float" office:value="0.922766" calcext:value-type="float">
            <text:p>0.922766</text:p>
          </table:table-cell>
          <table:table-cell/>
          <table:table-cell office:value-type="string" calcext:value-type="string">
            <text:p>Samples per sec (AV)</text:p>
          </table:table-cell>
          <table:table-cell table:formula="of:=1/([.E4]/1000)" office:value-type="float" office:value="432648.159920887" calcext:value-type="float">
            <text:p>432648.159920887</text:p>
          </table:table-cell>
          <table:table-cell table:formula="of:=1/([.F4]/1000)" office:value-type="float" office:value="489.403180162839" calcext:value-type="float">
            <text:p>489.403180162839</text:p>
          </table:table-cell>
        </table:table-row>
        <table:table-row table:style-name="ro2">
          <table:table-cell table:style-name="Default" office:value-type="float" office:value="0.00625" calcext:value-type="float">
            <text:p>0.00625</text:p>
          </table:table-cell>
          <table:table-cell office:value-type="float" office:value="1.612091" calcext:value-type="float">
            <text:p>1.612091</text:p>
          </table:table-cell>
          <table:table-cell/>
          <table:table-cell office:value-type="string" calcext:value-type="string">
            <text:p>Signal Hz</text:p>
          </table:table-cell>
          <table:table-cell table:formula="of:=[.E15]/7" office:value-type="float" office:value="61806.8799886981" calcext:value-type="float">
            <text:p>61806.8799886981</text:p>
          </table:table-cell>
          <table:table-cell table:formula="of:=[.F15]/7" office:value-type="float" office:value="69.9147400232627" calcext:value-type="float">
            <text:p>69.9147400232627</text:p>
          </table:table-cell>
        </table:table-row>
        <table:table-row table:style-name="ro2">
          <table:table-cell table:style-name="Default" office:value-type="float" office:value="0.006302" calcext:value-type="float">
            <text:p>0.006302</text:p>
          </table:table-cell>
          <table:table-cell office:value-type="float" office:value="1.477873" calcext:value-type="float">
            <text:p>1.477873</text:p>
          </table:table-cell>
          <table:table-cell table:number-columns-repeated="4"/>
        </table:table-row>
        <table:table-row table:style-name="ro2">
          <table:table-cell table:style-name="Default" office:value-type="float" office:value="0.007188" calcext:value-type="float">
            <text:p>0.007188</text:p>
          </table:table-cell>
          <table:table-cell office:value-type="float" office:value="1.152193" calcext:value-type="float">
            <text:p>1.152193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54" calcext:value-type="float">
            <text:p>0.006354</text:p>
          </table:table-cell>
          <table:table-cell office:value-type="float" office:value="1.50657" calcext:value-type="float">
            <text:p>1.50657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02" calcext:value-type="float">
            <text:p>0.006302</text:p>
          </table:table-cell>
          <table:table-cell office:value-type="float" office:value="1.279642" calcext:value-type="float">
            <text:p>1.27964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54" calcext:value-type="float">
            <text:p>0.006354</text:p>
          </table:table-cell>
          <table:table-cell office:value-type="float" office:value="1.279642" calcext:value-type="float">
            <text:p>1.27964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54" calcext:value-type="float">
            <text:p>0.006354</text:p>
          </table:table-cell>
          <table:table-cell office:value-type="float" office:value="1.279642" calcext:value-type="float">
            <text:p>1.27964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54" calcext:value-type="float">
            <text:p>0.006354</text:p>
          </table:table-cell>
          <table:table-cell office:value-type="float" office:value="3.75304" calcext:value-type="float">
            <text:p>3.75304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02" calcext:value-type="float">
            <text:p>0.006302</text:p>
          </table:table-cell>
          <table:table-cell office:value-type="float" office:value="1.961364" calcext:value-type="float">
            <text:p>1.961364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354" calcext:value-type="float">
            <text:p>0.006354</text:p>
          </table:table-cell>
          <table:table-cell office:value-type="float" office:value="1.604436" calcext:value-type="float">
            <text:p>1.60443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146" calcext:value-type="float">
            <text:p>0.006146</text:p>
          </table:table-cell>
          <table:table-cell office:value-type="float" office:value="1.05636" calcext:value-type="float">
            <text:p>1.0563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6198" calcext:value-type="float">
            <text:p>0.006198</text:p>
          </table:table-cell>
          <table:table-cell office:value-type="float" office:value="1.05636" calcext:value-type="float">
            <text:p>1.0563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526" calcext:value-type="float">
            <text:p>0.00526</text:p>
          </table:table-cell>
          <table:table-cell office:value-type="float" office:value="1.05636" calcext:value-type="float">
            <text:p>1.0563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4688" calcext:value-type="float">
            <text:p>0.004688</text:p>
          </table:table-cell>
          <table:table-cell office:value-type="float" office:value="5.058932" calcext:value-type="float">
            <text:p>5.05893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4843" calcext:value-type="float">
            <text:p>0.004843</text:p>
          </table:table-cell>
          <table:table-cell office:value-type="float" office:value="5.058932" calcext:value-type="float">
            <text:p>5.05893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3073" calcext:value-type="float">
            <text:p>0.003073</text:p>
          </table:table-cell>
          <table:table-cell office:value-type="float" office:value="5.058932" calcext:value-type="float">
            <text:p>5.05893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2917" calcext:value-type="float">
            <text:p>0.002917</text:p>
          </table:table-cell>
          <table:table-cell office:value-type="float" office:value="5.058932" calcext:value-type="float">
            <text:p>5.058932</text:p>
          </table:table-cell>
          <table:table-cell table:number-columns-repeated="4"/>
        </table:table-row>
        <table:table-row table:style-name="ro2">
          <table:table-cell table:style-name="Default" office:value-type="float" office:value="0.002968" calcext:value-type="float">
            <text:p>0.002968</text:p>
          </table:table-cell>
          <table:table-cell office:value-type="float" office:value="9.726196" calcext:value-type="float">
            <text:p>9.726196</text:p>
          </table:table-cell>
          <table:table-cell table:number-columns-repeated="4"/>
        </table:table-row>
        <table:table-row table:style-name="ro2">
          <table:table-cell table:style-name="Default" office:value-type="float" office:value="0.002969" calcext:value-type="float">
            <text:p>0.002969</text:p>
          </table:table-cell>
          <table:table-cell office:value-type="float" office:value="0.870265" calcext:value-type="float">
            <text:p>0.870265</text:p>
          </table:table-cell>
          <table:table-cell table:number-columns-repeated="4"/>
        </table:table-row>
        <table:table-row table:style-name="ro2">
          <table:table-cell table:style-name="Default" office:value-type="float" office:value="0.002917" calcext:value-type="float">
            <text:p>0.002917</text:p>
          </table:table-cell>
          <table:table-cell office:value-type="float" office:value="0.870265" calcext:value-type="float">
            <text:p>0.870265</text:p>
          </table:table-cell>
          <table:table-cell table:number-columns-repeated="4"/>
        </table:table-row>
        <table:table-row table:style-name="ro2">
          <table:table-cell table:style-name="Default" office:value-type="float" office:value="0.002917" calcext:value-type="float">
            <text:p>0.002917</text:p>
          </table:table-cell>
          <table:table-cell office:value-type="float" office:value="0.987974" calcext:value-type="float">
            <text:p>0.987974</text:p>
          </table:table-cell>
          <table:table-cell table:number-columns-repeated="4"/>
        </table:table-row>
        <table:table-row table:style-name="ro2">
          <table:table-cell office:value-type="float" office:value="0.00099" calcext:value-type="float">
            <text:p>9.90E-04</text:p>
          </table:table-cell>
          <table:table-cell office:value-type="float" office:value="0.869849" calcext:value-type="float">
            <text:p>0.869849</text:p>
          </table:table-cell>
          <table:table-cell table:number-columns-repeated="4"/>
        </table:table-row>
        <table:table-row table:style-name="ro2">
          <table:table-cell office:value-type="float" office:value="0.00099" calcext:value-type="float">
            <text:p>9.90E-04</text:p>
          </table:table-cell>
          <table:table-cell office:value-type="float" office:value="1.648862" calcext:value-type="float">
            <text:p>1.648862</text:p>
          </table:table-cell>
          <table:table-cell table:number-columns-repeated="4"/>
        </table:table-row>
        <table:table-row table:style-name="ro2">
          <table:table-cell office:value-type="float" office:value="0.00099" calcext:value-type="float">
            <text:p>9.90E-04</text:p>
          </table:table-cell>
          <table:table-cell office:value-type="float" office:value="0.989432" calcext:value-type="float">
            <text:p>0.989432</text:p>
          </table:table-cell>
          <table:table-cell table:number-columns-repeated="4"/>
        </table:table-row>
        <table:table-row table:style-name="ro2">
          <table:table-cell office:value-type="float" office:value="0.00099" calcext:value-type="float">
            <text:p>9.90E-04</text:p>
          </table:table-cell>
          <table:table-cell office:value-type="float" office:value="1.274954" calcext:value-type="float">
            <text:p>1.274954</text:p>
          </table:table-cell>
          <table:table-cell table:number-columns-repeated="4"/>
        </table:table-row>
        <table:table-row table:style-name="ro2">
          <table:table-cell office:value-type="float" office:value="0.000989" calcext:value-type="float">
            <text:p>9.89E-04</text:p>
          </table:table-cell>
          <table:table-cell office:value-type="float" office:value="1.274954" calcext:value-type="float">
            <text:p>1.274954</text:p>
          </table:table-cell>
          <table:table-cell table:number-columns-repeated="4"/>
        </table:table-row>
        <table:table-row table:style-name="ro2">
          <table:table-cell office:value-type="float" office:value="0.000989" calcext:value-type="float">
            <text:p>9.89E-04</text:p>
          </table:table-cell>
          <table:table-cell office:value-type="float" office:value="1.274954" calcext:value-type="float">
            <text:p>1.274954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875" calcext:value-type="float">
            <text:p>0.001875</text:p>
          </table:table-cell>
          <table:table-cell office:value-type="float" office:value="1.274954" calcext:value-type="float">
            <text:p>1.274954</text:p>
          </table:table-cell>
          <table:table-cell table:number-columns-repeated="4"/>
        </table:table-row>
        <table:table-row table:style-name="ro2">
          <table:table-cell office:value-type="float" office:value="0.00099" calcext:value-type="float">
            <text:p>9.90E-04</text:p>
          </table:table-cell>
          <table:table-cell office:value-type="float" office:value="1.274954" calcext:value-type="float">
            <text:p>1.274954</text:p>
          </table:table-cell>
          <table:table-cell table:number-columns-repeated="4"/>
        </table:table-row>
        <table:table-row table:style-name="ro2">
          <table:table-cell office:value-type="float" office:value="0.000937" calcext:value-type="float">
            <text:p>9.37E-04</text:p>
          </table:table-cell>
          <table:table-cell office:value-type="float" office:value="1.274954" calcext:value-type="float">
            <text:p>1.274954</text:p>
          </table:table-cell>
          <table:table-cell table:number-columns-repeated="4"/>
        </table:table-row>
        <table:table-row table:style-name="ro2">
          <table:table-cell table:style-name="Default" office:value-type="float" office:value="0.001146" calcext:value-type="float">
            <text:p>0.001146</text:p>
          </table:table-cell>
          <table:table-cell office:value-type="float" office:value="1.274954" calcext:value-type="float">
            <text:p>1.274954</text:p>
          </table:table-cell>
          <table:table-cell table:number-columns-repeated="4"/>
        </table:table-row>
        <table:table-row table:style-name="ro2">
          <table:table-cell office:value-type="float" office:value="0.000938" calcext:value-type="float">
            <text:p>9.38E-04</text:p>
          </table:table-cell>
          <table:table-cell office:value-type="float" office:value="1.089537" calcext:value-type="float">
            <text:p>1.089537</text:p>
          </table:table-cell>
          <table:table-cell table:number-columns-repeated="4"/>
        </table:table-row>
        <table:table-row table:style-name="ro2">
          <table:table-cell office:value-type="float" office:value="0.00099" calcext:value-type="float">
            <text:p>9.90E-04</text:p>
          </table:table-cell>
          <table:table-cell office:value-type="float" office:value="1.005474" calcext:value-type="float">
            <text:p>1.005474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006463" calcext:value-type="float">
            <text:p>1.006463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130006" calcext:value-type="float">
            <text:p>1.130006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112819" calcext:value-type="float">
            <text:p>1.112819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624748" calcext:value-type="float">
            <text:p>1.624748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882718" calcext:value-type="float">
            <text:p>1.882718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361517" calcext:value-type="float">
            <text:p>1.361517</text:p>
          </table:table-cell>
          <table:table-cell table:number-columns-repeated="4"/>
        </table:table-row>
        <table:table-row table:style-name="ro2">
          <table:table-cell office:value-type="float" office:value="0.000313" calcext:value-type="float">
            <text:p>3.13E-04</text:p>
          </table:table-cell>
          <table:table-cell office:value-type="float" office:value="1.426674" calcext:value-type="float">
            <text:p>1.426674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.426674" calcext:value-type="float">
            <text:p>1.426674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426674" calcext:value-type="float">
            <text:p>1.426674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10.228282" calcext:value-type="float">
            <text:p>10.228282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2.880067" calcext:value-type="float">
            <text:p>2.880067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2.260012" calcext:value-type="float">
            <text:p>2.260012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886728" calcext:value-type="float">
            <text:p>1.886728</text:p>
          </table:table-cell>
          <table:table-cell table:number-columns-repeated="4"/>
        </table:table-row>
        <table:table-row table:style-name="ro2">
          <table:table-cell office:value-type="float" office:value="0.000365" calcext:value-type="float">
            <text:p>3.65E-04</text:p>
          </table:table-cell>
          <table:table-cell office:value-type="float" office:value="1.852978" calcext:value-type="float">
            <text:p>1.852978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817822" calcext:value-type="float">
            <text:p>1.817822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868448" calcext:value-type="float">
            <text:p>1.868448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95876" calcext:value-type="float">
            <text:p>1.95876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4.422523" calcext:value-type="float">
            <text:p>4.422523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2.799493" calcext:value-type="float">
            <text:p>2.799493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2.433398" calcext:value-type="float">
            <text:p>2.433398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3.071995" calcext:value-type="float">
            <text:p>3.071995</text:p>
          </table:table-cell>
          <table:table-cell table:number-columns-repeated="4"/>
        </table:table-row>
        <table:table-row table:style-name="ro2">
          <table:table-cell office:value-type="float" office:value="0.000312" calcext:value-type="float">
            <text:p>3.12E-04</text:p>
          </table:table-cell>
          <table:table-cell office:value-type="float" office:value="2.81715" calcext:value-type="float">
            <text:p>2.81715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2.87163" calcext:value-type="float">
            <text:p>2.87163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2.354647" calcext:value-type="float">
            <text:p>2.354647</text:p>
          </table:table-cell>
          <table:table-cell table:number-columns-repeated="4"/>
        </table:table-row>
        <table:table-row table:style-name="ro2">
          <table:table-cell office:value-type="float" office:value="0.000312" calcext:value-type="float">
            <text:p>3.12E-04</text:p>
          </table:table-cell>
          <table:table-cell office:value-type="float" office:value="0.908911" calcext:value-type="float">
            <text:p>0.908911</text:p>
          </table:table-cell>
          <table:table-cell table:number-columns-repeated="4"/>
        </table:table-row>
        <table:table-row table:style-name="ro2">
          <table:table-cell office:value-type="float" office:value="0.000312" calcext:value-type="float">
            <text:p>3.12E-04</text:p>
          </table:table-cell>
          <table:table-cell office:value-type="float" office:value="1.355216" calcext:value-type="float">
            <text:p>1.355216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868655" calcext:value-type="float">
            <text:p>1.868655</text:p>
          </table:table-cell>
          <table:table-cell table:number-columns-repeated="4"/>
        </table:table-row>
        <table:table-row table:style-name="ro2">
          <table:table-cell office:value-type="float" office:value="0.000364" calcext:value-type="float">
            <text:p>3.64E-04</text:p>
          </table:table-cell>
          <table:table-cell office:value-type="float" office:value="0.949484" calcext:value-type="float">
            <text:p>0.949484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1.276361" calcext:value-type="float">
            <text:p>1.276361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2.294127" calcext:value-type="float">
            <text:p>2.294127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2.294127" calcext:value-type="float">
            <text:p>2.294127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2.294127" calcext:value-type="float">
            <text:p>2.294127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7.694779" calcext:value-type="float">
            <text:p>7.694779</text:p>
          </table:table-cell>
          <table:table-cell table:number-columns-repeated="4"/>
        </table:table-row>
        <table:table-row table:style-name="ro2">
          <table:table-cell office:value-type="float" office:value="0.000365" calcext:value-type="float">
            <text:p>3.65E-04</text:p>
          </table:table-cell>
          <table:table-cell office:value-type="float" office:value="3.59731" calcext:value-type="float">
            <text:p>3.59731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2.759963" calcext:value-type="float">
            <text:p>2.759963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712977" calcext:value-type="float">
            <text:p>1.712977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2.144595" calcext:value-type="float">
            <text:p>2.144595</text:p>
          </table:table-cell>
          <table:table-cell table:number-columns-repeated="4"/>
        </table:table-row>
        <table:table-row table:style-name="ro2">
          <table:table-cell office:value-type="float" office:value="0.000261" calcext:value-type="float">
            <text:p>2.61E-04</text:p>
          </table:table-cell>
          <table:table-cell office:value-type="float" office:value="0.796879" calcext:value-type="float">
            <text:p>0.796879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0.845578" calcext:value-type="float">
            <text:p>0.845578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0.920005" calcext:value-type="float">
            <text:p>0.920005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0.854796" calcext:value-type="float">
            <text:p>0.854796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1.016932" calcext:value-type="float">
            <text:p>1.016932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0.912921" calcext:value-type="float">
            <text:p>0.912921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0.912921" calcext:value-type="float">
            <text:p>0.912921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0.912921" calcext:value-type="float">
            <text:p>0.912921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0.912921" calcext:value-type="float">
            <text:p>0.912921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3.476059" calcext:value-type="float">
            <text:p>13.476059</text:p>
          </table:table-cell>
          <table:table-cell table:number-columns-repeated="4"/>
        </table:table-row>
        <table:table-row table:style-name="ro2">
          <table:table-cell office:value-type="float" office:value="0.000208" calcext:value-type="float">
            <text:p>2.08E-04</text:p>
          </table:table-cell>
          <table:table-cell office:value-type="float" office:value="0.864171" calcext:value-type="float">
            <text:p>0.864171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001463" calcext:value-type="float">
            <text:p>1.001463</text:p>
          </table:table-cell>
          <table:table-cell table:number-columns-repeated="4"/>
        </table:table-row>
        <table:table-row table:style-name="ro2">
          <table:table-cell office:value-type="float" office:value="0.000209" calcext:value-type="float">
            <text:p>2.09E-04</text:p>
          </table:table-cell>
          <table:table-cell office:value-type="float" office:value="1.146829" calcext:value-type="float">
            <text:p>1.146829</text:p>
          </table:table-cell>
          <table:table-cell table:number-columns-repeated="4"/>
        </table:table-row>
        <table:table-row table:style-name="ro2">
          <table:table-cell office:value-type="float" office:value="0.00026" calcext:value-type="float">
            <text:p>2.60E-04</text:p>
          </table:table-cell>
          <table:table-cell office:value-type="float" office:value="0.863234" calcext:value-type="float">
            <text:p>0.863234</text:p>
          </table:table-cell>
          <table:table-cell table:number-columns-repeated="4"/>
        </table:table-row>
        <table:table-row table:style-name="ro2">
          <table:table-cell table:number-columns-repeated="6"/>
        </table:table-row>
      </table:table>
      <table:table table:name="hidtool" table:style-name="ta1"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hidtool </text:p>
            <text:p>(usec)</text:p>
          </table:table-cell>
          <table:table-cell office:value-type="string" calcext:value-type="string">
            <text:p>hidtool</text:p>
            <text:p>(ms)</text:p>
          </table:table-cell>
          <table:table-cell/>
          <table:table-cell table:style-name="ce1"/>
          <table:table-cell table:style-name="ce1" table:formula="of:=[.A1]" office:value-type="string" office:string-value="hidtool &#10;(usec)" calcext:value-type="string">
            <text:p>hidtool </text:p>
            <text:p>(usec)</text:p>
          </table:table-cell>
          <table:table-cell table:style-name="ce1" table:formula="of:=[.B1]" office:value-type="string" office:string-value="hidtool&#10;(ms)" calcext:value-type="string">
            <text:p>hidtool</text:p>
            <text:p>(ms)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table:formula="of:=[.A2]/1000" office:value-type="float" office:value="0.603" calcext:value-type="float">
            <text:p>0.603</text:p>
          </table:table-cell>
          <table:table-cell/>
          <table:table-cell office:value-type="string" calcext:value-type="string">
            <text:p>Max dT</text:p>
          </table:table-cell>
          <table:table-cell table:formula="of:=MAX([.A2:.A525])" office:value-type="float" office:value="2000" calcext:value-type="float">
            <text:p>2000</text:p>
          </table:table-cell>
          <table:table-cell table:formula="of:=MAX([.B2:.B525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3]/1000" office:value-type="float" office:value="0.478" calcext:value-type="float">
            <text:p>0.478</text:p>
          </table:table-cell>
          <table:table-cell/>
          <table:table-cell office:value-type="string" calcext:value-type="string">
            <text:p>Min dT</text:p>
          </table:table-cell>
          <table:table-cell table:formula="of:=MIN([.A2:.A525])" office:value-type="float" office:value="463" calcext:value-type="float">
            <text:p>463</text:p>
          </table:table-cell>
          <table:table-cell table:formula="of:=MIN([.B2:.B525])" office:value-type="float" office:value="0.463" calcext:value-type="float">
            <text:p>0.463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table:formula="of:=[.A4]/1000" office:value-type="float" office:value="0.602" calcext:value-type="float">
            <text:p>0.602</text:p>
          </table:table-cell>
          <table:table-cell/>
          <table:table-cell office:value-type="string" calcext:value-type="string">
            <text:p>Average dT</text:p>
          </table:table-cell>
          <table:table-cell table:formula="of:=AVERAGE([.A2:.A525])" office:value-type="float" office:value="611.330152671756" calcext:value-type="float">
            <text:p>611.330152671756</text:p>
          </table:table-cell>
          <table:table-cell table:formula="of:=AVERAGE([.B2:.B525])" office:value-type="float" office:value="0.611330152671757" calcext:value-type="float">
            <text:p>0.611330152671757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5]/1000" office:value-type="float" office:value="0.48" calcext:value-type="float">
            <text:p>0.48</text:p>
          </table:table-cell>
          <table:table-cell/>
          <table:table-cell office:value-type="string" calcext:value-type="string">
            <text:p>Std De dT</text:p>
          </table:table-cell>
          <table:table-cell table:formula="of:=STDEV([.A2:.A525])" office:value-type="float" office:value="305.072288344659" calcext:value-type="float">
            <text:p>305.072288344659</text:p>
          </table:table-cell>
          <table:table-cell table:formula="of:=STDEV([.B2:.B525])" office:value-type="float" office:value="0.305072288344659" calcext:value-type="float">
            <text:p>0.305072288344659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6]/1000" office:value-type="float" office:value="0.476" calcext:value-type="float">
            <text:p>0.476</text:p>
          </table:table-cell>
          <table:table-cell/>
          <table:table-cell office:value-type="string" calcext:value-type="string">
            <text:p>Median dT</text:p>
          </table:table-cell>
          <table:table-cell table:formula="of:=MEDIAN([.A2:.A525])" office:value-type="float" office:value="483" calcext:value-type="float">
            <text:p>483</text:p>
          </table:table-cell>
          <table:table-cell table:formula="of:=MEDIAN([.B2:.B525])" office:value-type="float" office:value="0.483" calcext:value-type="float">
            <text:p>0.483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table:formula="of:=[.A7]/1000" office:value-type="float" office:value="0.488" calcext:value-type="float">
            <text:p>0.488</text:p>
          </table:table-cell>
          <table:table-cell/>
          <table:table-cell office:value-type="string" calcext:value-type="string">
            <text:p>Med + 2SD</text:p>
          </table:table-cell>
          <table:table-cell table:formula="of:=[.E6]+2*[.E5]" office:value-type="float" office:value="1093.14457668932" calcext:value-type="float">
            <text:p>1093.14457668932</text:p>
          </table:table-cell>
          <table:table-cell table:formula="of:=[.F6]+2*[.F5]" office:value-type="float" office:value="1.09314457668932" calcext:value-type="float">
            <text:p>1.09314457668932</text:p>
          </table:table-cell>
        </table:table-row>
        <table:table-row table:style-name="ro2">
          <table:table-cell office:value-type="float" office:value="1719" calcext:value-type="float">
            <text:p>1719</text:p>
          </table:table-cell>
          <table:table-cell table:formula="of:=[.A8]/1000" office:value-type="float" office:value="1.719" calcext:value-type="float">
            <text:p>1.719</text:p>
          </table:table-cell>
          <table:table-cell/>
          <table:table-cell office:value-type="string" calcext:value-type="string">
            <text:p>Med – 2SD</text:p>
          </table:table-cell>
          <table:table-cell table:formula="of:=[.E6]-2*[.E5]" office:value-type="float" office:value="-127.144576689319" calcext:value-type="float">
            <text:p>-127.144576689319</text:p>
          </table:table-cell>
          <table:table-cell table:formula="of:=[.F6]-2*[.F5]" office:value-type="float" office:value="-0.127144576689319" calcext:value-type="float">
            <text:p>-0.127144576689319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table:formula="of:=[.A9]/1000" office:value-type="float" office:value="0.603" calcext:value-type="float">
            <text:p>0.603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10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606" calcext:value-type="float">
            <text:p>606</text:p>
          </table:table-cell>
          <table:table-cell table:formula="of:=[.A11]/1000" office:value-type="float" office:value="0.606" calcext:value-type="float">
            <text:p>0.606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12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13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[.A14]/1000" office:value-type="float" office:value="0.475" calcext:value-type="float">
            <text:p>0.475</text:p>
          </table:table-cell>
          <table:table-cell table:number-columns-repeated="4"/>
        </table:table-row>
        <table:table-row table:style-name="ro2">
          <table:table-cell office:value-type="float" office:value="486" calcext:value-type="float">
            <text:p>486</text:p>
          </table:table-cell>
          <table:table-cell table:formula="of:=[.A15]/1000" office:value-type="float" office:value="0.486" calcext:value-type="float">
            <text:p>0.486</text:p>
          </table:table-cell>
          <table:table-cell/>
          <table:table-cell office:value-type="string" calcext:value-type="string">
            <text:p>Samples per sec (AV)</text:p>
          </table:table-cell>
          <table:table-cell table:formula="of:=1/([.E4]/1000000)" office:value-type="float" office:value="1635.77732200776" calcext:value-type="float">
            <text:p>1635.77732200776</text:p>
          </table:table-cell>
          <table:table-cell table:formula="of:=1/([.F4]/1000)" office:value-type="float" office:value="1635.77732200776" calcext:value-type="float">
            <text:p>1635.77732200776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table:formula="of:=[.A16]/1000" office:value-type="float" office:value="0.47" calcext:value-type="float">
            <text:p>0.47</text:p>
          </table:table-cell>
          <table:table-cell/>
          <table:table-cell office:value-type="string" calcext:value-type="string">
            <text:p>Signal Hz</text:p>
          </table:table-cell>
          <table:table-cell table:formula="of:=[.E15]/7" office:value-type="float" office:value="233.682474572537" calcext:value-type="float">
            <text:p>233.682474572537</text:p>
          </table:table-cell>
          <table:table-cell table:formula="of:=[.F15]/7" office:value-type="float" office:value="233.682474572537" calcext:value-type="float">
            <text:p>233.682474572537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17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18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19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20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21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22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23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24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85" calcext:value-type="float">
            <text:p>485</text:p>
          </table:table-cell>
          <table:table-cell table:formula="of:=[.A25]/1000" office:value-type="float" office:value="0.485" calcext:value-type="float">
            <text:p>0.485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26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4" calcext:value-type="float">
            <text:p>474</text:p>
          </table:table-cell>
          <table:table-cell table:formula="of:=[.A27]/1000" office:value-type="float" office:value="0.474" calcext:value-type="float">
            <text:p>0.474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[.A28]/1000" office:value-type="float" office:value="0.481" calcext:value-type="float">
            <text:p>0.481</text:p>
          </table:table-cell>
          <table:table-cell table:number-columns-repeated="4"/>
        </table:table-row>
        <table:table-row table:style-name="ro2">
          <table:table-cell office:value-type="float" office:value="1778" calcext:value-type="float">
            <text:p>1778</text:p>
          </table:table-cell>
          <table:table-cell table:formula="of:=[.A29]/1000" office:value-type="float" office:value="1.778" calcext:value-type="float">
            <text:p>1.778</text:p>
          </table:table-cell>
          <table:table-cell table:number-columns-repeated="4"/>
        </table:table-row>
        <table:table-row table:style-name="ro2">
          <table:table-cell office:value-type="float" office:value="665" calcext:value-type="float">
            <text:p>665</text:p>
          </table:table-cell>
          <table:table-cell table:formula="of:=[.A30]/1000" office:value-type="float" office:value="0.665" calcext:value-type="float">
            <text:p>0.665</text:p>
          </table:table-cell>
          <table:table-cell table:number-columns-repeated="4"/>
        </table:table-row>
        <table:table-row table:style-name="ro2">
          <table:table-cell office:value-type="float" office:value="728" calcext:value-type="float">
            <text:p>728</text:p>
          </table:table-cell>
          <table:table-cell table:formula="of:=[.A31]/1000" office:value-type="float" office:value="0.728" calcext:value-type="float">
            <text:p>0.728</text:p>
          </table:table-cell>
          <table:table-cell table:number-columns-repeated="4"/>
        </table:table-row>
        <table:table-row table:style-name="ro2">
          <table:table-cell office:value-type="float" office:value="577" calcext:value-type="float">
            <text:p>577</text:p>
          </table:table-cell>
          <table:table-cell table:formula="of:=[.A32]/1000" office:value-type="float" office:value="0.577" calcext:value-type="float">
            <text:p>0.577</text:p>
          </table:table-cell>
          <table:table-cell table:number-columns-repeated="4"/>
        </table:table-row>
        <table:table-row table:style-name="ro2">
          <table:table-cell office:value-type="float" office:value="567" calcext:value-type="float">
            <text:p>567</text:p>
          </table:table-cell>
          <table:table-cell table:formula="of:=[.A33]/1000" office:value-type="float" office:value="0.567" calcext:value-type="float">
            <text:p>0.567</text:p>
          </table:table-cell>
          <table:table-cell table:number-columns-repeated="4"/>
        </table:table-row>
        <table:table-row table:style-name="ro2">
          <table:table-cell office:value-type="float" office:value="716" calcext:value-type="float">
            <text:p>716</text:p>
          </table:table-cell>
          <table:table-cell table:formula="of:=[.A34]/1000" office:value-type="float" office:value="0.716" calcext:value-type="float">
            <text:p>0.716</text:p>
          </table:table-cell>
          <table:table-cell table:number-columns-repeated="4"/>
        </table:table-row>
        <table:table-row table:style-name="ro2">
          <table:table-cell office:value-type="float" office:value="557" calcext:value-type="float">
            <text:p>557</text:p>
          </table:table-cell>
          <table:table-cell table:formula="of:=[.A35]/1000" office:value-type="float" office:value="0.557" calcext:value-type="float">
            <text:p>0.557</text:p>
          </table:table-cell>
          <table:table-cell table:number-columns-repeated="4"/>
        </table:table-row>
        <table:table-row table:style-name="ro2">
          <table:table-cell office:value-type="float" office:value="590" calcext:value-type="float">
            <text:p>590</text:p>
          </table:table-cell>
          <table:table-cell table:formula="of:=[.A36]/1000" office:value-type="float" office:value="0.59" calcext:value-type="float">
            <text:p>0.59</text:p>
          </table:table-cell>
          <table:table-cell table:number-columns-repeated="4"/>
        </table:table-row>
        <table:table-row table:style-name="ro2">
          <table:table-cell office:value-type="float" office:value="671" calcext:value-type="float">
            <text:p>671</text:p>
          </table:table-cell>
          <table:table-cell table:formula="of:=[.A37]/1000" office:value-type="float" office:value="0.671" calcext:value-type="float">
            <text:p>0.671</text:p>
          </table:table-cell>
          <table:table-cell table:number-columns-repeated="4"/>
        </table:table-row>
        <table:table-row table:style-name="ro2">
          <table:table-cell office:value-type="float" office:value="1790" calcext:value-type="float">
            <text:p>1790</text:p>
          </table:table-cell>
          <table:table-cell table:formula="of:=[.A38]/1000" office:value-type="float" office:value="1.79" calcext:value-type="float">
            <text:p>1.79</text:p>
          </table:table-cell>
          <table:table-cell table:number-columns-repeated="4"/>
        </table:table-row>
        <table:table-row table:style-name="ro2">
          <table:table-cell office:value-type="float" office:value="843" calcext:value-type="float">
            <text:p>843</text:p>
          </table:table-cell>
          <table:table-cell table:formula="of:=[.A39]/1000" office:value-type="float" office:value="0.843" calcext:value-type="float">
            <text:p>0.843</text:p>
          </table:table-cell>
          <table:table-cell table:number-columns-repeated="4"/>
        </table:table-row>
        <table:table-row table:style-name="ro2">
          <table:table-cell office:value-type="float" office:value="978" calcext:value-type="float">
            <text:p>978</text:p>
          </table:table-cell>
          <table:table-cell table:formula="of:=[.A40]/1000" office:value-type="float" office:value="0.978" calcext:value-type="float">
            <text:p>0.978</text:p>
          </table:table-cell>
          <table:table-cell table:number-columns-repeated="4"/>
        </table:table-row>
        <table:table-row table:style-name="ro2">
          <table:table-cell office:value-type="float" office:value="635" calcext:value-type="float">
            <text:p>635</text:p>
          </table:table-cell>
          <table:table-cell table:formula="of:=[.A41]/1000" office:value-type="float" office:value="0.635" calcext:value-type="float">
            <text:p>0.635</text:p>
          </table:table-cell>
          <table:table-cell table:number-columns-repeated="4"/>
        </table:table-row>
        <table:table-row table:style-name="ro2">
          <table:table-cell office:value-type="float" office:value="607" calcext:value-type="float">
            <text:p>607</text:p>
          </table:table-cell>
          <table:table-cell table:formula="of:=[.A42]/1000" office:value-type="float" office:value="0.607" calcext:value-type="float">
            <text:p>0.607</text:p>
          </table:table-cell>
          <table:table-cell table:number-columns-repeated="4"/>
        </table:table-row>
        <table:table-row table:style-name="ro2">
          <table:table-cell office:value-type="float" office:value="534" calcext:value-type="float">
            <text:p>534</text:p>
          </table:table-cell>
          <table:table-cell table:formula="of:=[.A43]/1000" office:value-type="float" office:value="0.534" calcext:value-type="float">
            <text:p>0.534</text:p>
          </table:table-cell>
          <table:table-cell table:number-columns-repeated="4"/>
        </table:table-row>
        <table:table-row table:style-name="ro2">
          <table:table-cell office:value-type="float" office:value="586" calcext:value-type="float">
            <text:p>586</text:p>
          </table:table-cell>
          <table:table-cell table:formula="of:=[.A44]/1000" office:value-type="float" office:value="0.586" calcext:value-type="float">
            <text:p>0.586</text:p>
          </table:table-cell>
          <table:table-cell table:number-columns-repeated="4"/>
        </table:table-row>
        <table:table-row table:style-name="ro2">
          <table:table-cell office:value-type="float" office:value="693" calcext:value-type="float">
            <text:p>693</text:p>
          </table:table-cell>
          <table:table-cell table:formula="of:=[.A45]/1000" office:value-type="float" office:value="0.693" calcext:value-type="float">
            <text:p>0.693</text:p>
          </table:table-cell>
          <table:table-cell table:number-columns-repeated="4"/>
        </table:table-row>
        <table:table-row table:style-name="ro2">
          <table:table-cell office:value-type="float" office:value="1840" calcext:value-type="float">
            <text:p>1840</text:p>
          </table:table-cell>
          <table:table-cell table:formula="of:=[.A46]/1000" office:value-type="float" office:value="1.84" calcext:value-type="float">
            <text:p>1.84</text:p>
          </table:table-cell>
          <table:table-cell table:number-columns-repeated="4"/>
        </table:table-row>
        <table:table-row table:style-name="ro2">
          <table:table-cell office:value-type="float" office:value="474" calcext:value-type="float">
            <text:p>474</text:p>
          </table:table-cell>
          <table:table-cell table:formula="of:=[.A47]/1000" office:value-type="float" office:value="0.474" calcext:value-type="float">
            <text:p>0.474</text:p>
          </table:table-cell>
          <table:table-cell table:number-columns-repeated="4"/>
        </table:table-row>
        <table:table-row table:style-name="ro2">
          <table:table-cell office:value-type="float" office:value="602" calcext:value-type="float">
            <text:p>602</text:p>
          </table:table-cell>
          <table:table-cell table:formula="of:=[.A48]/1000" office:value-type="float" office:value="0.602" calcext:value-type="float">
            <text:p>0.602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49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604" calcext:value-type="float">
            <text:p>604</text:p>
          </table:table-cell>
          <table:table-cell table:formula="of:=[.A50]/1000" office:value-type="float" office:value="0.604" calcext:value-type="float">
            <text:p>0.604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51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52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85" calcext:value-type="float">
            <text:p>485</text:p>
          </table:table-cell>
          <table:table-cell table:formula="of:=[.A53]/1000" office:value-type="float" office:value="0.485" calcext:value-type="float">
            <text:p>0.485</text:p>
          </table:table-cell>
          <table:table-cell table:number-columns-repeated="4"/>
        </table:table-row>
        <table:table-row table:style-name="ro2">
          <table:table-cell office:value-type="float" office:value="471" calcext:value-type="float">
            <text:p>471</text:p>
          </table:table-cell>
          <table:table-cell table:formula="of:=[.A54]/1000" office:value-type="float" office:value="0.471" calcext:value-type="float">
            <text:p>0.471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55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56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57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58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59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89" calcext:value-type="float">
            <text:p>489</text:p>
          </table:table-cell>
          <table:table-cell table:formula="of:=[.A60]/1000" office:value-type="float" office:value="0.489" calcext:value-type="float">
            <text:p>0.489</text:p>
          </table:table-cell>
          <table:table-cell table:number-columns-repeated="4"/>
        </table:table-row>
        <table:table-row table:style-name="ro2">
          <table:table-cell office:value-type="float" office:value="464" calcext:value-type="float">
            <text:p>464</text:p>
          </table:table-cell>
          <table:table-cell table:formula="of:=[.A61]/1000" office:value-type="float" office:value="0.464" calcext:value-type="float">
            <text:p>0.464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62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63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64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65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66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[.A67]/1000" office:value-type="float" office:value="0.481" calcext:value-type="float">
            <text:p>0.481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[.A68]/1000" office:value-type="float" office:value="0.475" calcext:value-type="float">
            <text:p>0.475</text:p>
          </table:table-cell>
          <table:table-cell table:number-columns-repeated="4"/>
        </table:table-row>
        <table:table-row table:style-name="ro2">
          <table:table-cell office:value-type="float" office:value="484" calcext:value-type="float">
            <text:p>484</text:p>
          </table:table-cell>
          <table:table-cell table:formula="of:=[.A69]/1000" office:value-type="float" office:value="0.484" calcext:value-type="float">
            <text:p>0.484</text:p>
          </table:table-cell>
          <table:table-cell table:number-columns-repeated="4"/>
        </table:table-row>
        <table:table-row table:style-name="ro2">
          <table:table-cell office:value-type="float" office:value="474" calcext:value-type="float">
            <text:p>474</text:p>
          </table:table-cell>
          <table:table-cell table:formula="of:=[.A70]/1000" office:value-type="float" office:value="0.474" calcext:value-type="float">
            <text:p>0.474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71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72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73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74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87" calcext:value-type="float">
            <text:p>487</text:p>
          </table:table-cell>
          <table:table-cell table:formula="of:=[.A75]/1000" office:value-type="float" office:value="0.487" calcext:value-type="float">
            <text:p>0.487</text:p>
          </table:table-cell>
          <table:table-cell table:number-columns-repeated="4"/>
        </table:table-row>
        <table:table-row table:style-name="ro2">
          <table:table-cell office:value-type="float" office:value="468" calcext:value-type="float">
            <text:p>468</text:p>
          </table:table-cell>
          <table:table-cell table:formula="of:=[.A76]/1000" office:value-type="float" office:value="0.468" calcext:value-type="float">
            <text:p>0.468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77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1724" calcext:value-type="float">
            <text:p>1724</text:p>
          </table:table-cell>
          <table:table-cell table:formula="of:=[.A78]/1000" office:value-type="float" office:value="1.724" calcext:value-type="float">
            <text:p>1.724</text:p>
          </table:table-cell>
          <table:table-cell table:number-columns-repeated="4"/>
        </table:table-row>
        <table:table-row table:style-name="ro2">
          <table:table-cell office:value-type="float" office:value="597" calcext:value-type="float">
            <text:p>597</text:p>
          </table:table-cell>
          <table:table-cell table:formula="of:=[.A79]/1000" office:value-type="float" office:value="0.597" calcext:value-type="float">
            <text:p>0.597</text:p>
          </table:table-cell>
          <table:table-cell table:number-columns-repeated="4"/>
        </table:table-row>
        <table:table-row table:style-name="ro2">
          <table:table-cell office:value-type="float" office:value="1881" calcext:value-type="float">
            <text:p>1881</text:p>
          </table:table-cell>
          <table:table-cell table:formula="of:=[.A80]/1000" office:value-type="float" office:value="1.881" calcext:value-type="float">
            <text:p>1.881</text:p>
          </table:table-cell>
          <table:table-cell table:number-columns-repeated="4"/>
        </table:table-row>
        <table:table-row table:style-name="ro2">
          <table:table-cell office:value-type="float" office:value="564" calcext:value-type="float">
            <text:p>564</text:p>
          </table:table-cell>
          <table:table-cell table:formula="of:=[.A81]/1000" office:value-type="float" office:value="0.564" calcext:value-type="float">
            <text:p>0.564</text:p>
          </table:table-cell>
          <table:table-cell table:number-columns-repeated="4"/>
        </table:table-row>
        <table:table-row table:style-name="ro2">
          <table:table-cell office:value-type="float" office:value="579" calcext:value-type="float">
            <text:p>579</text:p>
          </table:table-cell>
          <table:table-cell table:formula="of:=[.A82]/1000" office:value-type="float" office:value="0.579" calcext:value-type="float">
            <text:p>0.579</text:p>
          </table:table-cell>
          <table:table-cell table:number-columns-repeated="4"/>
        </table:table-row>
        <table:table-row table:style-name="ro2">
          <table:table-cell office:value-type="float" office:value="715" calcext:value-type="float">
            <text:p>715</text:p>
          </table:table-cell>
          <table:table-cell table:formula="of:=[.A83]/1000" office:value-type="float" office:value="0.715" calcext:value-type="float">
            <text:p>0.715</text:p>
          </table:table-cell>
          <table:table-cell table:number-columns-repeated="4"/>
        </table:table-row>
        <table:table-row table:style-name="ro2">
          <table:table-cell office:value-type="float" office:value="564" calcext:value-type="float">
            <text:p>564</text:p>
          </table:table-cell>
          <table:table-cell table:formula="of:=[.A84]/1000" office:value-type="float" office:value="0.564" calcext:value-type="float">
            <text:p>0.564</text:p>
          </table:table-cell>
          <table:table-cell table:number-columns-repeated="4"/>
        </table:table-row>
        <table:table-row table:style-name="ro2">
          <table:table-cell office:value-type="float" office:value="567" calcext:value-type="float">
            <text:p>567</text:p>
          </table:table-cell>
          <table:table-cell table:formula="of:=[.A85]/1000" office:value-type="float" office:value="0.567" calcext:value-type="float">
            <text:p>0.567</text:p>
          </table:table-cell>
          <table:table-cell table:number-columns-repeated="4"/>
        </table:table-row>
        <table:table-row table:style-name="ro2">
          <table:table-cell office:value-type="float" office:value="714" calcext:value-type="float">
            <text:p>714</text:p>
          </table:table-cell>
          <table:table-cell table:formula="of:=[.A86]/1000" office:value-type="float" office:value="0.714" calcext:value-type="float">
            <text:p>0.714</text:p>
          </table:table-cell>
          <table:table-cell table:number-columns-repeated="4"/>
        </table:table-row>
        <table:table-row table:style-name="ro2">
          <table:table-cell office:value-type="float" office:value="559" calcext:value-type="float">
            <text:p>559</text:p>
          </table:table-cell>
          <table:table-cell table:formula="of:=[.A87]/1000" office:value-type="float" office:value="0.559" calcext:value-type="float">
            <text:p>0.559</text:p>
          </table:table-cell>
          <table:table-cell table:number-columns-repeated="4"/>
        </table:table-row>
        <table:table-row table:style-name="ro2">
          <table:table-cell office:value-type="float" office:value="615" calcext:value-type="float">
            <text:p>615</text:p>
          </table:table-cell>
          <table:table-cell table:formula="of:=[.A88]/1000" office:value-type="float" office:value="0.615" calcext:value-type="float">
            <text:p>0.615</text:p>
          </table:table-cell>
          <table:table-cell table:number-columns-repeated="4"/>
        </table:table-row>
        <table:table-row table:style-name="ro2">
          <table:table-cell office:value-type="float" office:value="718" calcext:value-type="float">
            <text:p>718</text:p>
          </table:table-cell>
          <table:table-cell table:formula="of:=[.A89]/1000" office:value-type="float" office:value="0.718" calcext:value-type="float">
            <text:p>0.718</text:p>
          </table:table-cell>
          <table:table-cell table:number-columns-repeated="4"/>
        </table:table-row>
        <table:table-row table:style-name="ro2">
          <table:table-cell office:value-type="float" office:value="596" calcext:value-type="float">
            <text:p>596</text:p>
          </table:table-cell>
          <table:table-cell table:formula="of:=[.A90]/1000" office:value-type="float" office:value="0.596" calcext:value-type="float">
            <text:p>0.596</text:p>
          </table:table-cell>
          <table:table-cell table:number-columns-repeated="4"/>
        </table:table-row>
        <table:table-row table:style-name="ro2">
          <table:table-cell office:value-type="float" office:value="725" calcext:value-type="float">
            <text:p>725</text:p>
          </table:table-cell>
          <table:table-cell table:formula="of:=[.A91]/1000" office:value-type="float" office:value="0.725" calcext:value-type="float">
            <text:p>0.725</text:p>
          </table:table-cell>
          <table:table-cell table:number-columns-repeated="4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formula="of:=[.A92]/1000" office:value-type="float" office:value="1.001" calcext:value-type="float">
            <text:p>1.001</text:p>
          </table:table-cell>
          <table:table-cell table:number-columns-repeated="4"/>
        </table:table-row>
        <table:table-row table:style-name="ro2">
          <table:table-cell office:value-type="float" office:value="702" calcext:value-type="float">
            <text:p>702</text:p>
          </table:table-cell>
          <table:table-cell table:formula="of:=[.A93]/1000" office:value-type="float" office:value="0.702" calcext:value-type="float">
            <text:p>0.702</text:p>
          </table:table-cell>
          <table:table-cell table:number-columns-repeated="4"/>
        </table:table-row>
        <table:table-row table:style-name="ro2">
          <table:table-cell office:value-type="float" office:value="686" calcext:value-type="float">
            <text:p>686</text:p>
          </table:table-cell>
          <table:table-cell table:formula="of:=[.A94]/1000" office:value-type="float" office:value="0.686" calcext:value-type="float">
            <text:p>0.686</text:p>
          </table:table-cell>
          <table:table-cell table:number-columns-repeated="4"/>
        </table:table-row>
        <table:table-row table:style-name="ro2">
          <table:table-cell office:value-type="float" office:value="553" calcext:value-type="float">
            <text:p>553</text:p>
          </table:table-cell>
          <table:table-cell table:formula="of:=[.A95]/1000" office:value-type="float" office:value="0.553" calcext:value-type="float">
            <text:p>0.553</text:p>
          </table:table-cell>
          <table:table-cell table:number-columns-repeated="4"/>
        </table:table-row>
        <table:table-row table:style-name="ro2">
          <table:table-cell office:value-type="float" office:value="577" calcext:value-type="float">
            <text:p>577</text:p>
          </table:table-cell>
          <table:table-cell table:formula="of:=[.A96]/1000" office:value-type="float" office:value="0.577" calcext:value-type="float">
            <text:p>0.577</text:p>
          </table:table-cell>
          <table:table-cell table:number-columns-repeated="4"/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[.A97]/1000" office:value-type="float" office:value="0.7" calcext:value-type="float">
            <text:p>0.7</text:p>
          </table:table-cell>
          <table:table-cell table:number-columns-repeated="4"/>
        </table:table-row>
        <table:table-row table:style-name="ro2">
          <table:table-cell office:value-type="float" office:value="472" calcext:value-type="float">
            <text:p>472</text:p>
          </table:table-cell>
          <table:table-cell table:formula="of:=[.A98]/1000" office:value-type="float" office:value="0.472" calcext:value-type="float">
            <text:p>0.472</text:p>
          </table:table-cell>
          <table:table-cell table:number-columns-repeated="4"/>
        </table:table-row>
        <table:table-row table:style-name="ro2">
          <table:table-cell office:value-type="float" office:value="601" calcext:value-type="float">
            <text:p>601</text:p>
          </table:table-cell>
          <table:table-cell table:formula="of:=[.A99]/1000" office:value-type="float" office:value="0.601" calcext:value-type="float">
            <text:p>0.601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100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602" calcext:value-type="float">
            <text:p>602</text:p>
          </table:table-cell>
          <table:table-cell table:formula="of:=[.A101]/1000" office:value-type="float" office:value="0.602" calcext:value-type="float">
            <text:p>0.602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102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103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4" calcext:value-type="float">
            <text:p>484</text:p>
          </table:table-cell>
          <table:table-cell table:formula="of:=[.A104]/1000" office:value-type="float" office:value="0.484" calcext:value-type="float">
            <text:p>0.484</text:p>
          </table:table-cell>
          <table:table-cell table:number-columns-repeated="4"/>
        </table:table-row>
        <table:table-row table:style-name="ro2">
          <table:table-cell office:value-type="float" office:value="470" calcext:value-type="float">
            <text:p>470</text:p>
          </table:table-cell>
          <table:table-cell table:formula="of:=[.A105]/1000" office:value-type="float" office:value="0.47" calcext:value-type="float">
            <text:p>0.47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106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88" calcext:value-type="float">
            <text:p>488</text:p>
          </table:table-cell>
          <table:table-cell table:formula="of:=[.A107]/1000" office:value-type="float" office:value="0.488" calcext:value-type="float">
            <text:p>0.488</text:p>
          </table:table-cell>
          <table:table-cell table:number-columns-repeated="4"/>
        </table:table-row>
        <table:table-row table:style-name="ro2">
          <table:table-cell office:value-type="float" office:value="1843" calcext:value-type="float">
            <text:p>1843</text:p>
          </table:table-cell>
          <table:table-cell table:formula="of:=[.A108]/1000" office:value-type="float" office:value="1.843" calcext:value-type="float">
            <text:p>1.843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109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605" calcext:value-type="float">
            <text:p>605</text:p>
          </table:table-cell>
          <table:table-cell table:formula="of:=[.A110]/1000" office:value-type="float" office:value="0.605" calcext:value-type="float">
            <text:p>0.605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111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112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113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114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115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116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117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118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119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120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121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[.A122]/1000" office:value-type="float" office:value="0.481" calcext:value-type="float">
            <text:p>0.481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123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84" calcext:value-type="float">
            <text:p>484</text:p>
          </table:table-cell>
          <table:table-cell table:formula="of:=[.A124]/1000" office:value-type="float" office:value="0.484" calcext:value-type="float">
            <text:p>0.484</text:p>
          </table:table-cell>
          <table:table-cell table:number-columns-repeated="4"/>
        </table:table-row>
        <table:table-row table:style-name="ro2">
          <table:table-cell office:value-type="float" office:value="1899" calcext:value-type="float">
            <text:p>1899</text:p>
          </table:table-cell>
          <table:table-cell table:formula="of:=[.A125]/1000" office:value-type="float" office:value="1.899" calcext:value-type="float">
            <text:p>1.899</text:p>
          </table:table-cell>
          <table:table-cell table:number-columns-repeated="4"/>
        </table:table-row>
        <table:table-row table:style-name="ro2">
          <table:table-cell office:value-type="float" office:value="518" calcext:value-type="float">
            <text:p>518</text:p>
          </table:table-cell>
          <table:table-cell table:formula="of:=[.A126]/1000" office:value-type="float" office:value="0.518" calcext:value-type="float">
            <text:p>0.518</text:p>
          </table:table-cell>
          <table:table-cell table:number-columns-repeated="4"/>
        </table:table-row>
        <table:table-row table:style-name="ro2">
          <table:table-cell office:value-type="float" office:value="1837" calcext:value-type="float">
            <text:p>1837</text:p>
          </table:table-cell>
          <table:table-cell table:formula="of:=[.A127]/1000" office:value-type="float" office:value="1.837" calcext:value-type="float">
            <text:p>1.837</text:p>
          </table:table-cell>
          <table:table-cell table:number-columns-repeated="4"/>
        </table:table-row>
        <table:table-row table:style-name="ro2">
          <table:table-cell office:value-type="float" office:value="601" calcext:value-type="float">
            <text:p>601</text:p>
          </table:table-cell>
          <table:table-cell table:formula="of:=[.A128]/1000" office:value-type="float" office:value="0.601" calcext:value-type="float">
            <text:p>0.601</text:p>
          </table:table-cell>
          <table:table-cell table:number-columns-repeated="4"/>
        </table:table-row>
        <table:table-row table:style-name="ro2">
          <table:table-cell office:value-type="float" office:value="711" calcext:value-type="float">
            <text:p>711</text:p>
          </table:table-cell>
          <table:table-cell table:formula="of:=[.A129]/1000" office:value-type="float" office:value="0.711" calcext:value-type="float">
            <text:p>0.711</text:p>
          </table:table-cell>
          <table:table-cell table:number-columns-repeated="4"/>
        </table:table-row>
        <table:table-row table:style-name="ro2">
          <table:table-cell office:value-type="float" office:value="553" calcext:value-type="float">
            <text:p>553</text:p>
          </table:table-cell>
          <table:table-cell table:formula="of:=[.A130]/1000" office:value-type="float" office:value="0.553" calcext:value-type="float">
            <text:p>0.553</text:p>
          </table:table-cell>
          <table:table-cell table:number-columns-repeated="4"/>
        </table:table-row>
        <table:table-row table:style-name="ro2">
          <table:table-cell office:value-type="float" office:value="571" calcext:value-type="float">
            <text:p>571</text:p>
          </table:table-cell>
          <table:table-cell table:formula="of:=[.A131]/1000" office:value-type="float" office:value="0.571" calcext:value-type="float">
            <text:p>0.571</text:p>
          </table:table-cell>
          <table:table-cell table:number-columns-repeated="4"/>
        </table:table-row>
        <table:table-row table:style-name="ro2">
          <table:table-cell office:value-type="float" office:value="695" calcext:value-type="float">
            <text:p>695</text:p>
          </table:table-cell>
          <table:table-cell table:formula="of:=[.A132]/1000" office:value-type="float" office:value="0.695" calcext:value-type="float">
            <text:p>0.695</text:p>
          </table:table-cell>
          <table:table-cell table:number-columns-repeated="4"/>
        </table:table-row>
        <table:table-row table:style-name="ro2">
          <table:table-cell office:value-type="float" office:value="586" calcext:value-type="float">
            <text:p>586</text:p>
          </table:table-cell>
          <table:table-cell table:formula="of:=[.A133]/1000" office:value-type="float" office:value="0.586" calcext:value-type="float">
            <text:p>0.586</text:p>
          </table:table-cell>
          <table:table-cell table:number-columns-repeated="4"/>
        </table:table-row>
        <table:table-row table:style-name="ro2">
          <table:table-cell office:value-type="float" office:value="609" calcext:value-type="float">
            <text:p>609</text:p>
          </table:table-cell>
          <table:table-cell table:formula="of:=[.A134]/1000" office:value-type="float" office:value="0.609" calcext:value-type="float">
            <text:p>0.609</text:p>
          </table:table-cell>
          <table:table-cell table:number-columns-repeated="4"/>
        </table:table-row>
        <table:table-row table:style-name="ro2">
          <table:table-cell office:value-type="float" office:value="719" calcext:value-type="float">
            <text:p>719</text:p>
          </table:table-cell>
          <table:table-cell table:formula="of:=[.A135]/1000" office:value-type="float" office:value="0.719" calcext:value-type="float">
            <text:p>0.719</text:p>
          </table:table-cell>
          <table:table-cell table:number-columns-repeated="4"/>
        </table:table-row>
        <table:table-row table:style-name="ro2">
          <table:table-cell office:value-type="float" office:value="791" calcext:value-type="float">
            <text:p>791</text:p>
          </table:table-cell>
          <table:table-cell table:formula="of:=[.A136]/1000" office:value-type="float" office:value="0.791" calcext:value-type="float">
            <text:p>0.791</text:p>
          </table:table-cell>
          <table:table-cell table:number-columns-repeated="4"/>
        </table:table-row>
        <table:table-row table:style-name="ro2">
          <table:table-cell office:value-type="float" office:value="1030" calcext:value-type="float">
            <text:p>1030</text:p>
          </table:table-cell>
          <table:table-cell table:formula="of:=[.A137]/1000" office:value-type="float" office:value="1.03" calcext:value-type="float">
            <text:p>1.03</text:p>
          </table:table-cell>
          <table:table-cell table:number-columns-repeated="4"/>
        </table:table-row>
        <table:table-row table:style-name="ro2">
          <table:table-cell office:value-type="float" office:value="603" calcext:value-type="float">
            <text:p>603</text:p>
          </table:table-cell>
          <table:table-cell table:formula="of:=[.A138]/1000" office:value-type="float" office:value="0.603" calcext:value-type="float">
            <text:p>0.603</text:p>
          </table:table-cell>
          <table:table-cell table:number-columns-repeated="4"/>
        </table:table-row>
        <table:table-row table:style-name="ro2">
          <table:table-cell office:value-type="float" office:value="595" calcext:value-type="float">
            <text:p>595</text:p>
          </table:table-cell>
          <table:table-cell table:formula="of:=[.A139]/1000" office:value-type="float" office:value="0.595" calcext:value-type="float">
            <text:p>0.595</text:p>
          </table:table-cell>
          <table:table-cell table:number-columns-repeated="4"/>
        </table:table-row>
        <table:table-row table:style-name="ro2">
          <table:table-cell office:value-type="float" office:value="698" calcext:value-type="float">
            <text:p>698</text:p>
          </table:table-cell>
          <table:table-cell table:formula="of:=[.A140]/1000" office:value-type="float" office:value="0.698" calcext:value-type="float">
            <text:p>0.698</text:p>
          </table:table-cell>
          <table:table-cell table:number-columns-repeated="4"/>
        </table:table-row>
        <table:table-row table:style-name="ro2">
          <table:table-cell office:value-type="float" office:value="550" calcext:value-type="float">
            <text:p>550</text:p>
          </table:table-cell>
          <table:table-cell table:formula="of:=[.A141]/1000" office:value-type="float" office:value="0.55" calcext:value-type="float">
            <text:p>0.55</text:p>
          </table:table-cell>
          <table:table-cell table:number-columns-repeated="4"/>
        </table:table-row>
        <table:table-row table:style-name="ro2">
          <table:table-cell office:value-type="float" office:value="568" calcext:value-type="float">
            <text:p>568</text:p>
          </table:table-cell>
          <table:table-cell table:formula="of:=[.A142]/1000" office:value-type="float" office:value="0.568" calcext:value-type="float">
            <text:p>0.568</text:p>
          </table:table-cell>
          <table:table-cell table:number-columns-repeated="4"/>
        </table:table-row>
        <table:table-row table:style-name="ro2">
          <table:table-cell office:value-type="float" office:value="1847" calcext:value-type="float">
            <text:p>1847</text:p>
          </table:table-cell>
          <table:table-cell table:formula="of:=[.A143]/1000" office:value-type="float" office:value="1.847" calcext:value-type="float">
            <text:p>1.847</text:p>
          </table:table-cell>
          <table:table-cell table:number-columns-repeated="4"/>
        </table:table-row>
        <table:table-row table:style-name="ro2">
          <table:table-cell office:value-type="float" office:value="472" calcext:value-type="float">
            <text:p>472</text:p>
          </table:table-cell>
          <table:table-cell table:formula="of:=[.A144]/1000" office:value-type="float" office:value="0.472" calcext:value-type="float">
            <text:p>0.472</text:p>
          </table:table-cell>
          <table:table-cell table:number-columns-repeated="4"/>
        </table:table-row>
        <table:table-row table:style-name="ro2">
          <table:table-cell office:value-type="float" office:value="604" calcext:value-type="float">
            <text:p>604</text:p>
          </table:table-cell>
          <table:table-cell table:formula="of:=[.A145]/1000" office:value-type="float" office:value="0.604" calcext:value-type="float">
            <text:p>0.604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146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147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[.A148]/1000" office:value-type="float" office:value="0.475" calcext:value-type="float">
            <text:p>0.475</text:p>
          </table:table-cell>
          <table:table-cell table:number-columns-repeated="4"/>
        </table:table-row>
        <table:table-row table:style-name="ro2">
          <table:table-cell office:value-type="float" office:value="492" calcext:value-type="float">
            <text:p>492</text:p>
          </table:table-cell>
          <table:table-cell table:formula="of:=[.A149]/1000" office:value-type="float" office:value="0.492" calcext:value-type="float">
            <text:p>0.492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150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68" calcext:value-type="float">
            <text:p>468</text:p>
          </table:table-cell>
          <table:table-cell table:formula="of:=[.A151]/1000" office:value-type="float" office:value="0.468" calcext:value-type="float">
            <text:p>0.468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152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153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154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155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[.A156]/1000" office:value-type="float" office:value="0.475" calcext:value-type="float">
            <text:p>0.475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157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158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159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160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161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162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163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164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[.A165]/1000" office:value-type="float" office:value="0.475" calcext:value-type="float">
            <text:p>0.475</text:p>
          </table:table-cell>
          <table:table-cell table:number-columns-repeated="4"/>
        </table:table-row>
        <table:table-row table:style-name="ro2">
          <table:table-cell office:value-type="float" office:value="483" calcext:value-type="float">
            <text:p>483</text:p>
          </table:table-cell>
          <table:table-cell table:formula="of:=[.A166]/1000" office:value-type="float" office:value="0.483" calcext:value-type="float">
            <text:p>0.483</text:p>
          </table:table-cell>
          <table:table-cell table:number-columns-repeated="4"/>
        </table:table-row>
        <table:table-row table:style-name="ro2">
          <table:table-cell office:value-type="float" office:value="473" calcext:value-type="float">
            <text:p>473</text:p>
          </table:table-cell>
          <table:table-cell table:formula="of:=[.A167]/1000" office:value-type="float" office:value="0.473" calcext:value-type="float">
            <text:p>0.473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168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169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[.A170]/1000" office:value-type="float" office:value="0.475" calcext:value-type="float">
            <text:p>0.475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171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86" calcext:value-type="float">
            <text:p>486</text:p>
          </table:table-cell>
          <table:table-cell table:formula="of:=[.A172]/1000" office:value-type="float" office:value="0.486" calcext:value-type="float">
            <text:p>0.486</text:p>
          </table:table-cell>
          <table:table-cell table:number-columns-repeated="4"/>
        </table:table-row>
        <table:table-row table:style-name="ro2">
          <table:table-cell office:value-type="float" office:value="1727" calcext:value-type="float">
            <text:p>1727</text:p>
          </table:table-cell>
          <table:table-cell table:formula="of:=[.A173]/1000" office:value-type="float" office:value="1.727" calcext:value-type="float">
            <text:p>1.727</text:p>
          </table:table-cell>
          <table:table-cell table:number-columns-repeated="4"/>
        </table:table-row>
        <table:table-row table:style-name="ro2">
          <table:table-cell office:value-type="float" office:value="586" calcext:value-type="float">
            <text:p>586</text:p>
          </table:table-cell>
          <table:table-cell table:formula="of:=[.A174]/1000" office:value-type="float" office:value="0.586" calcext:value-type="float">
            <text:p>0.586</text:p>
          </table:table-cell>
          <table:table-cell table:number-columns-repeated="4"/>
        </table:table-row>
        <table:table-row table:style-name="ro2">
          <table:table-cell office:value-type="float" office:value="1899" calcext:value-type="float">
            <text:p>1899</text:p>
          </table:table-cell>
          <table:table-cell table:formula="of:=[.A175]/1000" office:value-type="float" office:value="1.899" calcext:value-type="float">
            <text:p>1.899</text:p>
          </table:table-cell>
          <table:table-cell table:number-columns-repeated="4"/>
        </table:table-row>
        <table:table-row table:style-name="ro2">
          <table:table-cell office:value-type="float" office:value="538" calcext:value-type="float">
            <text:p>538</text:p>
          </table:table-cell>
          <table:table-cell table:formula="of:=[.A176]/1000" office:value-type="float" office:value="0.538" calcext:value-type="float">
            <text:p>0.538</text:p>
          </table:table-cell>
          <table:table-cell table:number-columns-repeated="4"/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[.A177]/1000" office:value-type="float" office:value="0.6" calcext:value-type="float">
            <text:p>0.6</text:p>
          </table:table-cell>
          <table:table-cell table:number-columns-repeated="4"/>
        </table:table-row>
        <table:table-row table:style-name="ro2">
          <table:table-cell office:value-type="float" office:value="710" calcext:value-type="float">
            <text:p>710</text:p>
          </table:table-cell>
          <table:table-cell table:formula="of:=[.A178]/1000" office:value-type="float" office:value="0.71" calcext:value-type="float">
            <text:p>0.71</text:p>
          </table:table-cell>
          <table:table-cell table:number-columns-repeated="4"/>
        </table:table-row>
        <table:table-row table:style-name="ro2">
          <table:table-cell office:value-type="float" office:value="561" calcext:value-type="float">
            <text:p>561</text:p>
          </table:table-cell>
          <table:table-cell table:formula="of:=[.A179]/1000" office:value-type="float" office:value="0.561" calcext:value-type="float">
            <text:p>0.561</text:p>
          </table:table-cell>
          <table:table-cell table:number-columns-repeated="4"/>
        </table:table-row>
        <table:table-row table:style-name="ro2">
          <table:table-cell office:value-type="float" office:value="577" calcext:value-type="float">
            <text:p>577</text:p>
          </table:table-cell>
          <table:table-cell table:formula="of:=[.A180]/1000" office:value-type="float" office:value="0.577" calcext:value-type="float">
            <text:p>0.577</text:p>
          </table:table-cell>
          <table:table-cell table:number-columns-repeated="4"/>
        </table:table-row>
        <table:table-row table:style-name="ro2">
          <table:table-cell office:value-type="float" office:value="701" calcext:value-type="float">
            <text:p>701</text:p>
          </table:table-cell>
          <table:table-cell table:formula="of:=[.A181]/1000" office:value-type="float" office:value="0.701" calcext:value-type="float">
            <text:p>0.701</text:p>
          </table:table-cell>
          <table:table-cell table:number-columns-repeated="4"/>
        </table:table-row>
        <table:table-row table:style-name="ro2">
          <table:table-cell office:value-type="float" office:value="556" calcext:value-type="float">
            <text:p>556</text:p>
          </table:table-cell>
          <table:table-cell table:formula="of:=[.A182]/1000" office:value-type="float" office:value="0.556" calcext:value-type="float">
            <text:p>0.556</text:p>
          </table:table-cell>
          <table:table-cell table:number-columns-repeated="4"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183]/1000" office:value-type="float" office:value="0.576" calcext:value-type="float">
            <text:p>0.576</text:p>
          </table:table-cell>
          <table:table-cell table:number-columns-repeated="4"/>
        </table:table-row>
        <table:table-row table:style-name="ro2">
          <table:table-cell office:value-type="float" office:value="489" calcext:value-type="float">
            <text:p>489</text:p>
          </table:table-cell>
          <table:table-cell table:formula="of:=[.A184]/1000" office:value-type="float" office:value="0.489" calcext:value-type="float">
            <text:p>0.489</text:p>
          </table:table-cell>
          <table:table-cell table:number-columns-repeated="4"/>
        </table:table-row>
        <table:table-row table:style-name="ro2">
          <table:table-cell office:value-type="float" office:value="592" calcext:value-type="float">
            <text:p>592</text:p>
          </table:table-cell>
          <table:table-cell table:formula="of:=[.A185]/1000" office:value-type="float" office:value="0.592" calcext:value-type="float">
            <text:p>0.592</text:p>
          </table:table-cell>
          <table:table-cell table:number-columns-repeated="4"/>
        </table:table-row>
        <table:table-row table:style-name="ro2">
          <table:table-cell office:value-type="float" office:value="718" calcext:value-type="float">
            <text:p>718</text:p>
          </table:table-cell>
          <table:table-cell table:formula="of:=[.A186]/1000" office:value-type="float" office:value="0.718" calcext:value-type="float">
            <text:p>0.718</text:p>
          </table:table-cell>
          <table:table-cell table:number-columns-repeated="4"/>
        </table:table-row>
        <table:table-row table:style-name="ro2">
          <table:table-cell office:value-type="float" office:value="1087" calcext:value-type="float">
            <text:p>1087</text:p>
          </table:table-cell>
          <table:table-cell table:formula="of:=[.A187]/1000" office:value-type="float" office:value="1.087" calcext:value-type="float">
            <text:p>1.087</text:p>
          </table:table-cell>
          <table:table-cell table:number-columns-repeated="4"/>
        </table:table-row>
        <table:table-row table:style-name="ro2">
          <table:table-cell office:value-type="float" office:value="837" calcext:value-type="float">
            <text:p>837</text:p>
          </table:table-cell>
          <table:table-cell table:formula="of:=[.A188]/1000" office:value-type="float" office:value="0.837" calcext:value-type="float">
            <text:p>0.837</text:p>
          </table:table-cell>
          <table:table-cell table:number-columns-repeated="4"/>
        </table:table-row>
        <table:table-row table:style-name="ro2">
          <table:table-cell office:value-type="float" office:value="802" calcext:value-type="float">
            <text:p>802</text:p>
          </table:table-cell>
          <table:table-cell table:formula="of:=[.A189]/1000" office:value-type="float" office:value="0.802" calcext:value-type="float">
            <text:p>0.802</text:p>
          </table:table-cell>
          <table:table-cell table:number-columns-repeated="4"/>
        </table:table-row>
        <table:table-row table:style-name="ro2">
          <table:table-cell office:value-type="float" office:value="651" calcext:value-type="float">
            <text:p>651</text:p>
          </table:table-cell>
          <table:table-cell table:formula="of:=[.A190]/1000" office:value-type="float" office:value="0.651" calcext:value-type="float">
            <text:p>0.651</text:p>
          </table:table-cell>
          <table:table-cell table:number-columns-repeated="4"/>
        </table:table-row>
        <table:table-row table:style-name="ro2">
          <table:table-cell office:value-type="float" office:value="561" calcext:value-type="float">
            <text:p>561</text:p>
          </table:table-cell>
          <table:table-cell table:formula="of:=[.A191]/1000" office:value-type="float" office:value="0.561" calcext:value-type="float">
            <text:p>0.561</text:p>
          </table:table-cell>
          <table:table-cell table:number-columns-repeated="4"/>
        </table:table-row>
        <table:table-row table:style-name="ro2">
          <table:table-cell office:value-type="float" office:value="703" calcext:value-type="float">
            <text:p>703</text:p>
          </table:table-cell>
          <table:table-cell table:formula="of:=[.A192]/1000" office:value-type="float" office:value="0.703" calcext:value-type="float">
            <text:p>0.703</text:p>
          </table:table-cell>
          <table:table-cell table:number-columns-repeated="4"/>
        </table:table-row>
        <table:table-row table:style-name="ro2">
          <table:table-cell office:value-type="float" office:value="577" calcext:value-type="float">
            <text:p>577</text:p>
          </table:table-cell>
          <table:table-cell table:formula="of:=[.A193]/1000" office:value-type="float" office:value="0.577" calcext:value-type="float">
            <text:p>0.577</text:p>
          </table:table-cell>
          <table:table-cell table:number-columns-repeated="4"/>
        </table:table-row>
        <table:table-row table:style-name="ro2">
          <table:table-cell office:value-type="float" office:value="470" calcext:value-type="float">
            <text:p>470</text:p>
          </table:table-cell>
          <table:table-cell table:formula="of:=[.A194]/1000" office:value-type="float" office:value="0.47" calcext:value-type="float">
            <text:p>0.47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195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91" calcext:value-type="float">
            <text:p>491</text:p>
          </table:table-cell>
          <table:table-cell table:formula="of:=[.A196]/1000" office:value-type="float" office:value="0.491" calcext:value-type="float">
            <text:p>0.491</text:p>
          </table:table-cell>
          <table:table-cell table:number-columns-repeated="4"/>
        </table:table-row>
        <table:table-row table:style-name="ro2">
          <table:table-cell office:value-type="float" office:value="1840" calcext:value-type="float">
            <text:p>1840</text:p>
          </table:table-cell>
          <table:table-cell table:formula="of:=[.A197]/1000" office:value-type="float" office:value="1.84" calcext:value-type="float">
            <text:p>1.84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198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602" calcext:value-type="float">
            <text:p>602</text:p>
          </table:table-cell>
          <table:table-cell table:formula="of:=[.A199]/1000" office:value-type="float" office:value="0.602" calcext:value-type="float">
            <text:p>0.602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200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201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202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203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204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205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206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207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208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[.A209]/1000" office:value-type="float" office:value="0.475" calcext:value-type="float">
            <text:p>0.475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210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211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212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83" calcext:value-type="float">
            <text:p>483</text:p>
          </table:table-cell>
          <table:table-cell table:formula="of:=[.A213]/1000" office:value-type="float" office:value="0.483" calcext:value-type="float">
            <text:p>0.483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[.A214]/1000" office:value-type="float" office:value="0.475" calcext:value-type="float">
            <text:p>0.475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[.A215]/1000" office:value-type="float" office:value="0.481" calcext:value-type="float">
            <text:p>0.481</text:p>
          </table:table-cell>
          <table:table-cell table:number-columns-repeated="4"/>
        </table:table-row>
        <table:table-row table:style-name="ro2">
          <table:table-cell office:value-type="float" office:value="484" calcext:value-type="float">
            <text:p>484</text:p>
          </table:table-cell>
          <table:table-cell table:formula="of:=[.A216]/1000" office:value-type="float" office:value="0.484" calcext:value-type="float">
            <text:p>0.484</text:p>
          </table:table-cell>
          <table:table-cell table:number-columns-repeated="4"/>
        </table:table-row>
        <table:table-row table:style-name="ro2">
          <table:table-cell office:value-type="float" office:value="467" calcext:value-type="float">
            <text:p>467</text:p>
          </table:table-cell>
          <table:table-cell table:formula="of:=[.A217]/1000" office:value-type="float" office:value="0.467" calcext:value-type="float">
            <text:p>0.467</text:p>
          </table:table-cell>
          <table:table-cell table:number-columns-repeated="4"/>
        </table:table-row>
        <table:table-row table:style-name="ro2">
          <table:table-cell office:value-type="float" office:value="488" calcext:value-type="float">
            <text:p>488</text:p>
          </table:table-cell>
          <table:table-cell table:formula="of:=[.A218]/1000" office:value-type="float" office:value="0.488" calcext:value-type="float">
            <text:p>0.488</text:p>
          </table:table-cell>
          <table:table-cell table:number-columns-repeated="4"/>
        </table:table-row>
        <table:table-row table:style-name="ro2">
          <table:table-cell office:value-type="float" office:value="607" calcext:value-type="float">
            <text:p>607</text:p>
          </table:table-cell>
          <table:table-cell table:formula="of:=[.A219]/1000" office:value-type="float" office:value="0.607" calcext:value-type="float">
            <text:p>0.607</text:p>
          </table:table-cell>
          <table:table-cell table:number-columns-repeated="4"/>
        </table:table-row>
        <table:table-row table:style-name="ro2">
          <table:table-cell office:value-type="float" office:value="703" calcext:value-type="float">
            <text:p>703</text:p>
          </table:table-cell>
          <table:table-cell table:formula="of:=[.A220]/1000" office:value-type="float" office:value="0.703" calcext:value-type="float">
            <text:p>0.703</text:p>
          </table:table-cell>
          <table:table-cell table:number-columns-repeated="4"/>
        </table:table-row>
        <table:table-row table:style-name="ro2">
          <table:table-cell office:value-type="float" office:value="596" calcext:value-type="float">
            <text:p>596</text:p>
          </table:table-cell>
          <table:table-cell table:formula="of:=[.A221]/1000" office:value-type="float" office:value="0.596" calcext:value-type="float">
            <text:p>0.596</text:p>
          </table:table-cell>
          <table:table-cell table:number-columns-repeated="4"/>
        </table:table-row>
        <table:table-row table:style-name="ro2">
          <table:table-cell office:value-type="float" office:value="594" calcext:value-type="float">
            <text:p>594</text:p>
          </table:table-cell>
          <table:table-cell table:formula="of:=[.A222]/1000" office:value-type="float" office:value="0.594" calcext:value-type="float">
            <text:p>0.594</text:p>
          </table:table-cell>
          <table:table-cell table:number-columns-repeated="4"/>
        </table:table-row>
        <table:table-row table:style-name="ro2">
          <table:table-cell office:value-type="float" office:value="1762" calcext:value-type="float">
            <text:p>1762</text:p>
          </table:table-cell>
          <table:table-cell table:formula="of:=[.A223]/1000" office:value-type="float" office:value="1.762" calcext:value-type="float">
            <text:p>1.762</text:p>
          </table:table-cell>
          <table:table-cell table:number-columns-repeated="4"/>
        </table:table-row>
        <table:table-row table:style-name="ro2">
          <table:table-cell office:value-type="float" office:value="561" calcext:value-type="float">
            <text:p>561</text:p>
          </table:table-cell>
          <table:table-cell table:formula="of:=[.A224]/1000" office:value-type="float" office:value="0.561" calcext:value-type="float">
            <text:p>0.561</text:p>
          </table:table-cell>
          <table:table-cell table:number-columns-repeated="4"/>
        </table:table-row>
        <table:table-row table:style-name="ro2">
          <table:table-cell office:value-type="float" office:value="588" calcext:value-type="float">
            <text:p>588</text:p>
          </table:table-cell>
          <table:table-cell table:formula="of:=[.A225]/1000" office:value-type="float" office:value="0.588" calcext:value-type="float">
            <text:p>0.588</text:p>
          </table:table-cell>
          <table:table-cell table:number-columns-repeated="4"/>
        </table:table-row>
        <table:table-row table:style-name="ro2">
          <table:table-cell office:value-type="float" office:value="715" calcext:value-type="float">
            <text:p>715</text:p>
          </table:table-cell>
          <table:table-cell table:formula="of:=[.A226]/1000" office:value-type="float" office:value="0.715" calcext:value-type="float">
            <text:p>0.715</text:p>
          </table:table-cell>
          <table:table-cell table:number-columns-repeated="4"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227]/1000" office:value-type="float" office:value="0.576" calcext:value-type="float">
            <text:p>0.576</text:p>
          </table:table-cell>
          <table:table-cell table:number-columns-repeated="4"/>
        </table:table-row>
        <table:table-row table:style-name="ro2">
          <table:table-cell office:value-type="float" office:value="559" calcext:value-type="float">
            <text:p>559</text:p>
          </table:table-cell>
          <table:table-cell table:formula="of:=[.A228]/1000" office:value-type="float" office:value="0.559" calcext:value-type="float">
            <text:p>0.559</text:p>
          </table:table-cell>
          <table:table-cell table:number-columns-repeated="4"/>
        </table:table-row>
        <table:table-row table:style-name="ro2">
          <table:table-cell office:value-type="float" office:value="739" calcext:value-type="float">
            <text:p>739</text:p>
          </table:table-cell>
          <table:table-cell table:formula="of:=[.A229]/1000" office:value-type="float" office:value="0.739" calcext:value-type="float">
            <text:p>0.739</text:p>
          </table:table-cell>
          <table:table-cell table:number-columns-repeated="4"/>
        </table:table-row>
        <table:table-row table:style-name="ro2">
          <table:table-cell office:value-type="float" office:value="1942" calcext:value-type="float">
            <text:p>1942</text:p>
          </table:table-cell>
          <table:table-cell table:formula="of:=[.A230]/1000" office:value-type="float" office:value="1.942" calcext:value-type="float">
            <text:p>1.942</text:p>
          </table:table-cell>
          <table:table-cell table:number-columns-repeated="4"/>
        </table:table-row>
        <table:table-row table:style-name="ro2">
          <table:table-cell office:value-type="float" office:value="519" calcext:value-type="float">
            <text:p>519</text:p>
          </table:table-cell>
          <table:table-cell table:formula="of:=[.A231]/1000" office:value-type="float" office:value="0.519" calcext:value-type="float">
            <text:p>0.519</text:p>
          </table:table-cell>
          <table:table-cell table:number-columns-repeated="4"/>
        </table:table-row>
        <table:table-row table:style-name="ro2">
          <table:table-cell office:value-type="float" office:value="822" calcext:value-type="float">
            <text:p>822</text:p>
          </table:table-cell>
          <table:table-cell table:formula="of:=[.A232]/1000" office:value-type="float" office:value="0.822" calcext:value-type="float">
            <text:p>0.822</text:p>
          </table:table-cell>
          <table:table-cell table:number-columns-repeated="4"/>
        </table:table-row>
        <table:table-row table:style-name="ro2">
          <table:table-cell office:value-type="float" office:value="914" calcext:value-type="float">
            <text:p>914</text:p>
          </table:table-cell>
          <table:table-cell table:formula="of:=[.A233]/1000" office:value-type="float" office:value="0.914" calcext:value-type="float">
            <text:p>0.914</text:p>
          </table:table-cell>
          <table:table-cell table:number-columns-repeated="4"/>
        </table:table-row>
        <table:table-row table:style-name="ro2">
          <table:table-cell office:value-type="float" office:value="661" calcext:value-type="float">
            <text:p>661</text:p>
          </table:table-cell>
          <table:table-cell table:formula="of:=[.A234]/1000" office:value-type="float" office:value="0.661" calcext:value-type="float">
            <text:p>0.661</text:p>
          </table:table-cell>
          <table:table-cell table:number-columns-repeated="4"/>
        </table:table-row>
        <table:table-row table:style-name="ro2">
          <table:table-cell office:value-type="float" office:value="747" calcext:value-type="float">
            <text:p>747</text:p>
          </table:table-cell>
          <table:table-cell table:formula="of:=[.A235]/1000" office:value-type="float" office:value="0.747" calcext:value-type="float">
            <text:p>0.747</text:p>
          </table:table-cell>
          <table:table-cell table:number-columns-repeated="4"/>
        </table:table-row>
        <table:table-row table:style-name="ro2">
          <table:table-cell office:value-type="float" office:value="796" calcext:value-type="float">
            <text:p>796</text:p>
          </table:table-cell>
          <table:table-cell table:formula="of:=[.A236]/1000" office:value-type="float" office:value="0.796" calcext:value-type="float">
            <text:p>0.796</text:p>
          </table:table-cell>
          <table:table-cell table:number-columns-repeated="4"/>
        </table:table-row>
        <table:table-row table:style-name="ro2">
          <table:table-cell office:value-type="float" office:value="550" calcext:value-type="float">
            <text:p>550</text:p>
          </table:table-cell>
          <table:table-cell table:formula="of:=[.A237]/1000" office:value-type="float" office:value="0.55" calcext:value-type="float">
            <text:p>0.55</text:p>
          </table:table-cell>
          <table:table-cell table:number-columns-repeated="4"/>
        </table:table-row>
        <table:table-row table:style-name="ro2">
          <table:table-cell office:value-type="float" office:value="567" calcext:value-type="float">
            <text:p>567</text:p>
          </table:table-cell>
          <table:table-cell table:formula="of:=[.A238]/1000" office:value-type="float" office:value="0.567" calcext:value-type="float">
            <text:p>0.567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[.A239]/1000" office:value-type="float" office:value="0.475" calcext:value-type="float">
            <text:p>0.475</text:p>
          </table:table-cell>
          <table:table-cell table:number-columns-repeated="4"/>
        </table:table-row>
        <table:table-row table:style-name="ro2">
          <table:table-cell office:value-type="float" office:value="492" calcext:value-type="float">
            <text:p>492</text:p>
          </table:table-cell>
          <table:table-cell table:formula="of:=[.A240]/1000" office:value-type="float" office:value="0.492" calcext:value-type="float">
            <text:p>0.492</text:p>
          </table:table-cell>
          <table:table-cell table:number-columns-repeated="4"/>
        </table:table-row>
        <table:table-row table:style-name="ro2">
          <table:table-cell office:value-type="float" office:value="1838" calcext:value-type="float">
            <text:p>1838</text:p>
          </table:table-cell>
          <table:table-cell table:formula="of:=[.A241]/1000" office:value-type="float" office:value="1.838" calcext:value-type="float">
            <text:p>1.838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[.A242]/1000" office:value-type="float" office:value="0.475" calcext:value-type="float">
            <text:p>0.475</text:p>
          </table:table-cell>
          <table:table-cell table:number-columns-repeated="4"/>
        </table:table-row>
        <table:table-row table:style-name="ro2">
          <table:table-cell office:value-type="float" office:value="604" calcext:value-type="float">
            <text:p>604</text:p>
          </table:table-cell>
          <table:table-cell table:formula="of:=[.A243]/1000" office:value-type="float" office:value="0.604" calcext:value-type="float">
            <text:p>0.604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244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[.A245]/1000" office:value-type="float" office:value="0.481" calcext:value-type="float">
            <text:p>0.481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246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247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248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249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250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251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252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253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254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255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256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257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[.A258]/1000" office:value-type="float" office:value="0.475" calcext:value-type="float">
            <text:p>0.475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259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[.A260]/1000" office:value-type="float" office:value="0.481" calcext:value-type="float">
            <text:p>0.481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261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262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263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264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265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7" calcext:value-type="float">
            <text:p>487</text:p>
          </table:table-cell>
          <table:table-cell table:formula="of:=[.A266]/1000" office:value-type="float" office:value="0.487" calcext:value-type="float">
            <text:p>0.487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[.A267]/1000" office:value-type="float" office:value="0.475" calcext:value-type="float">
            <text:p>0.475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268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4" calcext:value-type="float">
            <text:p>474</text:p>
          </table:table-cell>
          <table:table-cell table:formula="of:=[.A269]/1000" office:value-type="float" office:value="0.474" calcext:value-type="float">
            <text:p>0.474</text:p>
          </table:table-cell>
          <table:table-cell table:number-columns-repeated="4"/>
        </table:table-row>
        <table:table-row table:style-name="ro2">
          <table:table-cell office:value-type="float" office:value="472" calcext:value-type="float">
            <text:p>472</text:p>
          </table:table-cell>
          <table:table-cell table:formula="of:=[.A270]/1000" office:value-type="float" office:value="0.472" calcext:value-type="float">
            <text:p>0.472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[.A271]/1000" office:value-type="float" office:value="0.475" calcext:value-type="float">
            <text:p>0.475</text:p>
          </table:table-cell>
          <table:table-cell table:number-columns-repeated="4"/>
        </table:table-row>
        <table:table-row table:style-name="ro2">
          <table:table-cell office:value-type="float" office:value="486" calcext:value-type="float">
            <text:p>486</text:p>
          </table:table-cell>
          <table:table-cell table:formula="of:=[.A272]/1000" office:value-type="float" office:value="0.486" calcext:value-type="float">
            <text:p>0.486</text:p>
          </table:table-cell>
          <table:table-cell table:number-columns-repeated="4"/>
        </table:table-row>
        <table:table-row table:style-name="ro2">
          <table:table-cell office:value-type="float" office:value="471" calcext:value-type="float">
            <text:p>471</text:p>
          </table:table-cell>
          <table:table-cell table:formula="of:=[.A273]/1000" office:value-type="float" office:value="0.471" calcext:value-type="float">
            <text:p>0.471</text:p>
          </table:table-cell>
          <table:table-cell table:number-columns-repeated="4"/>
        </table:table-row>
        <table:table-row table:style-name="ro2">
          <table:table-cell office:value-type="float" office:value="486" calcext:value-type="float">
            <text:p>486</text:p>
          </table:table-cell>
          <table:table-cell table:formula="of:=[.A274]/1000" office:value-type="float" office:value="0.486" calcext:value-type="float">
            <text:p>0.486</text:p>
          </table:table-cell>
          <table:table-cell table:number-columns-repeated="4"/>
        </table:table-row>
        <table:table-row table:style-name="ro2">
          <table:table-cell office:value-type="float" office:value="1757" calcext:value-type="float">
            <text:p>1757</text:p>
          </table:table-cell>
          <table:table-cell table:formula="of:=[.A275]/1000" office:value-type="float" office:value="1.757" calcext:value-type="float">
            <text:p>1.757</text:p>
          </table:table-cell>
          <table:table-cell table:number-columns-repeated="4"/>
        </table:table-row>
        <table:table-row table:style-name="ro2">
          <table:table-cell office:value-type="float" office:value="574" calcext:value-type="float">
            <text:p>574</text:p>
          </table:table-cell>
          <table:table-cell table:formula="of:=[.A276]/1000" office:value-type="float" office:value="0.574" calcext:value-type="float">
            <text:p>0.574</text:p>
          </table:table-cell>
          <table:table-cell table:number-columns-repeated="4"/>
        </table:table-row>
        <table:table-row table:style-name="ro2">
          <table:table-cell office:value-type="float" office:value="569" calcext:value-type="float">
            <text:p>569</text:p>
          </table:table-cell>
          <table:table-cell table:formula="of:=[.A277]/1000" office:value-type="float" office:value="0.569" calcext:value-type="float">
            <text:p>0.569</text:p>
          </table:table-cell>
          <table:table-cell table:number-columns-repeated="4"/>
        </table:table-row>
        <table:table-row table:style-name="ro2">
          <table:table-cell office:value-type="float" office:value="586" calcext:value-type="float">
            <text:p>586</text:p>
          </table:table-cell>
          <table:table-cell table:formula="of:=[.A278]/1000" office:value-type="float" office:value="0.586" calcext:value-type="float">
            <text:p>0.586</text:p>
          </table:table-cell>
          <table:table-cell table:number-columns-repeated="4"/>
        </table:table-row>
        <table:table-row table:style-name="ro2">
          <table:table-cell office:value-type="float" office:value="715" calcext:value-type="float">
            <text:p>715</text:p>
          </table:table-cell>
          <table:table-cell table:formula="of:=[.A279]/1000" office:value-type="float" office:value="0.715" calcext:value-type="float">
            <text:p>0.715</text:p>
          </table:table-cell>
          <table:table-cell table:number-columns-repeated="4"/>
        </table:table-row>
        <table:table-row table:style-name="ro2">
          <table:table-cell office:value-type="float" office:value="554" calcext:value-type="float">
            <text:p>554</text:p>
          </table:table-cell>
          <table:table-cell table:formula="of:=[.A280]/1000" office:value-type="float" office:value="0.554" calcext:value-type="float">
            <text:p>0.554</text:p>
          </table:table-cell>
          <table:table-cell table:number-columns-repeated="4"/>
        </table:table-row>
        <table:table-row table:style-name="ro2">
          <table:table-cell office:value-type="float" office:value="590" calcext:value-type="float">
            <text:p>590</text:p>
          </table:table-cell>
          <table:table-cell table:formula="of:=[.A281]/1000" office:value-type="float" office:value="0.59" calcext:value-type="float">
            <text:p>0.59</text:p>
          </table:table-cell>
          <table:table-cell table:number-columns-repeated="4"/>
        </table:table-row>
        <table:table-row table:style-name="ro2">
          <table:table-cell office:value-type="float" office:value="677" calcext:value-type="float">
            <text:p>677</text:p>
          </table:table-cell>
          <table:table-cell table:formula="of:=[.A282]/1000" office:value-type="float" office:value="0.677" calcext:value-type="float">
            <text:p>0.677</text:p>
          </table:table-cell>
          <table:table-cell table:number-columns-repeated="4"/>
        </table:table-row>
        <table:table-row table:style-name="ro2">
          <table:table-cell office:value-type="float" office:value="601" calcext:value-type="float">
            <text:p>601</text:p>
          </table:table-cell>
          <table:table-cell table:formula="of:=[.A283]/1000" office:value-type="float" office:value="0.601" calcext:value-type="float">
            <text:p>0.601</text:p>
          </table:table-cell>
          <table:table-cell table:number-columns-repeated="4"/>
        </table:table-row>
        <table:table-row table:style-name="ro2">
          <table:table-cell office:value-type="float" office:value="597" calcext:value-type="float">
            <text:p>597</text:p>
          </table:table-cell>
          <table:table-cell table:formula="of:=[.A284]/1000" office:value-type="float" office:value="0.597" calcext:value-type="float">
            <text:p>0.597</text:p>
          </table:table-cell>
          <table:table-cell table:number-columns-repeated="4"/>
        </table:table-row>
        <table:table-row table:style-name="ro2">
          <table:table-cell office:value-type="float" office:value="715" calcext:value-type="float">
            <text:p>715</text:p>
          </table:table-cell>
          <table:table-cell table:formula="of:=[.A285]/1000" office:value-type="float" office:value="0.715" calcext:value-type="float">
            <text:p>0.715</text:p>
          </table:table-cell>
          <table:table-cell table:number-columns-repeated="4"/>
        </table:table-row>
        <table:table-row table:style-name="ro2">
          <table:table-cell office:value-type="float" office:value="1074" calcext:value-type="float">
            <text:p>1074</text:p>
          </table:table-cell>
          <table:table-cell table:formula="of:=[.A286]/1000" office:value-type="float" office:value="1.074" calcext:value-type="float">
            <text:p>1.074</text:p>
          </table:table-cell>
          <table:table-cell table:number-columns-repeated="4"/>
        </table:table-row>
        <table:table-row table:style-name="ro2">
          <table:table-cell office:value-type="float" office:value="822" calcext:value-type="float">
            <text:p>822</text:p>
          </table:table-cell>
          <table:table-cell table:formula="of:=[.A287]/1000" office:value-type="float" office:value="0.822" calcext:value-type="float">
            <text:p>0.822</text:p>
          </table:table-cell>
          <table:table-cell table:number-columns-repeated="4"/>
        </table:table-row>
        <table:table-row table:style-name="ro2">
          <table:table-cell office:value-type="float" office:value="531" calcext:value-type="float">
            <text:p>531</text:p>
          </table:table-cell>
          <table:table-cell table:formula="of:=[.A288]/1000" office:value-type="float" office:value="0.531" calcext:value-type="float">
            <text:p>0.531</text:p>
          </table:table-cell>
          <table:table-cell table:number-columns-repeated="4"/>
        </table:table-row>
        <table:table-row table:style-name="ro2">
          <table:table-cell office:value-type="float" office:value="573" calcext:value-type="float">
            <text:p>573</text:p>
          </table:table-cell>
          <table:table-cell table:formula="of:=[.A289]/1000" office:value-type="float" office:value="0.573" calcext:value-type="float">
            <text:p>0.573</text:p>
          </table:table-cell>
          <table:table-cell table:number-columns-repeated="4"/>
        </table:table-row>
        <table:table-row table:style-name="ro2">
          <table:table-cell office:value-type="float" office:value="716" calcext:value-type="float">
            <text:p>716</text:p>
          </table:table-cell>
          <table:table-cell table:formula="of:=[.A290]/1000" office:value-type="float" office:value="0.716" calcext:value-type="float">
            <text:p>0.716</text:p>
          </table:table-cell>
          <table:table-cell table:number-columns-repeated="4"/>
        </table:table-row>
        <table:table-row table:style-name="ro2">
          <table:table-cell office:value-type="float" office:value="543" calcext:value-type="float">
            <text:p>543</text:p>
          </table:table-cell>
          <table:table-cell table:formula="of:=[.A291]/1000" office:value-type="float" office:value="0.543" calcext:value-type="float">
            <text:p>0.543</text:p>
          </table:table-cell>
          <table:table-cell table:number-columns-repeated="4"/>
        </table:table-row>
        <table:table-row table:style-name="ro2">
          <table:table-cell office:value-type="float" office:value="575" calcext:value-type="float">
            <text:p>575</text:p>
          </table:table-cell>
          <table:table-cell table:formula="of:=[.A292]/1000" office:value-type="float" office:value="0.575" calcext:value-type="float">
            <text:p>0.575</text:p>
          </table:table-cell>
          <table:table-cell table:number-columns-repeated="4"/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[.A293]/1000" office:value-type="float" office:value="0.6" calcext:value-type="float">
            <text:p>0.6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294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602" calcext:value-type="float">
            <text:p>602</text:p>
          </table:table-cell>
          <table:table-cell table:formula="of:=[.A295]/1000" office:value-type="float" office:value="0.602" calcext:value-type="float">
            <text:p>0.602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296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602" calcext:value-type="float">
            <text:p>602</text:p>
          </table:table-cell>
          <table:table-cell table:formula="of:=[.A297]/1000" office:value-type="float" office:value="0.602" calcext:value-type="float">
            <text:p>0.602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298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299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300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74" calcext:value-type="float">
            <text:p>474</text:p>
          </table:table-cell>
          <table:table-cell table:formula="of:=[.A301]/1000" office:value-type="float" office:value="0.474" calcext:value-type="float">
            <text:p>0.474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302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303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83" calcext:value-type="float">
            <text:p>483</text:p>
          </table:table-cell>
          <table:table-cell table:formula="of:=[.A304]/1000" office:value-type="float" office:value="0.483" calcext:value-type="float">
            <text:p>0.483</text:p>
          </table:table-cell>
          <table:table-cell table:number-columns-repeated="4"/>
        </table:table-row>
        <table:table-row table:style-name="ro2">
          <table:table-cell office:value-type="float" office:value="474" calcext:value-type="float">
            <text:p>474</text:p>
          </table:table-cell>
          <table:table-cell table:formula="of:=[.A305]/1000" office:value-type="float" office:value="0.474" calcext:value-type="float">
            <text:p>0.474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306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94" calcext:value-type="float">
            <text:p>494</text:p>
          </table:table-cell>
          <table:table-cell table:formula="of:=[.A307]/1000" office:value-type="float" office:value="0.494" calcext:value-type="float">
            <text:p>0.494</text:p>
          </table:table-cell>
          <table:table-cell table:number-columns-repeated="4"/>
        </table:table-row>
        <table:table-row table:style-name="ro2">
          <table:table-cell office:value-type="float" office:value="1837" calcext:value-type="float">
            <text:p>1837</text:p>
          </table:table-cell>
          <table:table-cell table:formula="of:=[.A308]/1000" office:value-type="float" office:value="1.837" calcext:value-type="float">
            <text:p>1.837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[.A309]/1000" office:value-type="float" office:value="0.475" calcext:value-type="float">
            <text:p>0.475</text:p>
          </table:table-cell>
          <table:table-cell table:number-columns-repeated="4"/>
        </table:table-row>
        <table:table-row table:style-name="ro2">
          <table:table-cell office:value-type="float" office:value="605" calcext:value-type="float">
            <text:p>605</text:p>
          </table:table-cell>
          <table:table-cell table:formula="of:=[.A310]/1000" office:value-type="float" office:value="0.605" calcext:value-type="float">
            <text:p>0.605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311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312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[.A313]/1000" office:value-type="float" office:value="0.475" calcext:value-type="float">
            <text:p>0.475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314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315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316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317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84" calcext:value-type="float">
            <text:p>484</text:p>
          </table:table-cell>
          <table:table-cell table:formula="of:=[.A318]/1000" office:value-type="float" office:value="0.484" calcext:value-type="float">
            <text:p>0.484</text:p>
          </table:table-cell>
          <table:table-cell table:number-columns-repeated="4"/>
        </table:table-row>
        <table:table-row table:style-name="ro2">
          <table:table-cell office:value-type="float" office:value="1886" calcext:value-type="float">
            <text:p>1886</text:p>
          </table:table-cell>
          <table:table-cell table:formula="of:=[.A319]/1000" office:value-type="float" office:value="1.886" calcext:value-type="float">
            <text:p>1.886</text:p>
          </table:table-cell>
          <table:table-cell table:number-columns-repeated="4"/>
        </table:table-row>
        <table:table-row table:style-name="ro2">
          <table:table-cell office:value-type="float" office:value="534" calcext:value-type="float">
            <text:p>534</text:p>
          </table:table-cell>
          <table:table-cell table:formula="of:=[.A320]/1000" office:value-type="float" office:value="0.534" calcext:value-type="float">
            <text:p>0.534</text:p>
          </table:table-cell>
          <table:table-cell table:number-columns-repeated="4"/>
        </table:table-row>
        <table:table-row table:style-name="ro2">
          <table:table-cell office:value-type="float" office:value="604" calcext:value-type="float">
            <text:p>604</text:p>
          </table:table-cell>
          <table:table-cell table:formula="of:=[.A321]/1000" office:value-type="float" office:value="0.604" calcext:value-type="float">
            <text:p>0.604</text:p>
          </table:table-cell>
          <table:table-cell table:number-columns-repeated="4"/>
        </table:table-row>
        <table:table-row table:style-name="ro2">
          <table:table-cell office:value-type="float" office:value="723" calcext:value-type="float">
            <text:p>723</text:p>
          </table:table-cell>
          <table:table-cell table:formula="of:=[.A322]/1000" office:value-type="float" office:value="0.723" calcext:value-type="float">
            <text:p>0.723</text:p>
          </table:table-cell>
          <table:table-cell table:number-columns-repeated="4"/>
        </table:table-row>
        <table:table-row table:style-name="ro2">
          <table:table-cell office:value-type="float" office:value="604" calcext:value-type="float">
            <text:p>604</text:p>
          </table:table-cell>
          <table:table-cell table:formula="of:=[.A323]/1000" office:value-type="float" office:value="0.604" calcext:value-type="float">
            <text:p>0.604</text:p>
          </table:table-cell>
          <table:table-cell table:number-columns-repeated="4"/>
        </table:table-row>
        <table:table-row table:style-name="ro2">
          <table:table-cell office:value-type="float" office:value="574" calcext:value-type="float">
            <text:p>574</text:p>
          </table:table-cell>
          <table:table-cell table:formula="of:=[.A324]/1000" office:value-type="float" office:value="0.574" calcext:value-type="float">
            <text:p>0.574</text:p>
          </table:table-cell>
          <table:table-cell table:number-columns-repeated="4"/>
        </table:table-row>
        <table:table-row table:style-name="ro2">
          <table:table-cell office:value-type="float" office:value="714" calcext:value-type="float">
            <text:p>714</text:p>
          </table:table-cell>
          <table:table-cell table:formula="of:=[.A325]/1000" office:value-type="float" office:value="0.714" calcext:value-type="float">
            <text:p>0.714</text:p>
          </table:table-cell>
          <table:table-cell table:number-columns-repeated="4"/>
        </table:table-row>
        <table:table-row table:style-name="ro2">
          <table:table-cell office:value-type="float" office:value="562" calcext:value-type="float">
            <text:p>562</text:p>
          </table:table-cell>
          <table:table-cell table:formula="of:=[.A326]/1000" office:value-type="float" office:value="0.562" calcext:value-type="float">
            <text:p>0.562</text:p>
          </table:table-cell>
          <table:table-cell table:number-columns-repeated="4"/>
        </table:table-row>
        <table:table-row table:style-name="ro2">
          <table:table-cell office:value-type="float" office:value="578" calcext:value-type="float">
            <text:p>578</text:p>
          </table:table-cell>
          <table:table-cell table:formula="of:=[.A327]/1000" office:value-type="float" office:value="0.578" calcext:value-type="float">
            <text:p>0.578</text:p>
          </table:table-cell>
          <table:table-cell table:number-columns-repeated="4"/>
        </table:table-row>
        <table:table-row table:style-name="ro2">
          <table:table-cell office:value-type="float" office:value="704" calcext:value-type="float">
            <text:p>704</text:p>
          </table:table-cell>
          <table:table-cell table:formula="of:=[.A328]/1000" office:value-type="float" office:value="0.704" calcext:value-type="float">
            <text:p>0.704</text:p>
          </table:table-cell>
          <table:table-cell table:number-columns-repeated="4"/>
        </table:table-row>
        <table:table-row table:style-name="ro2">
          <table:table-cell office:value-type="float" office:value="561" calcext:value-type="float">
            <text:p>561</text:p>
          </table:table-cell>
          <table:table-cell table:formula="of:=[.A329]/1000" office:value-type="float" office:value="0.561" calcext:value-type="float">
            <text:p>0.561</text:p>
          </table:table-cell>
          <table:table-cell table:number-columns-repeated="4"/>
        </table:table-row>
        <table:table-row table:style-name="ro2">
          <table:table-cell office:value-type="float" office:value="1796" calcext:value-type="float">
            <text:p>1796</text:p>
          </table:table-cell>
          <table:table-cell table:formula="of:=[.A330]/1000" office:value-type="float" office:value="1.796" calcext:value-type="float">
            <text:p>1.796</text:p>
          </table:table-cell>
          <table:table-cell table:number-columns-repeated="4"/>
        </table:table-row>
        <table:table-row table:style-name="ro2">
          <table:table-cell office:value-type="float" office:value="983" calcext:value-type="float">
            <text:p>983</text:p>
          </table:table-cell>
          <table:table-cell table:formula="of:=[.A331]/1000" office:value-type="float" office:value="0.983" calcext:value-type="float">
            <text:p>0.983</text:p>
          </table:table-cell>
          <table:table-cell table:number-columns-repeated="4"/>
        </table:table-row>
        <table:table-row table:style-name="ro2">
          <table:table-cell office:value-type="float" office:value="854" calcext:value-type="float">
            <text:p>854</text:p>
          </table:table-cell>
          <table:table-cell table:formula="of:=[.A332]/1000" office:value-type="float" office:value="0.854" calcext:value-type="float">
            <text:p>0.854</text:p>
          </table:table-cell>
          <table:table-cell table:number-columns-repeated="4"/>
        </table:table-row>
        <table:table-row table:style-name="ro2">
          <table:table-cell office:value-type="float" office:value="616" calcext:value-type="float">
            <text:p>616</text:p>
          </table:table-cell>
          <table:table-cell table:formula="of:=[.A333]/1000" office:value-type="float" office:value="0.616" calcext:value-type="float">
            <text:p>0.616</text:p>
          </table:table-cell>
          <table:table-cell table:number-columns-repeated="4"/>
        </table:table-row>
        <table:table-row table:style-name="ro2">
          <table:table-cell office:value-type="float" office:value="736" calcext:value-type="float">
            <text:p>736</text:p>
          </table:table-cell>
          <table:table-cell table:formula="of:=[.A334]/1000" office:value-type="float" office:value="0.736" calcext:value-type="float">
            <text:p>0.736</text:p>
          </table:table-cell>
          <table:table-cell table:number-columns-repeated="4"/>
        </table:table-row>
        <table:table-row table:style-name="ro2">
          <table:table-cell office:value-type="float" office:value="656" calcext:value-type="float">
            <text:p>656</text:p>
          </table:table-cell>
          <table:table-cell table:formula="of:=[.A335]/1000" office:value-type="float" office:value="0.656" calcext:value-type="float">
            <text:p>0.656</text:p>
          </table:table-cell>
          <table:table-cell table:number-columns-repeated="4"/>
        </table:table-row>
        <table:table-row table:style-name="ro2">
          <table:table-cell office:value-type="float" office:value="565" calcext:value-type="float">
            <text:p>565</text:p>
          </table:table-cell>
          <table:table-cell table:formula="of:=[.A336]/1000" office:value-type="float" office:value="0.565" calcext:value-type="float">
            <text:p>0.565</text:p>
          </table:table-cell>
          <table:table-cell table:number-columns-repeated="4"/>
        </table:table-row>
        <table:table-row table:style-name="ro2">
          <table:table-cell office:value-type="float" office:value="672" calcext:value-type="float">
            <text:p>672</text:p>
          </table:table-cell>
          <table:table-cell table:formula="of:=[.A337]/1000" office:value-type="float" office:value="0.672" calcext:value-type="float">
            <text:p>0.672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338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[.A339]/1000" office:value-type="float" office:value="0.6" calcext:value-type="float">
            <text:p>0.6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340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341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342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343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344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345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346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347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348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349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350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96" calcext:value-type="float">
            <text:p>496</text:p>
          </table:table-cell>
          <table:table-cell table:formula="of:=[.A351]/1000" office:value-type="float" office:value="0.496" calcext:value-type="float">
            <text:p>0.496</text:p>
          </table:table-cell>
          <table:table-cell table:number-columns-repeated="4"/>
        </table:table-row>
        <table:table-row table:style-name="ro2">
          <table:table-cell office:value-type="float" office:value="1837" calcext:value-type="float">
            <text:p>1837</text:p>
          </table:table-cell>
          <table:table-cell table:formula="of:=[.A352]/1000" office:value-type="float" office:value="1.837" calcext:value-type="float">
            <text:p>1.837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353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604" calcext:value-type="float">
            <text:p>604</text:p>
          </table:table-cell>
          <table:table-cell table:formula="of:=[.A354]/1000" office:value-type="float" office:value="0.604" calcext:value-type="float">
            <text:p>0.604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355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356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357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358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359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74" calcext:value-type="float">
            <text:p>474</text:p>
          </table:table-cell>
          <table:table-cell table:formula="of:=[.A360]/1000" office:value-type="float" office:value="0.474" calcext:value-type="float">
            <text:p>0.474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361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362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363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364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87" calcext:value-type="float">
            <text:p>487</text:p>
          </table:table-cell>
          <table:table-cell table:formula="of:=[.A365]/1000" office:value-type="float" office:value="0.487" calcext:value-type="float">
            <text:p>0.487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366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1" calcext:value-type="float">
            <text:p>471</text:p>
          </table:table-cell>
          <table:table-cell table:formula="of:=[.A367]/1000" office:value-type="float" office:value="0.471" calcext:value-type="float">
            <text:p>0.471</text:p>
          </table:table-cell>
          <table:table-cell table:number-columns-repeated="4"/>
        </table:table-row>
        <table:table-row table:style-name="ro2">
          <table:table-cell office:value-type="float" office:value="497" calcext:value-type="float">
            <text:p>497</text:p>
          </table:table-cell>
          <table:table-cell table:formula="of:=[.A368]/1000" office:value-type="float" office:value="0.497" calcext:value-type="float">
            <text:p>0.497</text:p>
          </table:table-cell>
          <table:table-cell table:number-columns-repeated="4"/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[.A369]/1000" office:value-type="float" office:value="0.7" calcext:value-type="float">
            <text:p>0.7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370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[.A371]/1000" office:value-type="float" office:value="0.608" calcext:value-type="float">
            <text:p>0.608</text:p>
          </table:table-cell>
          <table:table-cell table:number-columns-repeated="4"/>
        </table:table-row>
        <table:table-row table:style-name="ro2">
          <table:table-cell office:value-type="float" office:value="466" calcext:value-type="float">
            <text:p>466</text:p>
          </table:table-cell>
          <table:table-cell table:formula="of:=[.A372]/1000" office:value-type="float" office:value="0.466" calcext:value-type="float">
            <text:p>0.466</text:p>
          </table:table-cell>
          <table:table-cell table:number-columns-repeated="4"/>
        </table:table-row>
        <table:table-row table:style-name="ro2">
          <table:table-cell office:value-type="float" office:value="612" calcext:value-type="float">
            <text:p>612</text:p>
          </table:table-cell>
          <table:table-cell table:formula="of:=[.A373]/1000" office:value-type="float" office:value="0.612" calcext:value-type="float">
            <text:p>0.612</text:p>
          </table:table-cell>
          <table:table-cell table:number-columns-repeated="4"/>
        </table:table-row>
        <table:table-row table:style-name="ro2">
          <table:table-cell office:value-type="float" office:value="1938" calcext:value-type="float">
            <text:p>1938</text:p>
          </table:table-cell>
          <table:table-cell table:formula="of:=[.A374]/1000" office:value-type="float" office:value="1.938" calcext:value-type="float">
            <text:p>1.938</text:p>
          </table:table-cell>
          <table:table-cell table:number-columns-repeated="4"/>
        </table:table-row>
        <table:table-row table:style-name="ro2">
          <table:table-cell office:value-type="float" office:value="757" calcext:value-type="float">
            <text:p>757</text:p>
          </table:table-cell>
          <table:table-cell table:formula="of:=[.A375]/1000" office:value-type="float" office:value="0.757" calcext:value-type="float">
            <text:p>0.757</text:p>
          </table:table-cell>
          <table:table-cell table:number-columns-repeated="4"/>
        </table:table-row>
        <table:table-row table:style-name="ro2">
          <table:table-cell office:value-type="float" office:value="554" calcext:value-type="float">
            <text:p>554</text:p>
          </table:table-cell>
          <table:table-cell table:formula="of:=[.A376]/1000" office:value-type="float" office:value="0.554" calcext:value-type="float">
            <text:p>0.554</text:p>
          </table:table-cell>
          <table:table-cell table:number-columns-repeated="4"/>
        </table:table-row>
        <table:table-row table:style-name="ro2">
          <table:table-cell office:value-type="float" office:value="563" calcext:value-type="float">
            <text:p>563</text:p>
          </table:table-cell>
          <table:table-cell table:formula="of:=[.A377]/1000" office:value-type="float" office:value="0.563" calcext:value-type="float">
            <text:p>0.563</text:p>
          </table:table-cell>
          <table:table-cell table:number-columns-repeated="4"/>
        </table:table-row>
        <table:table-row table:style-name="ro2">
          <table:table-cell office:value-type="float" office:value="716" calcext:value-type="float">
            <text:p>716</text:p>
          </table:table-cell>
          <table:table-cell table:formula="of:=[.A378]/1000" office:value-type="float" office:value="0.716" calcext:value-type="float">
            <text:p>0.716</text:p>
          </table:table-cell>
          <table:table-cell table:number-columns-repeated="4"/>
        </table:table-row>
        <table:table-row table:style-name="ro2">
          <table:table-cell office:value-type="float" office:value="556" calcext:value-type="float">
            <text:p>556</text:p>
          </table:table-cell>
          <table:table-cell table:formula="of:=[.A379]/1000" office:value-type="float" office:value="0.556" calcext:value-type="float">
            <text:p>0.556</text:p>
          </table:table-cell>
          <table:table-cell table:number-columns-repeated="4"/>
        </table:table-row>
        <table:table-row table:style-name="ro2">
          <table:table-cell office:value-type="float" office:value="617" calcext:value-type="float">
            <text:p>617</text:p>
          </table:table-cell>
          <table:table-cell table:formula="of:=[.A380]/1000" office:value-type="float" office:value="0.617" calcext:value-type="float">
            <text:p>0.617</text:p>
          </table:table-cell>
          <table:table-cell table:number-columns-repeated="4"/>
        </table:table-row>
        <table:table-row table:style-name="ro2">
          <table:table-cell office:value-type="float" office:value="709" calcext:value-type="float">
            <text:p>709</text:p>
          </table:table-cell>
          <table:table-cell table:formula="of:=[.A381]/1000" office:value-type="float" office:value="0.709" calcext:value-type="float">
            <text:p>0.709</text:p>
          </table:table-cell>
          <table:table-cell table:number-columns-repeated="4"/>
        </table:table-row>
        <table:table-row table:style-name="ro2">
          <table:table-cell office:value-type="float" office:value="594" calcext:value-type="float">
            <text:p>594</text:p>
          </table:table-cell>
          <table:table-cell table:formula="of:=[.A382]/1000" office:value-type="float" office:value="0.594" calcext:value-type="float">
            <text:p>0.594</text:p>
          </table:table-cell>
          <table:table-cell table:number-columns-repeated="4"/>
        </table:table-row>
        <table:table-row table:style-name="ro2">
          <table:table-cell office:value-type="float" office:value="972" calcext:value-type="float">
            <text:p>972</text:p>
          </table:table-cell>
          <table:table-cell table:formula="of:=[.A383]/1000" office:value-type="float" office:value="0.972" calcext:value-type="float">
            <text:p>0.972</text:p>
          </table:table-cell>
          <table:table-cell table:number-columns-repeated="4"/>
        </table:table-row>
        <table:table-row table:style-name="ro2">
          <table:table-cell office:value-type="float" office:value="696" calcext:value-type="float">
            <text:p>696</text:p>
          </table:table-cell>
          <table:table-cell table:formula="of:=[.A384]/1000" office:value-type="float" office:value="0.696" calcext:value-type="float">
            <text:p>0.696</text:p>
          </table:table-cell>
          <table:table-cell table:number-columns-repeated="4"/>
        </table:table-row>
        <table:table-row table:style-name="ro2">
          <table:table-cell office:value-type="float" office:value="615" calcext:value-type="float">
            <text:p>615</text:p>
          </table:table-cell>
          <table:table-cell table:formula="of:=[.A385]/1000" office:value-type="float" office:value="0.615" calcext:value-type="float">
            <text:p>0.615</text:p>
          </table:table-cell>
          <table:table-cell table:number-columns-repeated="4"/>
        </table:table-row>
        <table:table-row table:style-name="ro2">
          <table:table-cell office:value-type="float" office:value="602" calcext:value-type="float">
            <text:p>602</text:p>
          </table:table-cell>
          <table:table-cell table:formula="of:=[.A386]/1000" office:value-type="float" office:value="0.602" calcext:value-type="float">
            <text:p>0.602</text:p>
          </table:table-cell>
          <table:table-cell table:number-columns-repeated="4"/>
        </table:table-row>
        <table:table-row table:style-name="ro2">
          <table:table-cell office:value-type="float" office:value="555" calcext:value-type="float">
            <text:p>555</text:p>
          </table:table-cell>
          <table:table-cell table:formula="of:=[.A387]/1000" office:value-type="float" office:value="0.555" calcext:value-type="float">
            <text:p>0.555</text:p>
          </table:table-cell>
          <table:table-cell table:number-columns-repeated="4"/>
        </table:table-row>
        <table:table-row table:style-name="ro2">
          <table:table-cell office:value-type="float" office:value="712" calcext:value-type="float">
            <text:p>712</text:p>
          </table:table-cell>
          <table:table-cell table:formula="of:=[.A388]/1000" office:value-type="float" office:value="0.712" calcext:value-type="float">
            <text:p>0.712</text:p>
          </table:table-cell>
          <table:table-cell table:number-columns-repeated="4"/>
        </table:table-row>
        <table:table-row table:style-name="ro2">
          <table:table-cell office:value-type="float" office:value="562" calcext:value-type="float">
            <text:p>562</text:p>
          </table:table-cell>
          <table:table-cell table:formula="of:=[.A389]/1000" office:value-type="float" office:value="0.562" calcext:value-type="float">
            <text:p>0.562</text:p>
          </table:table-cell>
          <table:table-cell table:number-columns-repeated="4"/>
        </table:table-row>
        <table:table-row table:style-name="ro2">
          <table:table-cell office:value-type="float" office:value="582" calcext:value-type="float">
            <text:p>582</text:p>
          </table:table-cell>
          <table:table-cell table:formula="of:=[.A390]/1000" office:value-type="float" office:value="0.582" calcext:value-type="float">
            <text:p>0.582</text:p>
          </table:table-cell>
          <table:table-cell table:number-columns-repeated="4"/>
        </table:table-row>
        <table:table-row table:style-name="ro2">
          <table:table-cell office:value-type="float" office:value="599" calcext:value-type="float">
            <text:p>599</text:p>
          </table:table-cell>
          <table:table-cell table:formula="of:=[.A391]/1000" office:value-type="float" office:value="0.599" calcext:value-type="float">
            <text:p>0.599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392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601" calcext:value-type="float">
            <text:p>601</text:p>
          </table:table-cell>
          <table:table-cell table:formula="of:=[.A393]/1000" office:value-type="float" office:value="0.601" calcext:value-type="float">
            <text:p>0.601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394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603" calcext:value-type="float">
            <text:p>603</text:p>
          </table:table-cell>
          <table:table-cell table:formula="of:=[.A395]/1000" office:value-type="float" office:value="0.603" calcext:value-type="float">
            <text:p>0.603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396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88" calcext:value-type="float">
            <text:p>488</text:p>
          </table:table-cell>
          <table:table-cell table:formula="of:=[.A397]/1000" office:value-type="float" office:value="0.488" calcext:value-type="float">
            <text:p>0.488</text:p>
          </table:table-cell>
          <table:table-cell table:number-columns-repeated="4"/>
        </table:table-row>
        <table:table-row table:style-name="ro2">
          <table:table-cell office:value-type="float" office:value="1844" calcext:value-type="float">
            <text:p>1844</text:p>
          </table:table-cell>
          <table:table-cell table:formula="of:=[.A398]/1000" office:value-type="float" office:value="1.844" calcext:value-type="float">
            <text:p>1.844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399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[.A400]/1000" office:value-type="float" office:value="0.6" calcext:value-type="float">
            <text:p>0.6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401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402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403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404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405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406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407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408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409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410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411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412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413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4" calcext:value-type="float">
            <text:p>484</text:p>
          </table:table-cell>
          <table:table-cell table:formula="of:=[.A414]/1000" office:value-type="float" office:value="0.484" calcext:value-type="float">
            <text:p>0.484</text:p>
          </table:table-cell>
          <table:table-cell table:number-columns-repeated="4"/>
        </table:table-row>
        <table:table-row table:style-name="ro2">
          <table:table-cell office:value-type="float" office:value="474" calcext:value-type="float">
            <text:p>474</text:p>
          </table:table-cell>
          <table:table-cell table:formula="of:=[.A415]/1000" office:value-type="float" office:value="0.474" calcext:value-type="float">
            <text:p>0.474</text:p>
          </table:table-cell>
          <table:table-cell table:number-columns-repeated="4"/>
        </table:table-row>
        <table:table-row table:style-name="ro2">
          <table:table-cell office:value-type="float" office:value="487" calcext:value-type="float">
            <text:p>487</text:p>
          </table:table-cell>
          <table:table-cell table:formula="of:=[.A416]/1000" office:value-type="float" office:value="0.487" calcext:value-type="float">
            <text:p>0.487</text:p>
          </table:table-cell>
          <table:table-cell table:number-columns-repeated="4"/>
        </table:table-row>
        <table:table-row table:style-name="ro2">
          <table:table-cell office:value-type="float" office:value="1879" calcext:value-type="float">
            <text:p>1879</text:p>
          </table:table-cell>
          <table:table-cell table:formula="of:=[.A417]/1000" office:value-type="float" office:value="1.879" calcext:value-type="float">
            <text:p>1.879</text:p>
          </table:table-cell>
          <table:table-cell table:number-columns-repeated="4"/>
        </table:table-row>
        <table:table-row table:style-name="ro2">
          <table:table-cell office:value-type="float" office:value="542" calcext:value-type="float">
            <text:p>542</text:p>
          </table:table-cell>
          <table:table-cell table:formula="of:=[.A418]/1000" office:value-type="float" office:value="0.542" calcext:value-type="float">
            <text:p>0.542</text:p>
          </table:table-cell>
          <table:table-cell table:number-columns-repeated="4"/>
        </table:table-row>
        <table:table-row table:style-name="ro2">
          <table:table-cell office:value-type="float" office:value="595" calcext:value-type="float">
            <text:p>595</text:p>
          </table:table-cell>
          <table:table-cell table:formula="of:=[.A419]/1000" office:value-type="float" office:value="0.595" calcext:value-type="float">
            <text:p>0.595</text:p>
          </table:table-cell>
          <table:table-cell table:number-columns-repeated="4"/>
        </table:table-row>
        <table:table-row table:style-name="ro2">
          <table:table-cell office:value-type="float" office:value="1849" calcext:value-type="float">
            <text:p>1849</text:p>
          </table:table-cell>
          <table:table-cell table:formula="of:=[.A420]/1000" office:value-type="float" office:value="1.849" calcext:value-type="float">
            <text:p>1.849</text:p>
          </table:table-cell>
          <table:table-cell table:number-columns-repeated="4"/>
        </table:table-row>
        <table:table-row table:style-name="ro2">
          <table:table-cell office:value-type="float" office:value="843" calcext:value-type="float">
            <text:p>843</text:p>
          </table:table-cell>
          <table:table-cell table:formula="of:=[.A421]/1000" office:value-type="float" office:value="0.843" calcext:value-type="float">
            <text:p>0.843</text:p>
          </table:table-cell>
          <table:table-cell table:number-columns-repeated="4"/>
        </table:table-row>
        <table:table-row table:style-name="ro2">
          <table:table-cell office:value-type="float" office:value="540" calcext:value-type="float">
            <text:p>540</text:p>
          </table:table-cell>
          <table:table-cell table:formula="of:=[.A422]/1000" office:value-type="float" office:value="0.54" calcext:value-type="float">
            <text:p>0.54</text:p>
          </table:table-cell>
          <table:table-cell table:number-columns-repeated="4"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423]/1000" office:value-type="float" office:value="0.576" calcext:value-type="float">
            <text:p>0.576</text:p>
          </table:table-cell>
          <table:table-cell table:number-columns-repeated="4"/>
        </table:table-row>
        <table:table-row table:style-name="ro2">
          <table:table-cell office:value-type="float" office:value="705" calcext:value-type="float">
            <text:p>705</text:p>
          </table:table-cell>
          <table:table-cell table:formula="of:=[.A424]/1000" office:value-type="float" office:value="0.705" calcext:value-type="float">
            <text:p>0.705</text:p>
          </table:table-cell>
          <table:table-cell table:number-columns-repeated="4"/>
        </table:table-row>
        <table:table-row table:style-name="ro2">
          <table:table-cell office:value-type="float" office:value="566" calcext:value-type="float">
            <text:p>566</text:p>
          </table:table-cell>
          <table:table-cell table:formula="of:=[.A425]/1000" office:value-type="float" office:value="0.566" calcext:value-type="float">
            <text:p>0.566</text:p>
          </table:table-cell>
          <table:table-cell table:number-columns-repeated="4"/>
        </table:table-row>
        <table:table-row table:style-name="ro2">
          <table:table-cell office:value-type="float" office:value="1786" calcext:value-type="float">
            <text:p>1786</text:p>
          </table:table-cell>
          <table:table-cell table:formula="of:=[.A426]/1000" office:value-type="float" office:value="1.786" calcext:value-type="float">
            <text:p>1.786</text:p>
          </table:table-cell>
          <table:table-cell table:number-columns-repeated="4"/>
        </table:table-row>
        <table:table-row table:style-name="ro2">
          <table:table-cell office:value-type="float" office:value="840" calcext:value-type="float">
            <text:p>840</text:p>
          </table:table-cell>
          <table:table-cell table:formula="of:=[.A427]/1000" office:value-type="float" office:value="0.84" calcext:value-type="float">
            <text:p>0.84</text:p>
          </table:table-cell>
          <table:table-cell table:number-columns-repeated="4"/>
        </table:table-row>
        <table:table-row table:style-name="ro2">
          <table:table-cell office:value-type="float" office:value="963" calcext:value-type="float">
            <text:p>963</text:p>
          </table:table-cell>
          <table:table-cell table:formula="of:=[.A428]/1000" office:value-type="float" office:value="0.963" calcext:value-type="float">
            <text:p>0.963</text:p>
          </table:table-cell>
          <table:table-cell table:number-columns-repeated="4"/>
        </table:table-row>
        <table:table-row table:style-name="ro2">
          <table:table-cell office:value-type="float" office:value="639" calcext:value-type="float">
            <text:p>639</text:p>
          </table:table-cell>
          <table:table-cell table:formula="of:=[.A429]/1000" office:value-type="float" office:value="0.639" calcext:value-type="float">
            <text:p>0.639</text:p>
          </table:table-cell>
          <table:table-cell table:number-columns-repeated="4"/>
        </table:table-row>
        <table:table-row table:style-name="ro2">
          <table:table-cell office:value-type="float" office:value="751" calcext:value-type="float">
            <text:p>751</text:p>
          </table:table-cell>
          <table:table-cell table:formula="of:=[.A430]/1000" office:value-type="float" office:value="0.751" calcext:value-type="float">
            <text:p>0.751</text:p>
          </table:table-cell>
          <table:table-cell table:number-columns-repeated="4"/>
        </table:table-row>
        <table:table-row table:style-name="ro2">
          <table:table-cell office:value-type="float" office:value="660" calcext:value-type="float">
            <text:p>660</text:p>
          </table:table-cell>
          <table:table-cell table:formula="of:=[.A431]/1000" office:value-type="float" office:value="0.66" calcext:value-type="float">
            <text:p>0.66</text:p>
          </table:table-cell>
          <table:table-cell table:number-columns-repeated="4"/>
        </table:table-row>
        <table:table-row table:style-name="ro2">
          <table:table-cell office:value-type="float" office:value="570" calcext:value-type="float">
            <text:p>570</text:p>
          </table:table-cell>
          <table:table-cell table:formula="of:=[.A432]/1000" office:value-type="float" office:value="0.57" calcext:value-type="float">
            <text:p>0.57</text:p>
          </table:table-cell>
          <table:table-cell table:number-columns-repeated="4"/>
        </table:table-row>
        <table:table-row table:style-name="ro2">
          <table:table-cell office:value-type="float" office:value="676" calcext:value-type="float">
            <text:p>676</text:p>
          </table:table-cell>
          <table:table-cell table:formula="of:=[.A433]/1000" office:value-type="float" office:value="0.676" calcext:value-type="float">
            <text:p>0.676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[.A434]/1000" office:value-type="float" office:value="0.476" calcext:value-type="float">
            <text:p>0.476</text:p>
          </table:table-cell>
          <table:table-cell table:number-columns-repeated="4"/>
        </table:table-row>
        <table:table-row table:style-name="ro2">
          <table:table-cell office:value-type="float" office:value="605" calcext:value-type="float">
            <text:p>605</text:p>
          </table:table-cell>
          <table:table-cell table:formula="of:=[.A435]/1000" office:value-type="float" office:value="0.605" calcext:value-type="float">
            <text:p>0.605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436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437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438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95" calcext:value-type="float">
            <text:p>495</text:p>
          </table:table-cell>
          <table:table-cell table:formula="of:=[.A439]/1000" office:value-type="float" office:value="0.495" calcext:value-type="float">
            <text:p>0.495</text:p>
          </table:table-cell>
          <table:table-cell table:number-columns-repeated="4"/>
        </table:table-row>
        <table:table-row table:style-name="ro2">
          <table:table-cell office:value-type="float" office:value="463" calcext:value-type="float">
            <text:p>463</text:p>
          </table:table-cell>
          <table:table-cell table:formula="of:=[.A440]/1000" office:value-type="float" office:value="0.463" calcext:value-type="float">
            <text:p>0.463</text:p>
          </table:table-cell>
          <table:table-cell table:number-columns-repeated="4"/>
        </table:table-row>
        <table:table-row table:style-name="ro2">
          <table:table-cell office:value-type="float" office:value="483" calcext:value-type="float">
            <text:p>483</text:p>
          </table:table-cell>
          <table:table-cell table:formula="of:=[.A441]/1000" office:value-type="float" office:value="0.483" calcext:value-type="float">
            <text:p>0.483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442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443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444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445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446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[.A447]/1000" office:value-type="float" office:value="0.481" calcext:value-type="float">
            <text:p>0.481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448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449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450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83" calcext:value-type="float">
            <text:p>483</text:p>
          </table:table-cell>
          <table:table-cell table:formula="of:=[.A451]/1000" office:value-type="float" office:value="0.483" calcext:value-type="float">
            <text:p>0.483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452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84" calcext:value-type="float">
            <text:p>484</text:p>
          </table:table-cell>
          <table:table-cell table:formula="of:=[.A453]/1000" office:value-type="float" office:value="0.484" calcext:value-type="float">
            <text:p>0.484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454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455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456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[.A457]/1000" office:value-type="float" office:value="0.481" calcext:value-type="float">
            <text:p>0.481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[.A458]/1000" office:value-type="float" office:value="0.481" calcext:value-type="float">
            <text:p>0.481</text:p>
          </table:table-cell>
          <table:table-cell table:number-columns-repeated="4"/>
        </table:table-row>
        <table:table-row table:style-name="ro2">
          <table:table-cell office:value-type="float" office:value="526" calcext:value-type="float">
            <text:p>526</text:p>
          </table:table-cell>
          <table:table-cell table:formula="of:=[.A459]/1000" office:value-type="float" office:value="0.526" calcext:value-type="float">
            <text:p>0.526</text:p>
          </table:table-cell>
          <table:table-cell table:number-columns-repeated="4"/>
        </table:table-row>
        <table:table-row table:style-name="ro2">
          <table:table-cell office:value-type="float" office:value="687" calcext:value-type="float">
            <text:p>687</text:p>
          </table:table-cell>
          <table:table-cell table:formula="of:=[.A460]/1000" office:value-type="float" office:value="0.687" calcext:value-type="float">
            <text:p>0.687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[.A461]/1000" office:value-type="float" office:value="0.481" calcext:value-type="float">
            <text:p>0.481</text:p>
          </table:table-cell>
          <table:table-cell table:number-columns-repeated="4"/>
        </table:table-row>
        <table:table-row table:style-name="ro2">
          <table:table-cell office:value-type="float" office:value="604" calcext:value-type="float">
            <text:p>604</text:p>
          </table:table-cell>
          <table:table-cell table:formula="of:=[.A462]/1000" office:value-type="float" office:value="0.604" calcext:value-type="float">
            <text:p>0.604</text:p>
          </table:table-cell>
          <table:table-cell table:number-columns-repeated="4"/>
        </table:table-row>
        <table:table-row table:style-name="ro2">
          <table:table-cell office:value-type="float" office:value="487" calcext:value-type="float">
            <text:p>487</text:p>
          </table:table-cell>
          <table:table-cell table:formula="of:=[.A463]/1000" office:value-type="float" office:value="0.487" calcext:value-type="float">
            <text:p>0.487</text:p>
          </table:table-cell>
          <table:table-cell table:number-columns-repeated="4"/>
        </table:table-row>
        <table:table-row table:style-name="ro2">
          <table:table-cell office:value-type="float" office:value="610" calcext:value-type="float">
            <text:p>610</text:p>
          </table:table-cell>
          <table:table-cell table:formula="of:=[.A464]/1000" office:value-type="float" office:value="0.61" calcext:value-type="float">
            <text:p>0.61</text:p>
          </table:table-cell>
          <table:table-cell table:number-columns-repeated="4"/>
        </table:table-row>
        <table:table-row table:style-name="ro2">
          <table:table-cell office:value-type="float" office:value="474" calcext:value-type="float">
            <text:p>474</text:p>
          </table:table-cell>
          <table:table-cell table:formula="of:=[.A465]/1000" office:value-type="float" office:value="0.474" calcext:value-type="float">
            <text:p>0.474</text:p>
          </table:table-cell>
          <table:table-cell table:number-columns-repeated="4"/>
        </table:table-row>
        <table:table-row table:style-name="ro2">
          <table:table-cell office:value-type="float" office:value="472" calcext:value-type="float">
            <text:p>472</text:p>
          </table:table-cell>
          <table:table-cell table:formula="of:=[.A466]/1000" office:value-type="float" office:value="0.472" calcext:value-type="float">
            <text:p>0.472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467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[.A468]/1000" office:value-type="float" office:value="0.481" calcext:value-type="float">
            <text:p>0.481</text:p>
          </table:table-cell>
          <table:table-cell table:number-columns-repeated="4"/>
        </table:table-row>
        <table:table-row table:style-name="ro2">
          <table:table-cell office:value-type="float" office:value="484" calcext:value-type="float">
            <text:p>484</text:p>
          </table:table-cell>
          <table:table-cell table:formula="of:=[.A469]/1000" office:value-type="float" office:value="0.484" calcext:value-type="float">
            <text:p>0.484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[.A470]/1000" office:value-type="float" office:value="0.475" calcext:value-type="float">
            <text:p>0.475</text:p>
          </table:table-cell>
          <table:table-cell table:number-columns-repeated="4"/>
        </table:table-row>
        <table:table-row table:style-name="ro2">
          <table:table-cell office:value-type="float" office:value="486" calcext:value-type="float">
            <text:p>486</text:p>
          </table:table-cell>
          <table:table-cell table:formula="of:=[.A471]/1000" office:value-type="float" office:value="0.486" calcext:value-type="float">
            <text:p>0.486</text:p>
          </table:table-cell>
          <table:table-cell table:number-columns-repeated="4"/>
        </table:table-row>
        <table:table-row table:style-name="ro2">
          <table:table-cell office:value-type="float" office:value="483" calcext:value-type="float">
            <text:p>483</text:p>
          </table:table-cell>
          <table:table-cell table:formula="of:=[.A472]/1000" office:value-type="float" office:value="0.483" calcext:value-type="float">
            <text:p>0.483</text:p>
          </table:table-cell>
          <table:table-cell table:number-columns-repeated="4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[.A473]/1000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817" calcext:value-type="float">
            <text:p>817</text:p>
          </table:table-cell>
          <table:table-cell table:formula="of:=[.A474]/1000" office:value-type="float" office:value="0.817" calcext:value-type="float">
            <text:p>0.817</text:p>
          </table:table-cell>
          <table:table-cell table:number-columns-repeated="4"/>
        </table:table-row>
        <table:table-row table:style-name="ro2">
          <table:table-cell office:value-type="float" office:value="780" calcext:value-type="float">
            <text:p>780</text:p>
          </table:table-cell>
          <table:table-cell table:formula="of:=[.A475]/1000" office:value-type="float" office:value="0.78" calcext:value-type="float">
            <text:p>0.78</text:p>
          </table:table-cell>
          <table:table-cell table:number-columns-repeated="4"/>
        </table:table-row>
        <table:table-row table:style-name="ro2">
          <table:table-cell office:value-type="float" office:value="618" calcext:value-type="float">
            <text:p>618</text:p>
          </table:table-cell>
          <table:table-cell table:formula="of:=[.A476]/1000" office:value-type="float" office:value="0.618" calcext:value-type="float">
            <text:p>0.618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[.A477]/1000" office:value-type="float" office:value="0.481" calcext:value-type="float">
            <text:p>0.481</text:p>
          </table:table-cell>
          <table:table-cell table:number-columns-repeated="4"/>
        </table:table-row>
        <table:table-row table:style-name="ro2">
          <table:table-cell office:value-type="float" office:value="473" calcext:value-type="float">
            <text:p>473</text:p>
          </table:table-cell>
          <table:table-cell table:formula="of:=[.A478]/1000" office:value-type="float" office:value="0.473" calcext:value-type="float">
            <text:p>0.473</text:p>
          </table:table-cell>
          <table:table-cell table:number-columns-repeated="4"/>
        </table:table-row>
        <table:table-row table:style-name="ro2">
          <table:table-cell office:value-type="float" office:value="473" calcext:value-type="float">
            <text:p>473</text:p>
          </table:table-cell>
          <table:table-cell table:formula="of:=[.A479]/1000" office:value-type="float" office:value="0.473" calcext:value-type="float">
            <text:p>0.473</text:p>
          </table:table-cell>
          <table:table-cell table:number-columns-repeated="4"/>
        </table:table-row>
        <table:table-row table:style-name="ro2">
          <table:table-cell office:value-type="float" office:value="501" calcext:value-type="float">
            <text:p>501</text:p>
          </table:table-cell>
          <table:table-cell table:formula="of:=[.A480]/1000" office:value-type="float" office:value="0.501" calcext:value-type="float">
            <text:p>0.501</text:p>
          </table:table-cell>
          <table:table-cell table:number-columns-repeated="4"/>
        </table:table-row>
        <table:table-row table:style-name="ro2">
          <table:table-cell office:value-type="float" office:value="994" calcext:value-type="float">
            <text:p>994</text:p>
          </table:table-cell>
          <table:table-cell table:formula="of:=[.A481]/1000" office:value-type="float" office:value="0.994" calcext:value-type="float">
            <text:p>0.994</text:p>
          </table:table-cell>
          <table:table-cell table:number-columns-repeated="4"/>
        </table:table-row>
        <table:table-row table:style-name="ro2">
          <table:table-cell office:value-type="float" office:value="693" calcext:value-type="float">
            <text:p>693</text:p>
          </table:table-cell>
          <table:table-cell table:formula="of:=[.A482]/1000" office:value-type="float" office:value="0.693" calcext:value-type="float">
            <text:p>0.693</text:p>
          </table:table-cell>
          <table:table-cell table:number-columns-repeated="4"/>
        </table:table-row>
        <table:table-row table:style-name="ro2">
          <table:table-cell office:value-type="float" office:value="567" calcext:value-type="float">
            <text:p>567</text:p>
          </table:table-cell>
          <table:table-cell table:formula="of:=[.A483]/1000" office:value-type="float" office:value="0.567" calcext:value-type="float">
            <text:p>0.567</text:p>
          </table:table-cell>
          <table:table-cell table:number-columns-repeated="4"/>
        </table:table-row>
        <table:table-row table:style-name="ro2">
          <table:table-cell office:value-type="float" office:value="685" calcext:value-type="float">
            <text:p>685</text:p>
          </table:table-cell>
          <table:table-cell table:formula="of:=[.A484]/1000" office:value-type="float" office:value="0.685" calcext:value-type="float">
            <text:p>0.685</text:p>
          </table:table-cell>
          <table:table-cell table:number-columns-repeated="4"/>
        </table:table-row>
        <table:table-row table:style-name="ro2">
          <table:table-cell office:value-type="float" office:value="551" calcext:value-type="float">
            <text:p>551</text:p>
          </table:table-cell>
          <table:table-cell table:formula="of:=[.A485]/1000" office:value-type="float" office:value="0.551" calcext:value-type="float">
            <text:p>0.551</text:p>
          </table:table-cell>
          <table:table-cell table:number-columns-repeated="4"/>
        </table:table-row>
        <table:table-row table:style-name="ro2">
          <table:table-cell office:value-type="float" office:value="569" calcext:value-type="float">
            <text:p>569</text:p>
          </table:table-cell>
          <table:table-cell table:formula="of:=[.A486]/1000" office:value-type="float" office:value="0.569" calcext:value-type="float">
            <text:p>0.569</text:p>
          </table:table-cell>
          <table:table-cell table:number-columns-repeated="4"/>
        </table:table-row>
        <table:table-row table:style-name="ro2">
          <table:table-cell office:value-type="float" office:value="465" calcext:value-type="float">
            <text:p>465</text:p>
          </table:table-cell>
          <table:table-cell table:formula="of:=[.A487]/1000" office:value-type="float" office:value="0.465" calcext:value-type="float">
            <text:p>0.465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488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489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96" calcext:value-type="float">
            <text:p>496</text:p>
          </table:table-cell>
          <table:table-cell table:formula="of:=[.A490]/1000" office:value-type="float" office:value="0.496" calcext:value-type="float">
            <text:p>0.496</text:p>
          </table:table-cell>
          <table:table-cell table:number-columns-repeated="4"/>
        </table:table-row>
        <table:table-row table:style-name="ro2">
          <table:table-cell office:value-type="float" office:value="465" calcext:value-type="float">
            <text:p>465</text:p>
          </table:table-cell>
          <table:table-cell table:formula="of:=[.A491]/1000" office:value-type="float" office:value="0.465" calcext:value-type="float">
            <text:p>0.465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492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[.A493]/1000" office:value-type="float" office:value="0.481" calcext:value-type="float">
            <text:p>0.481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[.A494]/1000" office:value-type="float" office:value="0.481" calcext:value-type="float">
            <text:p>0.481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495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[.A496]/1000" office:value-type="float" office:value="0.478" calcext:value-type="float">
            <text:p>0.478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497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498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499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500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501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502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84" calcext:value-type="float">
            <text:p>484</text:p>
          </table:table-cell>
          <table:table-cell table:formula="of:=[.A503]/1000" office:value-type="float" office:value="0.484" calcext:value-type="float">
            <text:p>0.484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504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3" calcext:value-type="float">
            <text:p>483</text:p>
          </table:table-cell>
          <table:table-cell table:formula="of:=[.A505]/1000" office:value-type="float" office:value="0.483" calcext:value-type="float">
            <text:p>0.483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506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507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[.A508]/1000" office:value-type="float" office:value="0.479" calcext:value-type="float">
            <text:p>0.479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509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83" calcext:value-type="float">
            <text:p>483</text:p>
          </table:table-cell>
          <table:table-cell table:formula="of:=[.A510]/1000" office:value-type="float" office:value="0.483" calcext:value-type="float">
            <text:p>0.483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[.A511]/1000" office:value-type="float" office:value="0.477" calcext:value-type="float">
            <text:p>0.477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[.A512]/1000" office:value-type="float" office:value="0.481" calcext:value-type="float">
            <text:p>0.481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513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514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515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516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517]/1000"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float" office:value="488" calcext:value-type="float">
            <text:p>488</text:p>
          </table:table-cell>
          <table:table-cell table:formula="of:=[.A518]/1000" office:value-type="float" office:value="0.488" calcext:value-type="float">
            <text:p>0.488</text:p>
          </table:table-cell>
          <table:table-cell table:number-columns-repeated="4"/>
        </table:table-row>
        <table:table-row table:style-name="ro2">
          <table:table-cell office:value-type="float" office:value="483" calcext:value-type="float">
            <text:p>483</text:p>
          </table:table-cell>
          <table:table-cell table:formula="of:=[.A519]/1000" office:value-type="float" office:value="0.483" calcext:value-type="float">
            <text:p>0.483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[.A520]/1000" office:value-type="float" office:value="0.482" calcext:value-type="float">
            <text:p>0.482</text:p>
          </table:table-cell>
          <table:table-cell table:number-columns-repeated="4"/>
        </table:table-row>
        <table:table-row table:style-name="ro2">
          <table:table-cell office:value-type="float" office:value="489" calcext:value-type="float">
            <text:p>489</text:p>
          </table:table-cell>
          <table:table-cell table:formula="of:=[.A521]/1000" office:value-type="float" office:value="0.489" calcext:value-type="float">
            <text:p>0.489</text:p>
          </table:table-cell>
          <table:table-cell table:number-columns-repeated="4"/>
        </table:table-row>
        <table:table-row table:style-name="ro2">
          <table:table-cell office:value-type="float" office:value="575" calcext:value-type="float">
            <text:p>575</text:p>
          </table:table-cell>
          <table:table-cell table:formula="of:=[.A522]/1000" office:value-type="float" office:value="0.575" calcext:value-type="float">
            <text:p>0.575</text:p>
          </table:table-cell>
          <table:table-cell table:number-columns-repeated="4"/>
        </table:table-row>
        <table:table-row table:style-name="ro2">
          <table:table-cell office:value-type="float" office:value="599" calcext:value-type="float">
            <text:p>599</text:p>
          </table:table-cell>
          <table:table-cell table:formula="of:=[.A523]/1000" office:value-type="float" office:value="0.599" calcext:value-type="float">
            <text:p>0.599</text:p>
          </table:table-cell>
          <table:table-cell table:number-columns-repeated="4"/>
        </table:table-row>
        <table:table-row table:style-name="ro2">
          <table:table-cell office:value-type="float" office:value="469" calcext:value-type="float">
            <text:p>469</text:p>
          </table:table-cell>
          <table:table-cell table:formula="of:=[.A524]/1000" office:value-type="float" office:value="0.469" calcext:value-type="float">
            <text:p>0.469</text:p>
          </table:table-cell>
          <table:table-cell table:number-columns-repeated="4"/>
        </table:table-row>
        <table:table-row table:style-name="ro2">
          <table:table-cell office:value-type="float" office:value="623" calcext:value-type="float">
            <text:p>623</text:p>
          </table:table-cell>
          <table:table-cell table:formula="of:=[.A525]/1000" office:value-type="float" office:value="0.623" calcext:value-type="float">
            <text:p>0.6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14:38:22.727855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13:09:58.317889505</meta:creation-date>
    <dc:date>2022-05-29T14:46:22.414891221</dc:date>
    <meta:editing-duration>PT1H5M34S</meta:editing-duration>
    <meta:editing-cycles>22</meta:editing-cycles>
    <meta:generator>LibreOffice/6.1.5.2$Linux_ARM_EABI LibreOffice_project/10$Build-2</meta:generator>
    <meta:document-statistic meta:table-count="4" meta:cell-count="304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66cm" svg:height="6.349cm" xlink:href=".." xlink:type="simple" chart:class="chart:line" chart:style-name="ch1">
        <chart:legend chart:legend-position="end" svg:x="11.238cm" svg:y="2.676cm" style:legend-expansion="high" chart:style-name="ch2"/>
        <chart:plot-area chart:style-name="ch3" table:cell-range-address="Sheet1.B1:Sheet1.B735" chart:data-source-has-labels="row" svg:x="0.275cm" svg:y="0.126cm" svg:width="10.688cm" svg:height="6.097cm">
          <chartooo:coordinate-region svg:x="0.896cm" svg:y="0.247cm" svg:width="10.067cm" svg:height="4.9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35" chart:label-cell-address="Sheet1.B1:Sheet1.B1" chart:class="chart:line">
            <chart:data-point chart:repeated="7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D Scope 
(Test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23481">
                <text:p>2.123481</text:p>
                <draw:g>
                  <svg:desc>Sheet1.B2:Sheet1.B7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13683">
                <text:p>3.913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95098">
                <text:p>1.695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74421">
                <text:p>1.774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3122">
                <text:p>0.823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57544">
                <text:p>1.95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87756">
                <text:p>1.187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3956">
                <text:p>0.773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54682">
                <text:p>1.254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4581">
                <text:p>0.734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10308">
                <text:p>1.210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8851">
                <text:p>0.7688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4267">
                <text:p>0.994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4893">
                <text:p>0.944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16663">
                <text:p>0.816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64685">
                <text:p>0.764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1195">
                <text:p>0.711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2705">
                <text:p>0.892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9268">
                <text:p>0.729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4737">
                <text:p>0.694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9458">
                <text:p>0.794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1716">
                <text:p>0.841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411">
                <text:p>1.07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40154">
                <text:p>0.840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48276">
                <text:p>1.248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7548">
                <text:p>1.137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01454">
                <text:p>1.101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59944">
                <text:p>1.159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8172">
                <text:p>1.338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68328">
                <text:p>1.2683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92807">
                <text:p>1.492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23433">
                <text:p>1.3234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3713">
                <text:p>1.33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30933">
                <text:p>1.2309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51975">
                <text:p>1.051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04139">
                <text:p>7.3041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05101">
                <text:p>0.805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9372">
                <text:p>0.799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906">
                <text:p>0.70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00206">
                <text:p>0.7002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79424">
                <text:p>0.879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33325">
                <text:p>2.233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73851">
                <text:p>0.7738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70206">
                <text:p>0.6702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06247">
                <text:p>0.8062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98121">
                <text:p>0.8981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19007">
                <text:p>1.019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84319">
                <text:p>0.8843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64261">
                <text:p>2.564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20516">
                <text:p>1.3205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70257">
                <text:p>0.970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11452">
                <text:p>1.6114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29786">
                <text:p>1.6297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31193">
                <text:p>1.2311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1299">
                <text:p>0.9212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58589">
                <text:p>1.1585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97393">
                <text:p>0.8973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1091">
                <text:p>0.7210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8083">
                <text:p>0.680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9686">
                <text:p>0.6196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44424">
                <text:p>0.6444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9945">
                <text:p>0.729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0467">
                <text:p>0.620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5466">
                <text:p>0.645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2081">
                <text:p>0.7320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1768">
                <text:p>0.6217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46039">
                <text:p>0.646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32029">
                <text:p>0.7320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2914">
                <text:p>0.6629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45987">
                <text:p>0.6459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2758">
                <text:p>0.6927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27081">
                <text:p>0.627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38748">
                <text:p>0.6387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6299">
                <text:p>0.736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16768">
                <text:p>0.6167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3227">
                <text:p>0.6432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37081">
                <text:p>0.7370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4841">
                <text:p>0.6348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78695">
                <text:p>0.7786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35883">
                <text:p>0.7358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72496">
                <text:p>0.9724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82809">
                <text:p>0.8828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43694">
                <text:p>1.0436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75517">
                <text:p>0.9755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5984">
                <text:p>1.159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65152">
                <text:p>1.0651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09995">
                <text:p>1.4099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18485">
                <text:p>1.2184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47547">
                <text:p>1.247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5051">
                <text:p>2.950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36557">
                <text:p>1.3365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13277">
                <text:p>1.1132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79476">
                <text:p>0.8794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2088">
                <text:p>1.520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89372">
                <text:p>0.7893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14372">
                <text:p>0.7143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09112">
                <text:p>0.709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81351">
                <text:p>0.8813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17862">
                <text:p>0.6178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09581">
                <text:p>0.6095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97497">
                <text:p>0.897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38382">
                <text:p>0.7383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0363">
                <text:p>0.6103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70674">
                <text:p>0.7706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35935">
                <text:p>0.7359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42914">
                <text:p>0.6429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17706">
                <text:p>0.6177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4208">
                <text:p>0.742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20831">
                <text:p>0.6208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40988">
                <text:p>0.6409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46038">
                <text:p>0.746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13384">
                <text:p>0.6133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42549">
                <text:p>0.6425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34268">
                <text:p>0.7342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37705">
                <text:p>0.9377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04996">
                <text:p>1.1049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46141">
                <text:p>1.1461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72913">
                <text:p>0.9729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68433">
                <text:p>1.2684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04371">
                <text:p>1.2043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687">
                <text:p>1.216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25255">
                <text:p>1.425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49579">
                <text:p>1.0495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16454">
                <text:p>1.2164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48953">
                <text:p>1.3489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89422">
                <text:p>1.3894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64214">
                <text:p>1.3642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20413">
                <text:p>1.0204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5777">
                <text:p>0.9657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10726">
                <text:p>0.8107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50622">
                <text:p>0.8506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08591">
                <text:p>0.708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55727">
                <text:p>0.6557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12758">
                <text:p>0.6127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29841">
                <text:p>0.7298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18071">
                <text:p>0.6180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49008">
                <text:p>0.6490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30622">
                <text:p>0.7306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22289">
                <text:p>0.6222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45883">
                <text:p>0.6458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32445">
                <text:p>0.7324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23904">
                <text:p>0.6239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42915">
                <text:p>0.6429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3208">
                <text:p>0.732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23175">
                <text:p>0.6231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44112">
                <text:p>0.6441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3383">
                <text:p>0.7333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54216">
                <text:p>0.6542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2133">
                <text:p>0.6221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28747">
                <text:p>0.7287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7755">
                <text:p>0.677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5361">
                <text:p>0.9053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0413">
                <text:p>0.9104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95466">
                <text:p>0.8954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68642">
                <text:p>0.8686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72496">
                <text:p>1.0724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60881">
                <text:p>1.1608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32287">
                <text:p>1.2322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88069">
                <text:p>1.088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37444">
                <text:p>1.0374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701865">
                <text:p>2.7018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61558">
                <text:p>1.1615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35881">
                <text:p>1.1358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402339">
                <text:p>1.4023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60881">
                <text:p>0.9608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02914">
                <text:p>0.8029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78591">
                <text:p>0.7785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51247">
                <text:p>0.7512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682">
                <text:p>0.706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94632">
                <text:p>0.8946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29112">
                <text:p>0.7291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17602">
                <text:p>0.6176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7083">
                <text:p>0.770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5414">
                <text:p>0.7354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20883">
                <text:p>0.6208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4229">
                <text:p>0.642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5986">
                <text:p>0.7359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25988">
                <text:p>0.6259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39008">
                <text:p>0.6390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4268">
                <text:p>0.7342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54112">
                <text:p>0.6541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39477">
                <text:p>0.6394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07028">
                <text:p>0.7070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46091">
                <text:p>0.6460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33383">
                <text:p>0.7333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72341">
                <text:p>0.6723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15518">
                <text:p>0.8155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2237">
                <text:p>0.7722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14683">
                <text:p>1.1146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40934">
                <text:p>0.9409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638011">
                <text:p>2.6380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11713">
                <text:p>1.3117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27809">
                <text:p>1.0278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09369">
                <text:p>2.093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66244">
                <text:p>1.5662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6937">
                <text:p>1.469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72339">
                <text:p>1.1723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70257">
                <text:p>0.8702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63695">
                <text:p>0.8636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87601">
                <text:p>0.6876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12602">
                <text:p>0.6126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49164">
                <text:p>0.6491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17549">
                <text:p>0.8175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60882">
                <text:p>0.9608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7609">
                <text:p>0.976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12649">
                <text:p>2.0126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87496">
                <text:p>0.9874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37648">
                <text:p>2.1376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46404">
                <text:p>0.8464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08331">
                <text:p>0.6083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56039">
                <text:p>0.6560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26976">
                <text:p>0.7269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17498">
                <text:p>0.6174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52758">
                <text:p>0.6527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25101">
                <text:p>0.7251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83644">
                <text:p>0.6836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501">
                <text:p>1.05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7083">
                <text:p>0.870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3069">
                <text:p>0.9930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73689">
                <text:p>2.2736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67336">
                <text:p>2.2673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746708">
                <text:p>2.7467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058013">
                <text:p>2.0580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61557">
                <text:p>1.5615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20776">
                <text:p>1.4207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83484">
                <text:p>1.2834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2333">
                <text:p>0.82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991764">
                <text:p>1.9917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113586">
                <text:p>2.1135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4036">
                <text:p>1.040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32133">
                <text:p>0.8321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4281">
                <text:p>0.642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896347">
                <text:p>1.8963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31611">
                <text:p>0.7316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23383">
                <text:p>0.7233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15362">
                <text:p>0.6153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52185">
                <text:p>0.6521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27446">
                <text:p>0.7274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23904">
                <text:p>0.6239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5057">
                <text:p>0.650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26247">
                <text:p>0.7262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91248">
                <text:p>0.6912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65048">
                <text:p>0.9650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9057">
                <text:p>0.890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76611">
                <text:p>0.9766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81871">
                <text:p>0.8818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69631">
                <text:p>1.1696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77703">
                <text:p>1.5777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113894">
                <text:p>3.1138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517066">
                <text:p>4.5170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270256">
                <text:p>1.2702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28588">
                <text:p>1.528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77653">
                <text:p>0.8776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74423">
                <text:p>1.0744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06559">
                <text:p>1.0065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00829">
                <text:p>1.0008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13955">
                <text:p>0.9139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242964">
                <text:p>1.2429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14112">
                <text:p>0.7141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7932">
                <text:p>0.879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1833">
                <text:p>0.718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26456">
                <text:p>0.6264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49842">
                <text:p>0.6498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2083">
                <text:p>0.720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13852">
                <text:p>0.6138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07602">
                <text:p>0.7076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54527">
                <text:p>0.9545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139732">
                <text:p>2.1397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73278">
                <text:p>0.7732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475616">
                <text:p>2.4756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109475">
                <text:p>1.1094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251037">
                <text:p>1.2510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191394">
                <text:p>3.1913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505251">
                <text:p>2.5052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94316">
                <text:p>1.7943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898847">
                <text:p>1.8988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689369">
                <text:p>1.6893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143745">
                <text:p>1.1437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14996">
                <text:p>1.1149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71247">
                <text:p>0.9712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164214">
                <text:p>1.1642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006663">
                <text:p>1.0066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45829">
                <text:p>1.0458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42812">
                <text:p>1.428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131037">
                <text:p>1.1310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234683">
                <text:p>1.2346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71194">
                <text:p>0.9711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329315">
                <text:p>2.3293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046037">
                <text:p>1.0460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287544">
                <text:p>2.2875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184422">
                <text:p>1.1844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081871">
                <text:p>1.0818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847333">
                <text:p>2.847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767907">
                <text:p>2.7679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588531">
                <text:p>2.5885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244523">
                <text:p>2.2445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912753">
                <text:p>1.9127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087861">
                <text:p>1.0878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37601">
                <text:p>0.7376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9807">
                <text:p>0.898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50205">
                <text:p>0.8502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011819">
                <text:p>1.0118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54632">
                <text:p>0.8546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000882">
                <text:p>1.0008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77392">
                <text:p>0.8773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36196">
                <text:p>0.7361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77965">
                <text:p>0.7779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47913">
                <text:p>0.9479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11507">
                <text:p>0.9115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038">
                <text:p>0.70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49633">
                <text:p>0.6496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5781">
                <text:p>0.757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1057">
                <text:p>0.710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8583">
                <text:p>0.885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42237">
                <text:p>0.6422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978795">
                <text:p>1.9787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93641">
                <text:p>1.1936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30935">
                <text:p>0.7309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92653">
                <text:p>0.7926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356661">
                <text:p>1.3566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192596">
                <text:p>2.1925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14343">
                <text:p>2.143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79779">
                <text:p>3.2797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436349">
                <text:p>1.4363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484786">
                <text:p>1.4847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5109">
                <text:p>0.851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2682">
                <text:p>0.826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48018">
                <text:p>0.7480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685563">
                <text:p>2.6855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99477">
                <text:p>0.6994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350255">
                <text:p>1.3502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72445">
                <text:p>0.7724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206193">
                <text:p>1.2061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87966">
                <text:p>0.7879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481244">
                <text:p>1.4812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90466">
                <text:p>0.7904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61351">
                <text:p>0.8613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05779">
                <text:p>0.7057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07758">
                <text:p>0.6077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64477">
                <text:p>0.6644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21976">
                <text:p>0.7219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13279">
                <text:p>0.6132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88122">
                <text:p>0.6881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64268">
                <text:p>0.7642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77757">
                <text:p>1.0777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385">
                <text:p>0.973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214527">
                <text:p>1.2145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5385">
                <text:p>1.153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261453">
                <text:p>1.2614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063277">
                <text:p>1.0632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017549">
                <text:p>1.0175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12705">
                <text:p>0.9127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356189">
                <text:p>2.3561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88119">
                <text:p>1.4881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29109">
                <text:p>1.4291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265204">
                <text:p>1.2652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4057">
                <text:p>0.740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21195">
                <text:p>0.6211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33435">
                <text:p>0.7334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661195">
                <text:p>0.6611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862129">
                <text:p>1.8621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45362">
                <text:p>0.7453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28851">
                <text:p>0.7288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7755">
                <text:p>0.677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30413">
                <text:p>0.7304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17914">
                <text:p>0.7179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84372">
                <text:p>0.8843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27966">
                <text:p>0.6279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11092">
                <text:p>0.6110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85152">
                <text:p>0.9851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57705">
                <text:p>0.9577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67809">
                <text:p>0.9678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993378">
                <text:p>1.9933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03278">
                <text:p>0.8032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1583">
                <text:p>0.815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74528">
                <text:p>0.8745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46664">
                <text:p>0.8466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82705">
                <text:p>0.8827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1208">
                <text:p>0.912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534574">
                <text:p>2.5345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249109">
                <text:p>1.2491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135725">
                <text:p>1.1357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908274">
                <text:p>1.9082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832337">
                <text:p>1.8323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440099">
                <text:p>1.4400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66298">
                <text:p>0.9662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09997">
                <text:p>0.8099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99163">
                <text:p>0.9991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997232">
                <text:p>1.9972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007549">
                <text:p>1.0075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118641">
                <text:p>1.1186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93018">
                <text:p>0.8930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72496">
                <text:p>0.97249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32029">
                <text:p>0.7320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12445">
                <text:p>0.6124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78122">
                <text:p>0.7781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32081">
                <text:p>0.7320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2057">
                <text:p>0.620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52602">
                <text:p>0.6526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21977">
                <text:p>0.7219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59736">
                <text:p>0.7597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70413">
                <text:p>0.9704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14215">
                <text:p>1.0142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61191">
                <text:p>4.611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785566">
                <text:p>1.7855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277685">
                <text:p>6.2776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034211">
                <text:p>2.0342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01119">
                <text:p>2.011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182548">
                <text:p>1.1825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122079">
                <text:p>1.1220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133173">
                <text:p>1.1331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49163">
                <text:p>0.9491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008121">
                <text:p>1.0081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006455">
                <text:p>1.0064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77027">
                <text:p>1.0770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57392">
                <text:p>1.0573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149891">
                <text:p>1.1498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97444">
                <text:p>0.9974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106663">
                <text:p>1.1066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43799">
                <text:p>0.8437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033433">
                <text:p>1.0334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82028">
                <text:p>0.9820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602751">
                <text:p>2.6027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36819">
                <text:p>0.9368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08642">
                <text:p>0.9086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98538">
                <text:p>0.9985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073121">
                <text:p>1.0731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76818">
                <text:p>1.3768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029992">
                <text:p>2.0299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401453">
                <text:p>1.4014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050045">
                <text:p>2.0500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96468">
                <text:p>1.964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428216">
                <text:p>3.4282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19997">
                <text:p>0.9199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90257">
                <text:p>0.79025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793122">
                <text:p>0.7931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91456">
                <text:p>0.7914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81142">
                <text:p>0.9811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018221">
                <text:p>2.0182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25726">
                <text:p>0.8257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72758">
                <text:p>0.6727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68539">
                <text:p>0.7685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16404">
                <text:p>0.7164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956971">
                <text:p>1.9569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57236">
                <text:p>0.9572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8208">
                <text:p>0.882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14477">
                <text:p>0.7144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62291">
                <text:p>1.622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6088">
                <text:p>1.460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59945">
                <text:p>0.9599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409265">
                <text:p>1.4092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251606">
                <text:p>2.2516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2588">
                <text:p>1.525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149259">
                <text:p>3.1492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200877">
                <text:p>2.2008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117652">
                <text:p>1.1176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266137">
                <text:p>2.2661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92445">
                <text:p>0.7924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0156">
                <text:p>0.701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4057">
                <text:p>0.740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22081">
                <text:p>0.6220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24165">
                <text:p>0.6241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50101">
                <text:p>0.7501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624373">
                <text:p>0.6243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12336">
                <text:p>1.9123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24008">
                <text:p>0.7240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58954">
                <text:p>1.1589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23487">
                <text:p>0.7234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618331">
                <text:p>0.6183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656247">
                <text:p>0.6562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20362">
                <text:p>0.7203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15571">
                <text:p>0.6155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57341">
                <text:p>0.6573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21664">
                <text:p>0.7216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20987">
                <text:p>0.6209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98487">
                <text:p>0.7984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06195">
                <text:p>0.7061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621244">
                <text:p>1.6212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986242">
                <text:p>1.9862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73644">
                <text:p>0.6736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164058">
                <text:p>1.1640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532542">
                <text:p>2.53254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804056">
                <text:p>1.8040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14788">
                <text:p>0.9147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206037">
                <text:p>1.2060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8114">
                <text:p>1.81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12411">
                <text:p>1.124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133121">
                <text:p>1.1331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238693">
                <text:p>1.2386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083069">
                <text:p>1.0830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034163">
                <text:p>1.0341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33538">
                <text:p>0.8335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034476">
                <text:p>1.0344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70778">
                <text:p>0.8707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47129">
                <text:p>1.5471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35776">
                <text:p>1.5357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695097">
                <text:p>1.6950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384474">
                <text:p>1.38447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007962">
                <text:p>2.0079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036971">
                <text:p>2.0369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69364">
                <text:p>1.6936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563067">
                <text:p>1.5630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202391">
                <text:p>1.2023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41872">
                <text:p>0.74187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11924">
                <text:p>0.7119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28434">
                <text:p>0.92843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04997">
                <text:p>0.9049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158069">
                <text:p>1.1580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858382">
                <text:p>0.8583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166662">
                <text:p>1.1666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082079">
                <text:p>1.0820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088486">
                <text:p>1.08848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39059">
                <text:p>0.93905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091402">
                <text:p>1.0914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78121">
                <text:p>0.9781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030934">
                <text:p>1.03093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576184">
                <text:p>3.5761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529005">
                <text:p>1.5290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229575">
                <text:p>2.2295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445616">
                <text:p>2.4456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858951">
                <text:p>1.8589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510515">
                <text:p>1.5105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364158">
                <text:p>2.3641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95205">
                <text:p>0.9952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104839">
                <text:p>1.10483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513637">
                <text:p>2.5136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969992">
                <text:p>1.9699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768171">
                <text:p>1.7681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207703">
                <text:p>1.2077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216811">
                <text:p>3.2168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144423">
                <text:p>1.1444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41976">
                <text:p>0.9419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935096">
                <text:p>1.9350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630355">
                <text:p>2.6303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857337">
                <text:p>1.8573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413532">
                <text:p>2.4135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824421">
                <text:p>1.8244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43114">
                <text:p>1.431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33535">
                <text:p>1.7335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107184">
                <text:p>1.1071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29631">
                <text:p>0.9296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32914">
                <text:p>0.8329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77809">
                <text:p>0.87780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099471">
                <text:p>2.0994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747185">
                <text:p>0.7471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327283">
                <text:p>2.3272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0276">
                <text:p>1.027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69997">
                <text:p>0.9699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52653">
                <text:p>0.8526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23174">
                <text:p>0.8231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62028">
                <text:p>0.8620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99631">
                <text:p>0.9996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142965">
                <text:p>1.14296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0234">
                <text:p>0.902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066194">
                <text:p>1.0661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14163">
                <text:p>1.0141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383484">
                <text:p>1.3834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341297">
                <text:p>1.3412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456245">
                <text:p>1.4562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31923">
                <text:p>1.1319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59943">
                <text:p>1.1599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050926">
                <text:p>3.0509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628119">
                <text:p>1.6281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500776">
                <text:p>1.5007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421869">
                <text:p>1.4218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112809">
                <text:p>1.11280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68955">
                <text:p>0.8689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021715">
                <text:p>1.0217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70361">
                <text:p>0.8703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72392">
                <text:p>0.9723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56612">
                <text:p>0.8566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019735">
                <text:p>1.0197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96559">
                <text:p>0.99655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23437">
                <text:p>1.234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31455">
                <text:p>0.9314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024423">
                <text:p>1.0244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29268">
                <text:p>0.8292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154579">
                <text:p>1.1545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35882">
                <text:p>0.93588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578167">
                <text:p>2.5781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133694">
                <text:p>1.13369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26937">
                <text:p>1.269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386453">
                <text:p>1.3864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446037">
                <text:p>1.4460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584785">
                <text:p>1.58478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264735">
                <text:p>1.2647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145461">
                <text:p>2.1454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083842">
                <text:p>3.08384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607178">
                <text:p>2.60717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99007">
                <text:p>0.9990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008329">
                <text:p>1.00832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14059">
                <text:p>0.91405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3807">
                <text:p>0.8380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0432">
                <text:p>0.904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84527">
                <text:p>0.88452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364679">
                <text:p>2.3646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65257">
                <text:p>0.86525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8984">
                <text:p>0.989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11872">
                <text:p>0.91187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50986">
                <text:p>0.85098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875934">
                <text:p>0.8759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165569">
                <text:p>1.1655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371606">
                <text:p>2.37160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112495">
                <text:p>1.1124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167861">
                <text:p>1.16786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701243">
                <text:p>1.7012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600411">
                <text:p>1.6004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829316">
                <text:p>1.8293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133161">
                <text:p>4.1331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701344">
                <text:p>2.70134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070101">
                <text:p>1.0701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8734">
                <text:p>0.9873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000777">
                <text:p>1.0007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74267">
                <text:p>0.9742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717081">
                <text:p>0.71708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737549">
                <text:p>0.73754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051038">
                <text:p>1.0510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710466">
                <text:p>0.71046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360307">
                <text:p>1.3603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819685">
                <text:p>0.81968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197179">
                <text:p>2.19717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788643">
                <text:p>0.78864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68017">
                <text:p>0.9680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19372">
                <text:p>0.9193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69683">
                <text:p>0.96968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113798">
                <text:p>1.11379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025309">
                <text:p>1.02530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372703">
                <text:p>1.3727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983322">
                <text:p>2.9833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813167">
                <text:p>2.8131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132339">
                <text:p>1.13233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417327">
                <text:p>4.4173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608848">
                <text:p>1.60884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250877">
                <text:p>2.25087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070249">
                <text:p>3.07024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563276">
                <text:p>1.56327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878798">
                <text:p>0.8787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125309">
                <text:p>1.12530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5833">
                <text:p>0.8583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145725">
                <text:p>1.1457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850778">
                <text:p>0.85077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093433">
                <text:p>1.0934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859788">
                <text:p>0.8597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302492">
                <text:p>2.3024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116662">
                <text:p>1.1166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061194">
                <text:p>1.0611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013798">
                <text:p>1.0137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041767">
                <text:p>1.0417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524161">
                <text:p>1.52416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155305">
                <text:p>2.1553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839524">
                <text:p>1.8395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458372">
                <text:p>3.4583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18119">
                <text:p>2.181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778639">
                <text:p>1.77863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779685">
                <text:p>0.7796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12392">
                <text:p>0.91239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813539">
                <text:p>0.8135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183429">
                <text:p>2.1834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81557">
                <text:p>0.8155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860622">
                <text:p>0.8606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899475">
                <text:p>0.8994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52029">
                <text:p>0.8520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794997">
                <text:p>0.7949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08434">
                <text:p>0.80843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777549">
                <text:p>0.7775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143173">
                <text:p>1.14317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735153">
                <text:p>0.7351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314266">
                <text:p>1.31426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018382">
                <text:p>1.01838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50265">
                <text:p>1.5026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73265">
                <text:p>1.7326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889524">
                <text:p>1.8895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079007">
                <text:p>1.0790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425664">
                <text:p>3.4256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899784">
                <text:p>1.89978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810351">
                <text:p>3.8103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534573">
                <text:p>2.53457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377235">
                <text:p>1.37723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549577">
                <text:p>1.5495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3182">
                <text:p>0.9318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190464">
                <text:p>1.19046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767289">
                <text:p>0.76728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220256">
                <text:p>1.2202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781455">
                <text:p>0.7814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259683">
                <text:p>1.25968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55101">
                <text:p>0.85510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160564">
                <text:p>2.1605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851404">
                <text:p>0.8514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842132">
                <text:p>0.84213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898486">
                <text:p>0.89848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133798">
                <text:p>1.1337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69423">
                <text:p>0.9694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009996">
                <text:p>1.0099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554265">
                <text:p>1.5542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3083">
                <text:p>0.9308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794681">
                <text:p>1.7946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634622">
                <text:p>3.6346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.463937">
                <text:p>19.4639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879993">
                <text:p>1.8799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027756">
                <text:p>1.0277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910097">
                <text:p>1.91009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445724">
                <text:p>1.4457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180044">
                <text:p>2.1800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878423">
                <text:p>3.8784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834052">
                <text:p>2.8340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797017">
                <text:p>3.79701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67791">
                <text:p>1.677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452807">
                <text:p>1.4528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24528">
                <text:p>0.9245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881507">
                <text:p>0.8815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9083">
                <text:p>0.7908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100777">
                <text:p>1.1007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71299">
                <text:p>0.7712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22911">
                <text:p>1.229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713">
                <text:p>0.77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222547">
                <text:p>1.22254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04369">
                <text:p>2.043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35727">
                <text:p>0.7357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221714">
                <text:p>1.2217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79007">
                <text:p>0.77900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534265">
                <text:p>1.53426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996559">
                <text:p>0.99655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646869">
                <text:p>1.64686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484526">
                <text:p>1.48452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763118">
                <text:p>1.7631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279162">
                <text:p>1.27916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503588">
                <text:p>1.50358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229314">
                <text:p>2.2293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419526">
                <text:p>1.4195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586974">
                <text:p>1.58697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441661">
                <text:p>1.4416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227808">
                <text:p>1.227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711cm" svg:height="6.057cm" xlink:href=".." xlink:type="simple" chart:class="chart:line" chart:style-name="ch1">
        <chart:legend chart:legend-position="end" svg:x="10.945cm" svg:y="2.53cm" style:legend-expansion="high" chart:style-name="ch2"/>
        <chart:plot-area chart:style-name="ch3" table:cell-range-address="Sheet1.A1:Sheet1.A735" chart:data-source-has-labels="row" svg:x="0.274cm" svg:y="0.121cm" svg:width="10.397cm" svg:height="5.815cm">
          <chartooo:coordinate-region svg:x="1.186cm" svg:y="0.242cm" svg:width="9.485cm" svg:height="4.6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735" chart:label-cell-address="Sheet1.A1:Sheet1.A1" chart:class="chart:line">
            <chart:data-point chart:repeated="7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mmy Data
(Baseline)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124">
                <text:p>0.028124</text:p>
                <draw:g>
                  <svg:desc>Sheet1.A2:Sheet1.A7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709">
                <text:p>0.027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6614">
                <text:p>0.026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906">
                <text:p>0.028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7291">
                <text:p>0.027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8229">
                <text:p>0.028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7969">
                <text:p>0.0279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9167">
                <text:p>0.0291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6719">
                <text:p>0.026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9427">
                <text:p>0.0294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7239">
                <text:p>0.0272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8386">
                <text:p>0.028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9062">
                <text:p>0.0290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7032">
                <text:p>0.027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8229">
                <text:p>0.0282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9426">
                <text:p>0.029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8542">
                <text:p>0.0285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8802">
                <text:p>0.0288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9219">
                <text:p>0.0292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6874">
                <text:p>0.0268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974">
                <text:p>0.0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7864">
                <text:p>0.0278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7708">
                <text:p>0.0277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8073">
                <text:p>0.0280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7708">
                <text:p>0.0277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7865">
                <text:p>0.0278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776">
                <text:p>0.027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651">
                <text:p>0.036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9844">
                <text:p>0.0398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4322">
                <text:p>0.0543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276">
                <text:p>0.032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9375">
                <text:p>0.02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6822">
                <text:p>0.0268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901">
                <text:p>0.029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8593">
                <text:p>0.0285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7084">
                <text:p>0.027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8229">
                <text:p>0.0282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8802">
                <text:p>0.0288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7552">
                <text:p>0.0275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7708">
                <text:p>0.0277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8958">
                <text:p>0.0289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9219">
                <text:p>0.0292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6926">
                <text:p>0.0269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901">
                <text:p>0.029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7761">
                <text:p>0.0277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6822">
                <text:p>0.0268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0052">
                <text:p>0.0300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9375">
                <text:p>0.029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7396">
                <text:p>0.0273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7499">
                <text:p>0.0274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677">
                <text:p>0.026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9063">
                <text:p>0.0290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6874">
                <text:p>0.0268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8073">
                <text:p>0.0280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9322">
                <text:p>0.0293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8906">
                <text:p>0.0289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7448">
                <text:p>0.0274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8542">
                <text:p>0.0285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6926">
                <text:p>0.0269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8386">
                <text:p>0.0283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9426">
                <text:p>0.0294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7084">
                <text:p>0.0270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6719">
                <text:p>0.0267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8281">
                <text:p>0.0282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7552">
                <text:p>0.0275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7552">
                <text:p>0.0275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677">
                <text:p>0.026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8229">
                <text:p>0.0282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9063">
                <text:p>0.0290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8281">
                <text:p>0.0282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9062">
                <text:p>0.0290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7084">
                <text:p>0.0270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6822">
                <text:p>0.0268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8281">
                <text:p>0.0282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6667">
                <text:p>0.02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7552">
                <text:p>0.0275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8593">
                <text:p>0.0285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7344">
                <text:p>0.0273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901">
                <text:p>0.029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6926">
                <text:p>0.0269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0781">
                <text:p>0.0307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9323">
                <text:p>0.0293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7239">
                <text:p>0.0272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7708">
                <text:p>0.0277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7188">
                <text:p>0.0271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8958">
                <text:p>0.0289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7084">
                <text:p>0.0270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9166">
                <text:p>0.0291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9322">
                <text:p>0.0293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28073">
                <text:p>0.0280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6874">
                <text:p>0.0268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927">
                <text:p>0.029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8073">
                <text:p>0.0280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7865">
                <text:p>0.0278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7395">
                <text:p>0.0273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776">
                <text:p>0.027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30781">
                <text:p>0.0307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9583">
                <text:p>0.0295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6771">
                <text:p>0.0267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2292">
                <text:p>0.0322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7395">
                <text:p>0.0273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0625">
                <text:p>0.0306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27344">
                <text:p>0.0273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8906">
                <text:p>0.0289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8593">
                <text:p>0.0285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724">
                <text:p>0.027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30364">
                <text:p>0.0303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9219">
                <text:p>0.0292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7343">
                <text:p>0.0273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5365">
                <text:p>0.0253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4947">
                <text:p>0.0249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25833">
                <text:p>0.0258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9531">
                <text:p>0.0295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7448">
                <text:p>0.0274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9166">
                <text:p>0.0291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27448">
                <text:p>0.0274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8021">
                <text:p>0.0280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2724">
                <text:p>0.027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30261">
                <text:p>0.0302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8593">
                <text:p>0.0285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8594">
                <text:p>0.0285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29843">
                <text:p>0.0298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8281">
                <text:p>0.02828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7239">
                <text:p>0.0272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8542">
                <text:p>0.0285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28854">
                <text:p>0.0288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8385">
                <text:p>0.0283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8906">
                <text:p>0.0289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8542">
                <text:p>0.0285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7916">
                <text:p>0.0279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7396">
                <text:p>0.0273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9583">
                <text:p>0.0295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3026">
                <text:p>0.030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28646">
                <text:p>0.0286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29322">
                <text:p>0.0293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9323">
                <text:p>0.0293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9583">
                <text:p>0.0295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8697">
                <text:p>0.0286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9011">
                <text:p>0.0290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28645">
                <text:p>0.0286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2724">
                <text:p>0.027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7344">
                <text:p>0.0273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802">
                <text:p>0.028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28438">
                <text:p>0.0284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8802">
                <text:p>0.0288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3026">
                <text:p>0.030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28281">
                <text:p>0.0282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5833">
                <text:p>0.0258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6771">
                <text:p>0.0267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5625">
                <text:p>0.0256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60833">
                <text:p>0.0608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31718">
                <text:p>0.0317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27813">
                <text:p>0.0278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5468">
                <text:p>0.0254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24844">
                <text:p>0.0248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4844">
                <text:p>0.0248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5781">
                <text:p>0.0257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4843">
                <text:p>0.0248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4427">
                <text:p>0.0244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5677">
                <text:p>0.0256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5781">
                <text:p>0.0257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4792">
                <text:p>0.0247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5625">
                <text:p>0.0256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4999">
                <text:p>0.0249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25209">
                <text:p>0.0252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33854">
                <text:p>0.0338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25365">
                <text:p>0.0253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4947">
                <text:p>0.02494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4636">
                <text:p>0.0246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5677">
                <text:p>0.0256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4947">
                <text:p>0.0249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25209">
                <text:p>0.0252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26718">
                <text:p>0.0267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4844">
                <text:p>0.0248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25729">
                <text:p>0.0257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24843">
                <text:p>0.0248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25833">
                <text:p>0.0258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3849">
                <text:p>0.038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25416">
                <text:p>0.0254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2552">
                <text:p>0.025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73906">
                <text:p>0.0739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24895">
                <text:p>0.02489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25469">
                <text:p>0.0254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26562">
                <text:p>0.0265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25729">
                <text:p>0.0257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25521">
                <text:p>0.0255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25885">
                <text:p>0.0258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29115">
                <text:p>0.0291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2526">
                <text:p>0.0252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26094">
                <text:p>0.0260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2802">
                <text:p>0.028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27344">
                <text:p>0.0273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2526">
                <text:p>0.025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26719">
                <text:p>0.0267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25416">
                <text:p>0.0254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24584">
                <text:p>0.0245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26093">
                <text:p>0.0260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27761">
                <text:p>0.0277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26041">
                <text:p>0.0260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25521">
                <text:p>0.02552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27031">
                <text:p>0.0270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33437">
                <text:p>0.0334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42552">
                <text:p>0.0425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25729">
                <text:p>0.02572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3526">
                <text:p>0.035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26406">
                <text:p>0.0264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25469">
                <text:p>0.0254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2526">
                <text:p>0.025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24114">
                <text:p>0.0241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25677">
                <text:p>0.0256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27917">
                <text:p>0.02791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27761">
                <text:p>0.02776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25468">
                <text:p>0.0254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24844">
                <text:p>0.0248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26771">
                <text:p>0.0267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26145">
                <text:p>0.0261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25938">
                <text:p>0.02593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27604">
                <text:p>0.0276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26458">
                <text:p>0.0264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24636">
                <text:p>0.0246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25208">
                <text:p>0.0252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26302">
                <text:p>0.0263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2526">
                <text:p>0.025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26407">
                <text:p>0.0264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24791">
                <text:p>0.0247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27813">
                <text:p>0.0278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26041">
                <text:p>0.0260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25209">
                <text:p>0.0252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28176">
                <text:p>0.0281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26146">
                <text:p>0.02614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25885">
                <text:p>0.02588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25417">
                <text:p>0.0254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2776">
                <text:p>0.027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25677">
                <text:p>0.0256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27292">
                <text:p>0.0272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23958">
                <text:p>0.0239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24791">
                <text:p>0.0247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25729">
                <text:p>0.0257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24843">
                <text:p>0.0248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25417">
                <text:p>0.0254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25416">
                <text:p>0.0254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25209">
                <text:p>0.02520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25886">
                <text:p>0.02588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26301">
                <text:p>0.02630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27813">
                <text:p>0.0278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30625">
                <text:p>0.0306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25781">
                <text:p>0.02578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26354">
                <text:p>0.02635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25885">
                <text:p>0.0258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2776">
                <text:p>0.0277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28542">
                <text:p>0.02854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25468">
                <text:p>0.02546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25573">
                <text:p>0.02557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29896">
                <text:p>0.0298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26302">
                <text:p>0.02630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2802">
                <text:p>0.028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25833">
                <text:p>0.0258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25469">
                <text:p>0.02546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25677">
                <text:p>0.02567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29322">
                <text:p>0.0293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26719">
                <text:p>0.0267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2526">
                <text:p>0.0252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26875">
                <text:p>0.0268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30573">
                <text:p>0.03057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27396">
                <text:p>0.0273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27239">
                <text:p>0.0272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26302">
                <text:p>0.0263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25156">
                <text:p>0.0251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2474">
                <text:p>0.0247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26458">
                <text:p>0.02645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24688">
                <text:p>0.0246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25781">
                <text:p>0.02578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24895">
                <text:p>0.02489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25625">
                <text:p>0.0256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25469">
                <text:p>0.0254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26354">
                <text:p>0.0263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25416">
                <text:p>0.0254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24792">
                <text:p>0.0247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24791">
                <text:p>0.0247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24636">
                <text:p>0.02463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24687">
                <text:p>0.02468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25521">
                <text:p>0.02552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25833">
                <text:p>0.0258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25781">
                <text:p>0.0257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26198">
                <text:p>0.02619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27343">
                <text:p>0.0273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26042">
                <text:p>0.02604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25364">
                <text:p>0.0253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30469">
                <text:p>0.0304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25052">
                <text:p>0.0250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25937">
                <text:p>0.02593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24844">
                <text:p>0.0248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24792">
                <text:p>0.02479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24791">
                <text:p>0.0247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26042">
                <text:p>0.02604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24479">
                <text:p>0.02447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25051">
                <text:p>0.0250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25261">
                <text:p>0.02526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24322">
                <text:p>0.0243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2474">
                <text:p>0.02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05cm" svg:height="6.04cm" xlink:href=".." xlink:type="simple" chart:class="chart:line" chart:style-name="ch1">
        <chart:legend chart:legend-position="end" svg:x="11.575cm" svg:y="2.522cm" style:legend-expansion="high" chart:style-name="ch2"/>
        <chart:plot-area chart:style-name="ch3" table:cell-range-address="'Buffer 1000'.A1:'Buffer 1000'.A99" chart:data-source-has-labels="row" svg:x="0.292cm" svg:y="0.12cm" svg:width="10.991cm" svg:height="5.8cm">
          <chartooo:coordinate-region svg:x="1.39cm" svg:y="0.319cm" svg:width="9.855cm" svg:height="4.8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uffer 1000'.A2:'Buffer 1000'.A99" chart:label-cell-address="'Buffer 1000'.A1:'Buffer 1000'.A1" chart:class="chart:line"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fer 
Not Connected</text:p>
                <draw:g>
                  <svg:desc>'Buffer 1000'.A1:'Buffer 1000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459">
                <text:p>0.006459</text:p>
                <draw:g>
                  <svg:desc>'Buffer 1000'.A2:'Buffer 1000'.A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459">
                <text:p>0.006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406">
                <text:p>0.006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562">
                <text:p>0.006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51">
                <text:p>0.00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511">
                <text:p>0.006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51">
                <text:p>0.00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458">
                <text:p>0.006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667">
                <text:p>0.00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667">
                <text:p>0.00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667">
                <text:p>0.00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667">
                <text:p>0.00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667">
                <text:p>0.00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198">
                <text:p>0.006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198">
                <text:p>0.006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146">
                <text:p>0.006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98">
                <text:p>0.0061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146">
                <text:p>0.006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198">
                <text:p>0.006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5937">
                <text:p>0.0059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5157">
                <text:p>0.005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5104">
                <text:p>0.005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438">
                <text:p>0.003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438">
                <text:p>0.0034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437">
                <text:p>0.0034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719">
                <text:p>0.0017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719">
                <text:p>0.0017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666">
                <text:p>0.0016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667">
                <text:p>0.001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666">
                <text:p>0.001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667">
                <text:p>0.001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667">
                <text:p>0.001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666">
                <text:p>0.001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666">
                <text:p>0.001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667">
                <text:p>0.001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08">
                <text:p>0.0002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42cm" svg:height="6.405cm" xlink:href=".." xlink:type="simple" chart:class="chart:line" chart:style-name="ch1">
        <chart:legend chart:legend-position="end" svg:x="12.347cm" svg:y="2.704cm" style:legend-expansion="high" chart:style-name="ch2"/>
        <chart:plot-area chart:style-name="ch3" table:cell-range-address="'Buffer 1000'.B1:'Buffer 1000'.B99" chart:data-source-has-labels="row" svg:x="0.294cm" svg:y="0.128cm" svg:width="11.759cm" svg:height="6.149cm">
          <chartooo:coordinate-region svg:x="0.915cm" svg:y="0.327cm" svg:width="11.138cm" svg:height="5.1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uffer 1000'.B2:'Buffer 1000'.B99" chart:label-cell-address="'Buffer 1000'.B1:'Buffer 1000'.B1" chart:class="chart:line"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fer 
Connected</text:p>
                <draw:g>
                  <svg:desc>'Buffer 1000'.B1:'Buffer 1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24578">
                <text:p>3.924578</text:p>
                <draw:g>
                  <svg:desc>'Buffer 1000'.B2:'Buffer 1000'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89997">
                <text:p>1.789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14893">
                <text:p>2.614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93071">
                <text:p>1.493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979">
                <text:p>0.97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6248">
                <text:p>0.926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6248">
                <text:p>0.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9682">
                <text:p>2.29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1953">
                <text:p>1.41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86716">
                <text:p>1.586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6769">
                <text:p>1.256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92186">
                <text:p>1.392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0259">
                <text:p>1.170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40207">
                <text:p>1.340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9113">
                <text:p>1.169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16716">
                <text:p>2.216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52864">
                <text:p>1.152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6092">
                <text:p>0.996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5832">
                <text:p>0.9958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05935">
                <text:p>1.6059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0675">
                <text:p>1.290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45203">
                <text:p>4.545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13278">
                <text:p>1.8132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10258">
                <text:p>2.010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3229">
                <text:p>1.732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11716">
                <text:p>2.1117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40102">
                <text:p>1.740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49476">
                <text:p>2.049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42341">
                <text:p>2.042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42341">
                <text:p>2.042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97077">
                <text:p>4.8970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60779">
                <text:p>2.0607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39216">
                <text:p>1.939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36821">
                <text:p>1.736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18696">
                <text:p>1.4186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24007">
                <text:p>2.4240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26353">
                <text:p>1.326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36613">
                <text:p>1.2366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41508">
                <text:p>1.341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90467">
                <text:p>1.2904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27603">
                <text:p>1.2276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85103">
                <text:p>1.0851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21873">
                <text:p>1.521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07915">
                <text:p>1.3079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07915">
                <text:p>1.3079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979942">
                <text:p>3.979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72498">
                <text:p>1.7724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85518">
                <text:p>2.2855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000098">
                <text:p>5.000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31508">
                <text:p>1.6315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50102">
                <text:p>1.550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46769">
                <text:p>1.5467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45415">
                <text:p>1.5454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36664">
                <text:p>1.5366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36664">
                <text:p>1.5366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71351">
                <text:p>2.9713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68176">
                <text:p>1.1681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29634">
                <text:p>1.1296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13593">
                <text:p>1.1135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44946">
                <text:p>1.2449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35936">
                <text:p>1.2359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35935">
                <text:p>1.5359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13748">
                <text:p>2.0137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27497">
                <text:p>1.9274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41091">
                <text:p>1.9410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0984">
                <text:p>3.009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0984">
                <text:p>3.009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816505">
                <text:p>4.816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13696">
                <text:p>1.513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7932">
                <text:p>1.579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13228">
                <text:p>1.5132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13696">
                <text:p>1.513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2182">
                <text:p>1.521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86404">
                <text:p>2.3864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13592">
                <text:p>1.1135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17393">
                <text:p>2.1173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19634">
                <text:p>1.5196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92706">
                <text:p>1.5927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66351">
                <text:p>2.0663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30518">
                <text:p>2.0305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49425">
                <text:p>1.949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60882">
                <text:p>2.6608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66924">
                <text:p>2.7669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37287">
                <text:p>3.3372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45415">
                <text:p>1.5454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5519">
                <text:p>0.875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5519">
                <text:p>0.8755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177">
                <text:p>0.89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038">
                <text:p>1.50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8531">
                <text:p>1.485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8531">
                <text:p>1.485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89426">
                <text:p>0.8894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89426">
                <text:p>0.8894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64634">
                <text:p>1.3646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02081">
                <text:p>1.1020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45051">
                <text:p>1.2450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36299">
                <text:p>1.9362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164cm" svg:height="6.405cm" xlink:href=".." xlink:type="simple" chart:class="chart:line" chart:style-name="ch1">
        <chart:legend chart:legend-position="end" svg:x="10.134cm" svg:y="2.704cm" style:legend-expansion="high" chart:style-name="ch2"/>
        <chart:plot-area chart:style-name="ch3" table:cell-range-address="'Buffer 10000'.A1:'Buffer 10000'.A99" chart:data-source-has-labels="row" svg:x="0.263cm" svg:y="0.128cm" svg:width="9.608cm" svg:height="6.149cm">
          <chartooo:coordinate-region svg:x="1.361cm" svg:y="0.327cm" svg:width="8.51cm" svg:height="5.1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uffer 10000'.A2:'Buffer 10000'.A99" chart:label-cell-address="'Buffer 10000'.A1:'Buffer 10000'.A1" chart:class="chart:line"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fer 
Not Connected</text:p>
                <draw:g>
                  <svg:desc>'Buffer 10000'.A1:'Buffer 10000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459">
                <text:p>0.006459</text:p>
                <draw:g>
                  <svg:desc>'Buffer 10000'.A2:'Buffer 10000'.A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458">
                <text:p>0.006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51">
                <text:p>0.00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562">
                <text:p>0.006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563">
                <text:p>0.006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51">
                <text:p>0.00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511">
                <text:p>0.006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563">
                <text:p>0.006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823">
                <text:p>0.006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77">
                <text:p>0.00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771">
                <text:p>0.006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718">
                <text:p>0.006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875">
                <text:p>0.00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302">
                <text:p>0.006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302">
                <text:p>0.006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7188">
                <text:p>0.007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354">
                <text:p>0.006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302">
                <text:p>0.0063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354">
                <text:p>0.006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54">
                <text:p>0.006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354">
                <text:p>0.006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302">
                <text:p>0.006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354">
                <text:p>0.006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6146">
                <text:p>0.006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198">
                <text:p>0.006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26">
                <text:p>0.005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688">
                <text:p>0.004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843">
                <text:p>0.0048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073">
                <text:p>0.003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917">
                <text:p>0.0029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968">
                <text:p>0.002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969">
                <text:p>0.0029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917">
                <text:p>0.0029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917">
                <text:p>0.0029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875">
                <text:p>0.00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146">
                <text:p>0.0011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313">
                <text:p>0.0003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312">
                <text:p>0.000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312">
                <text:p>0.0003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312">
                <text:p>0.0003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64">
                <text:p>0.0003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6">
                <text:p>0.000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83cm" svg:height="5.874cm" xlink:href=".." xlink:type="simple" chart:class="chart:line" chart:style-name="ch1">
        <chart:legend chart:legend-position="end" svg:x="10.988cm" svg:y="2.439cm" style:legend-expansion="high" chart:style-name="ch2"/>
        <chart:plot-area chart:style-name="ch3" table:cell-range-address="'Buffer 10000'.B1:'Buffer 10000'.B99" chart:data-source-has-labels="row" svg:x="0.267cm" svg:y="0.117cm" svg:width="10.454cm" svg:height="5.64cm">
          <chartooo:coordinate-region svg:x="0.703cm" svg:y="0.316cm" svg:width="9.797cm" svg:height="4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uffer 10000'.B2:'Buffer 10000'.B99" chart:label-cell-address="'Buffer 10000'.B1:'Buffer 10000'.B1" chart:class="chart:line"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fer 
Connected</text:p>
                <draw:g>
                  <svg:desc>'Buffer 10000'.B1:'Buffer 10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75788">
                <text:p>1.275788</text:p>
                <draw:g>
                  <svg:desc>'Buffer 10000'.B2:'Buffer 10000'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5788">
                <text:p>1.275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8035">
                <text:p>2.698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3912">
                <text:p>1.143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1516">
                <text:p>0.991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7193">
                <text:p>1.017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9015">
                <text:p>0.869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4432">
                <text:p>1.014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80997">
                <text:p>1.380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9536">
                <text:p>0.9695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07722">
                <text:p>2.507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48912">
                <text:p>1.248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23964">
                <text:p>1.123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22766">
                <text:p>0.922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12091">
                <text:p>1.612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77873">
                <text:p>1.4778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52193">
                <text:p>1.152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0657">
                <text:p>1.50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79642">
                <text:p>1.2796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79642">
                <text:p>1.279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79642">
                <text:p>1.279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5304">
                <text:p>3.75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61364">
                <text:p>1.961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04436">
                <text:p>1.604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5636">
                <text:p>1.05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5636">
                <text:p>1.05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5636">
                <text:p>1.05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058932">
                <text:p>5.058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058932">
                <text:p>5.058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058932">
                <text:p>5.058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058932">
                <text:p>5.0589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726196">
                <text:p>9.726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70265">
                <text:p>0.870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0265">
                <text:p>0.8702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7974">
                <text:p>0.9879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69849">
                <text:p>0.8698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48862">
                <text:p>1.6488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9432">
                <text:p>0.9894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74954">
                <text:p>1.2749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74954">
                <text:p>1.2749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74954">
                <text:p>1.274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74954">
                <text:p>1.2749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74954">
                <text:p>1.2749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74954">
                <text:p>1.2749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74954">
                <text:p>1.2749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89537">
                <text:p>1.0895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5474">
                <text:p>1.0054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6463">
                <text:p>1.0064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30006">
                <text:p>1.130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12819">
                <text:p>1.1128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24748">
                <text:p>1.624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82718">
                <text:p>1.8827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61517">
                <text:p>1.3615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26674">
                <text:p>1.426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26674">
                <text:p>1.4266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26674">
                <text:p>1.426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228282">
                <text:p>10.2282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80067">
                <text:p>2.8800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60012">
                <text:p>2.2600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86728">
                <text:p>1.8867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52978">
                <text:p>1.8529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17822">
                <text:p>1.8178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68448">
                <text:p>1.8684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5876">
                <text:p>1.958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422523">
                <text:p>4.422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99493">
                <text:p>2.7994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33398">
                <text:p>2.4333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71995">
                <text:p>3.0719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1715">
                <text:p>2.817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7163">
                <text:p>2.871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54647">
                <text:p>2.3546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08911">
                <text:p>0.9089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55216">
                <text:p>1.3552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68655">
                <text:p>1.8686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49484">
                <text:p>0.9494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76361">
                <text:p>1.2763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94127">
                <text:p>2.2941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294127">
                <text:p>2.294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94127">
                <text:p>2.2941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94779">
                <text:p>7.6947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59731">
                <text:p>3.597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59963">
                <text:p>2.7599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12977">
                <text:p>1.7129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44595">
                <text:p>2.144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96879">
                <text:p>0.7968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5578">
                <text:p>0.8455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20005">
                <text:p>0.920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54796">
                <text:p>0.8547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16932">
                <text:p>1.0169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12921">
                <text:p>0.9129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2921">
                <text:p>0.912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2921">
                <text:p>0.912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12921">
                <text:p>0.9129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476059">
                <text:p>13.476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64171">
                <text:p>0.8641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1463">
                <text:p>1.0014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46829">
                <text:p>1.1468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63234">
                <text:p>0.8632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